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0.878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2.424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1.605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006600" fo:font-weight="bold" style:font-weight-asian="bold" style:font-weight-complex="bold"/>
    </style:style>
    <style:style style:name="ce5" style:family="table-cell" style:parent-style-name="Default" style:data-style-name="N0">
      <style:text-properties fo:color="#006600" fo:font-weight="bold" style:font-weight-asian="bold" style:font-weight-complex="bold"/>
    </style:style>
    <style:style style:name="ce6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color="#ff950e" fo:font-weight="bold" style:font-weight-asian="bold" style:font-weight-complex="bold"/>
    </style:style>
    <style:style style:name="ce7" style:family="table-cell" style:parent-style-name="Default" style:data-style-name="N100">
      <style:text-properties fo:color="#ff950e" fo:font-weight="bold" style:font-weight-asian="bold" style:font-weight-complex="bold"/>
    </style:style>
    <style:style style:name="ce8" style:family="table-cell" style:parent-style-name="Default">
      <style:text-properties style:font-name="Liberation Sans" style:font-name-asian="WenQuanYi Micro Hei" style:font-name-complex="FreeSans"/>
    </style:style>
    <style:style style:name="ce9" style:family="table-cell" style:parent-style-name="Default">
      <style:map style:condition="cell-content()=nok" style:apply-style-name="NOK" style:base-cell-address="Tabelle1.G1"/>
    </style:style>
    <style:style style:name="ce10" style:family="table-cell" style:parent-style-name="Default">
      <style:map style:condition="cell-content()=nok" style:apply-style-name="NOK" style:base-cell-address="Tabelle1.G5"/>
    </style:style>
    <style:style style:name="ce11" style:family="table-cell" style:parent-style-name="Default">
      <style:map style:condition="cell-content()=nok" style:apply-style-name="NOK" style:base-cell-address="Tabelle1.G1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5"/>
        <table:table-column table:style-name="co5" table:default-cell-style-name="ce7"/>
        <table:table-column table:style-name="co6" table:default-cell-style-name="ce2"/>
        <table:table-column table:style-name="co7" table:default-cell-style-name="ce9"/>
        <table:table-column table:style-name="co3" table:number-columns-repeated="1009" table:default-cell-style-name="ce2"/>
        <table:table-column table:style-name="co3" table:number-columns-repeated="8" table:default-cell-style-name="Default"/>
        <table:table-row table:style-name="ro1">
          <table:table-cell table:style-name="ce1" table:number-columns-repeated="3"/>
          <table:table-cell table:style-name="ce4" office:value-type="string" calcext:value-type="string">
            <text:p># In Textdatei kopieren</text:p>
          </table:table-cell>
          <table:table-cell table:style-name="ce6" office:value-type="string" calcext:value-type="string">
            <text:p>$test_results einfügen</text:p>
          </table:table-cell>
          <table:table-cell table:style-name="ce1"/>
          <table:table-cell/>
          <table:table-cell table:style-name="ce1"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BR</text:p>
          </table:table-cell>
          <table:table-cell office:value-type="string" calcext:value-type="string">
            <text:p>01</text:p>
          </table:table-cell>
          <table:table-cell/>
          <table:table-cell table:formula="of:=IF([.A3]=&quot;&quot;;&quot;&quot;;CONCATENATE(&quot; &quot;;[.A3];&quot; &quot;;[.B3];&quot; &quot;))" office:value-type="string" office:string-value=" BR 01 " calcext:value-type="string">
            <text:p><text:s/>BR 01 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1</text:p>
          </table:table-cell>
          <table:table-cell/>
          <table:table-cell table:formula="of:=IF([.A5]=&quot;&quot;;&quot;&quot;;CONCATENATE(&quot; &quot;;[.A5];&quot; &quot;;[.B5];&quot; &quot;))" office:value-type="string" office:string-value=" 01 2001 " calcext:value-type="string">
            <text:p><text:s/>01 2001 </text:p>
          </table:table-cell>
          <table:table-cell office:value-type="string" calcext:value-type="string">
            <text:p>01 2001</text:p>
          </table:table-cell>
          <table:table-cell table:style-name="ce8" table:formula="of:=IF([.A5]=&quot;&quot;;&quot;&quot;;CONCATENATE(&quot; &quot;;[.E5];&quot; &quot;))" office:value-type="string" office:string-value=" 01 2001 " calcext:value-type="string">
            <text:p><text:s/>01 2001 </text:p>
          </table:table-cell>
          <table:table-cell table:style-name="ce10" table:formula="of:=IF([.A5]=&quot;&quot;;&quot;&quot;;IF([.D5]=[.F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2</text:p>
          </table:table-cell>
          <table:table-cell/>
          <table:table-cell table:formula="of:=IF([.A6]=&quot;&quot;;&quot;&quot;;CONCATENATE(&quot; &quot;;[.A6];&quot; &quot;;[.B6];&quot; &quot;))" office:value-type="string" office:string-value=" 01 2002 " calcext:value-type="string">
            <text:p><text:s/>01 2002 </text:p>
          </table:table-cell>
          <table:table-cell office:value-type="string" calcext:value-type="string">
            <text:p>01 2002</text:p>
          </table:table-cell>
          <table:table-cell table:style-name="ce8" table:formula="of:=IF([.A6]=&quot;&quot;;&quot;&quot;;CONCATENATE(&quot; &quot;;[.E6];&quot; &quot;))" office:value-type="string" office:string-value=" 01 2002 " calcext:value-type="string">
            <text:p><text:s/>01 2002 </text:p>
          </table:table-cell>
          <table:table-cell table:style-name="ce10" table:formula="of:=IF([.A6]=&quot;&quot;;&quot;&quot;;IF([.D6]=[.F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3</text:p>
          </table:table-cell>
          <table:table-cell/>
          <table:table-cell table:formula="of:=IF([.A7]=&quot;&quot;;&quot;&quot;;CONCATENATE(&quot; &quot;;[.A7];&quot; &quot;;[.B7];&quot; &quot;))" office:value-type="string" office:string-value=" 01 2003 " calcext:value-type="string">
            <text:p><text:s/>01 2003 </text:p>
          </table:table-cell>
          <table:table-cell office:value-type="string" calcext:value-type="string">
            <text:p>01 2003</text:p>
          </table:table-cell>
          <table:table-cell table:style-name="ce8" table:formula="of:=IF([.A7]=&quot;&quot;;&quot;&quot;;CONCATENATE(&quot; &quot;;[.E7];&quot; &quot;))" office:value-type="string" office:string-value=" 01 2003 " calcext:value-type="string">
            <text:p><text:s/>01 2003 </text:p>
          </table:table-cell>
          <table:table-cell table:style-name="ce11" table:formula="of:=IF([.A7]=&quot;&quot;;&quot;&quot;;IF([.D7]=[.F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4</text:p>
          </table:table-cell>
          <table:table-cell/>
          <table:table-cell table:formula="of:=IF([.A8]=&quot;&quot;;&quot;&quot;;CONCATENATE(&quot; &quot;;[.A8];&quot; &quot;;[.B8];&quot; &quot;))" office:value-type="string" office:string-value=" 01 2004 " calcext:value-type="string">
            <text:p><text:s/>01 2004 </text:p>
          </table:table-cell>
          <table:table-cell office:value-type="string" calcext:value-type="string">
            <text:p>01 2004</text:p>
          </table:table-cell>
          <table:table-cell table:style-name="ce8" table:formula="of:=IF([.A8]=&quot;&quot;;&quot;&quot;;CONCATENATE(&quot; &quot;;[.E8];&quot; &quot;))" office:value-type="string" office:string-value=" 01 2004 " calcext:value-type="string">
            <text:p><text:s/>01 2004 </text:p>
          </table:table-cell>
          <table:table-cell table:style-name="ce11" table:formula="of:=IF([.A8]=&quot;&quot;;&quot;&quot;;IF([.D8]=[.F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5</text:p>
          </table:table-cell>
          <table:table-cell/>
          <table:table-cell table:formula="of:=IF([.A9]=&quot;&quot;;&quot;&quot;;CONCATENATE(&quot; &quot;;[.A9];&quot; &quot;;[.B9];&quot; &quot;))" office:value-type="string" office:string-value=" 01 2005 " calcext:value-type="string">
            <text:p><text:s/>01 2005 </text:p>
          </table:table-cell>
          <table:table-cell office:value-type="string" calcext:value-type="string">
            <text:p>01 2005</text:p>
          </table:table-cell>
          <table:table-cell table:style-name="ce8" table:formula="of:=IF([.A9]=&quot;&quot;;&quot;&quot;;CONCATENATE(&quot; &quot;;[.E9];&quot; &quot;))" office:value-type="string" office:string-value=" 01 2005 " calcext:value-type="string">
            <text:p><text:s/>01 2005 </text:p>
          </table:table-cell>
          <table:table-cell table:style-name="ce11" table:formula="of:=IF([.A9]=&quot;&quot;;&quot;&quot;;IF([.D9]=[.F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6</text:p>
          </table:table-cell>
          <table:table-cell/>
          <table:table-cell table:formula="of:=IF([.A10]=&quot;&quot;;&quot;&quot;;CONCATENATE(&quot; &quot;;[.A10];&quot; &quot;;[.B10];&quot; &quot;))" office:value-type="string" office:string-value=" 01 2006 " calcext:value-type="string">
            <text:p><text:s/>01 2006 </text:p>
          </table:table-cell>
          <table:table-cell office:value-type="string" calcext:value-type="string">
            <text:p>01 2006</text:p>
          </table:table-cell>
          <table:table-cell table:style-name="ce8" table:formula="of:=IF([.A10]=&quot;&quot;;&quot;&quot;;CONCATENATE(&quot; &quot;;[.E10];&quot; &quot;))" office:value-type="string" office:string-value=" 01 2006 " calcext:value-type="string">
            <text:p><text:s/>01 2006 </text:p>
          </table:table-cell>
          <table:table-cell table:style-name="ce11" table:formula="of:=IF([.A10]=&quot;&quot;;&quot;&quot;;IF([.D10]=[.F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7</text:p>
          </table:table-cell>
          <table:table-cell/>
          <table:table-cell table:formula="of:=IF([.A11]=&quot;&quot;;&quot;&quot;;CONCATENATE(&quot; &quot;;[.A11];&quot; &quot;;[.B11];&quot; &quot;))" office:value-type="string" office:string-value=" 01 2007 " calcext:value-type="string">
            <text:p><text:s/>01 2007 </text:p>
          </table:table-cell>
          <table:table-cell office:value-type="string" calcext:value-type="string">
            <text:p>01 2007</text:p>
          </table:table-cell>
          <table:table-cell table:style-name="ce8" table:formula="of:=IF([.A11]=&quot;&quot;;&quot;&quot;;CONCATENATE(&quot; &quot;;[.E11];&quot; &quot;))" office:value-type="string" office:string-value=" 01 2007 " calcext:value-type="string">
            <text:p><text:s/>01 2007 </text:p>
          </table:table-cell>
          <table:table-cell table:style-name="ce11" table:formula="of:=IF([.A11]=&quot;&quot;;&quot;&quot;;IF([.D11]=[.F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8</text:p>
          </table:table-cell>
          <table:table-cell/>
          <table:table-cell table:formula="of:=IF([.A12]=&quot;&quot;;&quot;&quot;;CONCATENATE(&quot; &quot;;[.A12];&quot; &quot;;[.B12];&quot; &quot;))" office:value-type="string" office:string-value=" 01 2008 " calcext:value-type="string">
            <text:p><text:s/>01 2008 </text:p>
          </table:table-cell>
          <table:table-cell office:value-type="string" calcext:value-type="string">
            <text:p>01 2008</text:p>
          </table:table-cell>
          <table:table-cell table:style-name="ce8" table:formula="of:=IF([.A12]=&quot;&quot;;&quot;&quot;;CONCATENATE(&quot; &quot;;[.E12];&quot; &quot;))" office:value-type="string" office:string-value=" 01 2008 " calcext:value-type="string">
            <text:p><text:s/>01 2008 </text:p>
          </table:table-cell>
          <table:table-cell table:style-name="ce11" table:formula="of:=IF([.A12]=&quot;&quot;;&quot;&quot;;IF([.D12]=[.F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09</text:p>
          </table:table-cell>
          <table:table-cell/>
          <table:table-cell table:formula="of:=IF([.A13]=&quot;&quot;;&quot;&quot;;CONCATENATE(&quot; &quot;;[.A13];&quot; &quot;;[.B13];&quot; &quot;))" office:value-type="string" office:string-value=" 01 2009 " calcext:value-type="string">
            <text:p><text:s/>01 2009 </text:p>
          </table:table-cell>
          <table:table-cell office:value-type="string" calcext:value-type="string">
            <text:p>01 2009</text:p>
          </table:table-cell>
          <table:table-cell table:style-name="ce8" table:formula="of:=IF([.A13]=&quot;&quot;;&quot;&quot;;CONCATENATE(&quot; &quot;;[.E13];&quot; &quot;))" office:value-type="string" office:string-value=" 01 2009 " calcext:value-type="string">
            <text:p><text:s/>01 2009 </text:p>
          </table:table-cell>
          <table:table-cell table:style-name="ce11" table:formula="of:=IF([.A13]=&quot;&quot;;&quot;&quot;;IF([.D13]=[.F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0</text:p>
          </table:table-cell>
          <table:table-cell/>
          <table:table-cell table:formula="of:=IF([.A14]=&quot;&quot;;&quot;&quot;;CONCATENATE(&quot; &quot;;[.A14];&quot; &quot;;[.B14];&quot; &quot;))" office:value-type="string" office:string-value=" 01 2010 " calcext:value-type="string">
            <text:p><text:s/>01 2010 </text:p>
          </table:table-cell>
          <table:table-cell office:value-type="string" calcext:value-type="string">
            <text:p>01 2010</text:p>
          </table:table-cell>
          <table:table-cell table:style-name="ce8" table:formula="of:=IF([.A14]=&quot;&quot;;&quot;&quot;;CONCATENATE(&quot; &quot;;[.E14];&quot; &quot;))" office:value-type="string" office:string-value=" 01 2010 " calcext:value-type="string">
            <text:p><text:s/>01 2010 </text:p>
          </table:table-cell>
          <table:table-cell table:style-name="ce11" table:formula="of:=IF([.A14]=&quot;&quot;;&quot;&quot;;IF([.D14]=[.F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1</text:p>
          </table:table-cell>
          <table:table-cell/>
          <table:table-cell table:formula="of:=IF([.A15]=&quot;&quot;;&quot;&quot;;CONCATENATE(&quot; &quot;;[.A15];&quot; &quot;;[.B15];&quot; &quot;))" office:value-type="string" office:string-value=" 01 2011 " calcext:value-type="string">
            <text:p><text:s/>01 2011 </text:p>
          </table:table-cell>
          <table:table-cell office:value-type="string" calcext:value-type="string">
            <text:p>01 2011</text:p>
          </table:table-cell>
          <table:table-cell table:style-name="ce8" table:formula="of:=IF([.A15]=&quot;&quot;;&quot;&quot;;CONCATENATE(&quot; &quot;;[.E15];&quot; &quot;))" office:value-type="string" office:string-value=" 01 2011 " calcext:value-type="string">
            <text:p><text:s/>01 2011 </text:p>
          </table:table-cell>
          <table:table-cell table:style-name="ce11" table:formula="of:=IF([.A15]=&quot;&quot;;&quot;&quot;;IF([.D15]=[.F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2</text:p>
          </table:table-cell>
          <table:table-cell/>
          <table:table-cell table:formula="of:=IF([.A16]=&quot;&quot;;&quot;&quot;;CONCATENATE(&quot; &quot;;[.A16];&quot; &quot;;[.B16];&quot; &quot;))" office:value-type="string" office:string-value=" 01 2012 " calcext:value-type="string">
            <text:p><text:s/>01 2012 </text:p>
          </table:table-cell>
          <table:table-cell office:value-type="string" calcext:value-type="string">
            <text:p>01 2012</text:p>
          </table:table-cell>
          <table:table-cell table:style-name="ce8" table:formula="of:=IF([.A16]=&quot;&quot;;&quot;&quot;;CONCATENATE(&quot; &quot;;[.E16];&quot; &quot;))" office:value-type="string" office:string-value=" 01 2012 " calcext:value-type="string">
            <text:p><text:s/>01 2012 </text:p>
          </table:table-cell>
          <table:table-cell table:style-name="ce11" table:formula="of:=IF([.A16]=&quot;&quot;;&quot;&quot;;IF([.D16]=[.F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3</text:p>
          </table:table-cell>
          <table:table-cell/>
          <table:table-cell table:formula="of:=IF([.A17]=&quot;&quot;;&quot;&quot;;CONCATENATE(&quot; &quot;;[.A17];&quot; &quot;;[.B17];&quot; &quot;))" office:value-type="string" office:string-value=" 01 2013 " calcext:value-type="string">
            <text:p><text:s/>01 2013 </text:p>
          </table:table-cell>
          <table:table-cell office:value-type="string" calcext:value-type="string">
            <text:p>01 2013</text:p>
          </table:table-cell>
          <table:table-cell table:style-name="ce8" table:formula="of:=IF([.A17]=&quot;&quot;;&quot;&quot;;CONCATENATE(&quot; &quot;;[.E17];&quot; &quot;))" office:value-type="string" office:string-value=" 01 2013 " calcext:value-type="string">
            <text:p><text:s/>01 2013 </text:p>
          </table:table-cell>
          <table:table-cell table:style-name="ce11" table:formula="of:=IF([.A17]=&quot;&quot;;&quot;&quot;;IF([.D17]=[.F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4</text:p>
          </table:table-cell>
          <table:table-cell/>
          <table:table-cell table:formula="of:=IF([.A18]=&quot;&quot;;&quot;&quot;;CONCATENATE(&quot; &quot;;[.A18];&quot; &quot;;[.B18];&quot; &quot;))" office:value-type="string" office:string-value=" 01 2014 " calcext:value-type="string">
            <text:p><text:s/>01 2014 </text:p>
          </table:table-cell>
          <table:table-cell office:value-type="string" calcext:value-type="string">
            <text:p>01 2014</text:p>
          </table:table-cell>
          <table:table-cell table:style-name="ce8" table:formula="of:=IF([.A18]=&quot;&quot;;&quot;&quot;;CONCATENATE(&quot; &quot;;[.E18];&quot; &quot;))" office:value-type="string" office:string-value=" 01 2014 " calcext:value-type="string">
            <text:p><text:s/>01 2014 </text:p>
          </table:table-cell>
          <table:table-cell table:style-name="ce11" table:formula="of:=IF([.A18]=&quot;&quot;;&quot;&quot;;IF([.D18]=[.F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5</text:p>
          </table:table-cell>
          <table:table-cell/>
          <table:table-cell table:formula="of:=IF([.A19]=&quot;&quot;;&quot;&quot;;CONCATENATE(&quot; &quot;;[.A19];&quot; &quot;;[.B19];&quot; &quot;))" office:value-type="string" office:string-value=" 01 2015 " calcext:value-type="string">
            <text:p><text:s/>01 2015 </text:p>
          </table:table-cell>
          <table:table-cell office:value-type="string" calcext:value-type="string">
            <text:p>01 2015</text:p>
          </table:table-cell>
          <table:table-cell table:style-name="ce8" table:formula="of:=IF([.A19]=&quot;&quot;;&quot;&quot;;CONCATENATE(&quot; &quot;;[.E19];&quot; &quot;))" office:value-type="string" office:string-value=" 01 2015 " calcext:value-type="string">
            <text:p><text:s/>01 2015 </text:p>
          </table:table-cell>
          <table:table-cell table:style-name="ce11" table:formula="of:=IF([.A19]=&quot;&quot;;&quot;&quot;;IF([.D19]=[.F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6</text:p>
          </table:table-cell>
          <table:table-cell/>
          <table:table-cell table:formula="of:=IF([.A20]=&quot;&quot;;&quot;&quot;;CONCATENATE(&quot; &quot;;[.A20];&quot; &quot;;[.B20];&quot; &quot;))" office:value-type="string" office:string-value=" 01 2016 " calcext:value-type="string">
            <text:p><text:s/>01 2016 </text:p>
          </table:table-cell>
          <table:table-cell office:value-type="string" calcext:value-type="string">
            <text:p>01 2016</text:p>
          </table:table-cell>
          <table:table-cell table:style-name="ce8" table:formula="of:=IF([.A20]=&quot;&quot;;&quot;&quot;;CONCATENATE(&quot; &quot;;[.E20];&quot; &quot;))" office:value-type="string" office:string-value=" 01 2016 " calcext:value-type="string">
            <text:p><text:s/>01 2016 </text:p>
          </table:table-cell>
          <table:table-cell table:style-name="ce11" table:formula="of:=IF([.A20]=&quot;&quot;;&quot;&quot;;IF([.D20]=[.F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7</text:p>
          </table:table-cell>
          <table:table-cell/>
          <table:table-cell table:formula="of:=IF([.A21]=&quot;&quot;;&quot;&quot;;CONCATENATE(&quot; &quot;;[.A21];&quot; &quot;;[.B21];&quot; &quot;))" office:value-type="string" office:string-value=" 01 2017 " calcext:value-type="string">
            <text:p><text:s/>01 2017 </text:p>
          </table:table-cell>
          <table:table-cell office:value-type="string" calcext:value-type="string">
            <text:p>01 2017</text:p>
          </table:table-cell>
          <table:table-cell table:style-name="ce8" table:formula="of:=IF([.A21]=&quot;&quot;;&quot;&quot;;CONCATENATE(&quot; &quot;;[.E21];&quot; &quot;))" office:value-type="string" office:string-value=" 01 2017 " calcext:value-type="string">
            <text:p><text:s/>01 2017 </text:p>
          </table:table-cell>
          <table:table-cell table:style-name="ce11" table:formula="of:=IF([.A21]=&quot;&quot;;&quot;&quot;;IF([.D21]=[.F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8</text:p>
          </table:table-cell>
          <table:table-cell/>
          <table:table-cell table:formula="of:=IF([.A22]=&quot;&quot;;&quot;&quot;;CONCATENATE(&quot; &quot;;[.A22];&quot; &quot;;[.B22];&quot; &quot;))" office:value-type="string" office:string-value=" 01 2018 " calcext:value-type="string">
            <text:p><text:s/>01 2018 </text:p>
          </table:table-cell>
          <table:table-cell office:value-type="string" calcext:value-type="string">
            <text:p>01 2018</text:p>
          </table:table-cell>
          <table:table-cell table:style-name="ce8" table:formula="of:=IF([.A22]=&quot;&quot;;&quot;&quot;;CONCATENATE(&quot; &quot;;[.E22];&quot; &quot;))" office:value-type="string" office:string-value=" 01 2018 " calcext:value-type="string">
            <text:p><text:s/>01 2018 </text:p>
          </table:table-cell>
          <table:table-cell table:style-name="ce11" table:formula="of:=IF([.A22]=&quot;&quot;;&quot;&quot;;IF([.D22]=[.F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19</text:p>
          </table:table-cell>
          <table:table-cell/>
          <table:table-cell table:formula="of:=IF([.A23]=&quot;&quot;;&quot;&quot;;CONCATENATE(&quot; &quot;;[.A23];&quot; &quot;;[.B23];&quot; &quot;))" office:value-type="string" office:string-value=" 01 2019 " calcext:value-type="string">
            <text:p><text:s/>01 2019 </text:p>
          </table:table-cell>
          <table:table-cell office:value-type="string" calcext:value-type="string">
            <text:p>01 2019</text:p>
          </table:table-cell>
          <table:table-cell table:style-name="ce8" table:formula="of:=IF([.A23]=&quot;&quot;;&quot;&quot;;CONCATENATE(&quot; &quot;;[.E23];&quot; &quot;))" office:value-type="string" office:string-value=" 01 2019 " calcext:value-type="string">
            <text:p><text:s/>01 2019 </text:p>
          </table:table-cell>
          <table:table-cell table:style-name="ce11" table:formula="of:=IF([.A23]=&quot;&quot;;&quot;&quot;;IF([.D23]=[.F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0</text:p>
          </table:table-cell>
          <table:table-cell/>
          <table:table-cell table:formula="of:=IF([.A24]=&quot;&quot;;&quot;&quot;;CONCATENATE(&quot; &quot;;[.A24];&quot; &quot;;[.B24];&quot; &quot;))" office:value-type="string" office:string-value=" 01 2020 " calcext:value-type="string">
            <text:p><text:s/>01 2020 </text:p>
          </table:table-cell>
          <table:table-cell office:value-type="string" calcext:value-type="string">
            <text:p>01 2020</text:p>
          </table:table-cell>
          <table:table-cell table:style-name="ce8" table:formula="of:=IF([.A24]=&quot;&quot;;&quot;&quot;;CONCATENATE(&quot; &quot;;[.E24];&quot; &quot;))" office:value-type="string" office:string-value=" 01 2020 " calcext:value-type="string">
            <text:p><text:s/>01 2020 </text:p>
          </table:table-cell>
          <table:table-cell table:style-name="ce11" table:formula="of:=IF([.A24]=&quot;&quot;;&quot;&quot;;IF([.D24]=[.F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1</text:p>
          </table:table-cell>
          <table:table-cell/>
          <table:table-cell table:formula="of:=IF([.A25]=&quot;&quot;;&quot;&quot;;CONCATENATE(&quot; &quot;;[.A25];&quot; &quot;;[.B25];&quot; &quot;))" office:value-type="string" office:string-value=" 01 2021 " calcext:value-type="string">
            <text:p><text:s/>01 2021 </text:p>
          </table:table-cell>
          <table:table-cell office:value-type="string" calcext:value-type="string">
            <text:p>01 2021</text:p>
          </table:table-cell>
          <table:table-cell table:style-name="ce8" table:formula="of:=IF([.A25]=&quot;&quot;;&quot;&quot;;CONCATENATE(&quot; &quot;;[.E25];&quot; &quot;))" office:value-type="string" office:string-value=" 01 2021 " calcext:value-type="string">
            <text:p><text:s/>01 2021 </text:p>
          </table:table-cell>
          <table:table-cell table:style-name="ce11" table:formula="of:=IF([.A25]=&quot;&quot;;&quot;&quot;;IF([.D25]=[.F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2</text:p>
          </table:table-cell>
          <table:table-cell/>
          <table:table-cell table:formula="of:=IF([.A26]=&quot;&quot;;&quot;&quot;;CONCATENATE(&quot; &quot;;[.A26];&quot; &quot;;[.B26];&quot; &quot;))" office:value-type="string" office:string-value=" 01 2022 " calcext:value-type="string">
            <text:p><text:s/>01 2022 </text:p>
          </table:table-cell>
          <table:table-cell office:value-type="string" calcext:value-type="string">
            <text:p>01 2022</text:p>
          </table:table-cell>
          <table:table-cell table:style-name="ce8" table:formula="of:=IF([.A26]=&quot;&quot;;&quot;&quot;;CONCATENATE(&quot; &quot;;[.E26];&quot; &quot;))" office:value-type="string" office:string-value=" 01 2022 " calcext:value-type="string">
            <text:p><text:s/>01 2022 </text:p>
          </table:table-cell>
          <table:table-cell table:style-name="ce11" table:formula="of:=IF([.A26]=&quot;&quot;;&quot;&quot;;IF([.D26]=[.F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3</text:p>
          </table:table-cell>
          <table:table-cell/>
          <table:table-cell table:formula="of:=IF([.A27]=&quot;&quot;;&quot;&quot;;CONCATENATE(&quot; &quot;;[.A27];&quot; &quot;;[.B27];&quot; &quot;))" office:value-type="string" office:string-value=" 01 2023 " calcext:value-type="string">
            <text:p><text:s/>01 2023 </text:p>
          </table:table-cell>
          <table:table-cell office:value-type="string" calcext:value-type="string">
            <text:p>01 2023</text:p>
          </table:table-cell>
          <table:table-cell table:style-name="ce8" table:formula="of:=IF([.A27]=&quot;&quot;;&quot;&quot;;CONCATENATE(&quot; &quot;;[.E27];&quot; &quot;))" office:value-type="string" office:string-value=" 01 2023 " calcext:value-type="string">
            <text:p><text:s/>01 2023 </text:p>
          </table:table-cell>
          <table:table-cell table:style-name="ce11" table:formula="of:=IF([.A27]=&quot;&quot;;&quot;&quot;;IF([.D27]=[.F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4</text:p>
          </table:table-cell>
          <table:table-cell/>
          <table:table-cell table:formula="of:=IF([.A28]=&quot;&quot;;&quot;&quot;;CONCATENATE(&quot; &quot;;[.A28];&quot; &quot;;[.B28];&quot; &quot;))" office:value-type="string" office:string-value=" 01 2024 " calcext:value-type="string">
            <text:p><text:s/>01 2024 </text:p>
          </table:table-cell>
          <table:table-cell office:value-type="string" calcext:value-type="string">
            <text:p>01 2024</text:p>
          </table:table-cell>
          <table:table-cell table:style-name="ce8" table:formula="of:=IF([.A28]=&quot;&quot;;&quot;&quot;;CONCATENATE(&quot; &quot;;[.E28];&quot; &quot;))" office:value-type="string" office:string-value=" 01 2024 " calcext:value-type="string">
            <text:p><text:s/>01 2024 </text:p>
          </table:table-cell>
          <table:table-cell table:style-name="ce11" table:formula="of:=IF([.A28]=&quot;&quot;;&quot;&quot;;IF([.D28]=[.F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5</text:p>
          </table:table-cell>
          <table:table-cell/>
          <table:table-cell table:formula="of:=IF([.A29]=&quot;&quot;;&quot;&quot;;CONCATENATE(&quot; &quot;;[.A29];&quot; &quot;;[.B29];&quot; &quot;))" office:value-type="string" office:string-value=" 01 2025 " calcext:value-type="string">
            <text:p><text:s/>01 2025 </text:p>
          </table:table-cell>
          <table:table-cell office:value-type="string" calcext:value-type="string">
            <text:p>01 2025</text:p>
          </table:table-cell>
          <table:table-cell table:style-name="ce8" table:formula="of:=IF([.A29]=&quot;&quot;;&quot;&quot;;CONCATENATE(&quot; &quot;;[.E29];&quot; &quot;))" office:value-type="string" office:string-value=" 01 2025 " calcext:value-type="string">
            <text:p><text:s/>01 2025 </text:p>
          </table:table-cell>
          <table:table-cell table:style-name="ce11" table:formula="of:=IF([.A29]=&quot;&quot;;&quot;&quot;;IF([.D29]=[.F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6</text:p>
          </table:table-cell>
          <table:table-cell/>
          <table:table-cell table:formula="of:=IF([.A30]=&quot;&quot;;&quot;&quot;;CONCATENATE(&quot; &quot;;[.A30];&quot; &quot;;[.B30];&quot; &quot;))" office:value-type="string" office:string-value=" 01 2026 " calcext:value-type="string">
            <text:p><text:s/>01 2026 </text:p>
          </table:table-cell>
          <table:table-cell office:value-type="string" calcext:value-type="string">
            <text:p>01 2026</text:p>
          </table:table-cell>
          <table:table-cell table:style-name="ce8" table:formula="of:=IF([.A30]=&quot;&quot;;&quot;&quot;;CONCATENATE(&quot; &quot;;[.E30];&quot; &quot;))" office:value-type="string" office:string-value=" 01 2026 " calcext:value-type="string">
            <text:p><text:s/>01 2026 </text:p>
          </table:table-cell>
          <table:table-cell table:style-name="ce11" table:formula="of:=IF([.A30]=&quot;&quot;;&quot;&quot;;IF([.D30]=[.F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7</text:p>
          </table:table-cell>
          <table:table-cell/>
          <table:table-cell table:formula="of:=IF([.A31]=&quot;&quot;;&quot;&quot;;CONCATENATE(&quot; &quot;;[.A31];&quot; &quot;;[.B31];&quot; &quot;))" office:value-type="string" office:string-value=" 01 2027 " calcext:value-type="string">
            <text:p><text:s/>01 2027 </text:p>
          </table:table-cell>
          <table:table-cell office:value-type="string" calcext:value-type="string">
            <text:p>01 2027</text:p>
          </table:table-cell>
          <table:table-cell table:style-name="ce8" table:formula="of:=IF([.A31]=&quot;&quot;;&quot;&quot;;CONCATENATE(&quot; &quot;;[.E31];&quot; &quot;))" office:value-type="string" office:string-value=" 01 2027 " calcext:value-type="string">
            <text:p><text:s/>01 2027 </text:p>
          </table:table-cell>
          <table:table-cell table:style-name="ce11" table:formula="of:=IF([.A31]=&quot;&quot;;&quot;&quot;;IF([.D31]=[.F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8</text:p>
          </table:table-cell>
          <table:table-cell/>
          <table:table-cell table:formula="of:=IF([.A32]=&quot;&quot;;&quot;&quot;;CONCATENATE(&quot; &quot;;[.A32];&quot; &quot;;[.B32];&quot; &quot;))" office:value-type="string" office:string-value=" 01 2028 " calcext:value-type="string">
            <text:p><text:s/>01 2028 </text:p>
          </table:table-cell>
          <table:table-cell office:value-type="string" calcext:value-type="string">
            <text:p>01 2028</text:p>
          </table:table-cell>
          <table:table-cell table:style-name="ce8" table:formula="of:=IF([.A32]=&quot;&quot;;&quot;&quot;;CONCATENATE(&quot; &quot;;[.E32];&quot; &quot;))" office:value-type="string" office:string-value=" 01 2028 " calcext:value-type="string">
            <text:p><text:s/>01 2028 </text:p>
          </table:table-cell>
          <table:table-cell table:style-name="ce11" table:formula="of:=IF([.A32]=&quot;&quot;;&quot;&quot;;IF([.D32]=[.F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29</text:p>
          </table:table-cell>
          <table:table-cell/>
          <table:table-cell table:formula="of:=IF([.A33]=&quot;&quot;;&quot;&quot;;CONCATENATE(&quot; &quot;;[.A33];&quot; &quot;;[.B33];&quot; &quot;))" office:value-type="string" office:string-value=" 01 2029 " calcext:value-type="string">
            <text:p><text:s/>01 2029 </text:p>
          </table:table-cell>
          <table:table-cell office:value-type="string" calcext:value-type="string">
            <text:p>01 2029</text:p>
          </table:table-cell>
          <table:table-cell table:style-name="ce8" table:formula="of:=IF([.A33]=&quot;&quot;;&quot;&quot;;CONCATENATE(&quot; &quot;;[.E33];&quot; &quot;))" office:value-type="string" office:string-value=" 01 2029 " calcext:value-type="string">
            <text:p><text:s/>01 2029 </text:p>
          </table:table-cell>
          <table:table-cell table:style-name="ce11" table:formula="of:=IF([.A33]=&quot;&quot;;&quot;&quot;;IF([.D33]=[.F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0</text:p>
          </table:table-cell>
          <table:table-cell/>
          <table:table-cell table:formula="of:=IF([.A34]=&quot;&quot;;&quot;&quot;;CONCATENATE(&quot; &quot;;[.A34];&quot; &quot;;[.B34];&quot; &quot;))" office:value-type="string" office:string-value=" 01 2030 " calcext:value-type="string">
            <text:p><text:s/>01 2030 </text:p>
          </table:table-cell>
          <table:table-cell office:value-type="string" calcext:value-type="string">
            <text:p>01 2030</text:p>
          </table:table-cell>
          <table:table-cell table:style-name="ce8" table:formula="of:=IF([.A34]=&quot;&quot;;&quot;&quot;;CONCATENATE(&quot; &quot;;[.E34];&quot; &quot;))" office:value-type="string" office:string-value=" 01 2030 " calcext:value-type="string">
            <text:p><text:s/>01 2030 </text:p>
          </table:table-cell>
          <table:table-cell table:style-name="ce11" table:formula="of:=IF([.A34]=&quot;&quot;;&quot;&quot;;IF([.D34]=[.F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1</text:p>
          </table:table-cell>
          <table:table-cell/>
          <table:table-cell table:formula="of:=IF([.A35]=&quot;&quot;;&quot;&quot;;CONCATENATE(&quot; &quot;;[.A35];&quot; &quot;;[.B35];&quot; &quot;))" office:value-type="string" office:string-value=" 01 2031 " calcext:value-type="string">
            <text:p><text:s/>01 2031 </text:p>
          </table:table-cell>
          <table:table-cell office:value-type="string" calcext:value-type="string">
            <text:p>01 2031</text:p>
          </table:table-cell>
          <table:table-cell table:style-name="ce8" table:formula="of:=IF([.A35]=&quot;&quot;;&quot;&quot;;CONCATENATE(&quot; &quot;;[.E35];&quot; &quot;))" office:value-type="string" office:string-value=" 01 2031 " calcext:value-type="string">
            <text:p><text:s/>01 2031 </text:p>
          </table:table-cell>
          <table:table-cell table:style-name="ce11" table:formula="of:=IF([.A35]=&quot;&quot;;&quot;&quot;;IF([.D35]=[.F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2</text:p>
          </table:table-cell>
          <table:table-cell/>
          <table:table-cell table:formula="of:=IF([.A36]=&quot;&quot;;&quot;&quot;;CONCATENATE(&quot; &quot;;[.A36];&quot; &quot;;[.B36];&quot; &quot;))" office:value-type="string" office:string-value=" 01 2032 " calcext:value-type="string">
            <text:p><text:s/>01 2032 </text:p>
          </table:table-cell>
          <table:table-cell office:value-type="string" calcext:value-type="string">
            <text:p>01 2032</text:p>
          </table:table-cell>
          <table:table-cell table:style-name="ce8" table:formula="of:=IF([.A36]=&quot;&quot;;&quot;&quot;;CONCATENATE(&quot; &quot;;[.E36];&quot; &quot;))" office:value-type="string" office:string-value=" 01 2032 " calcext:value-type="string">
            <text:p><text:s/>01 2032 </text:p>
          </table:table-cell>
          <table:table-cell table:style-name="ce11" table:formula="of:=IF([.A36]=&quot;&quot;;&quot;&quot;;IF([.D36]=[.F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3</text:p>
          </table:table-cell>
          <table:table-cell/>
          <table:table-cell table:formula="of:=IF([.A37]=&quot;&quot;;&quot;&quot;;CONCATENATE(&quot; &quot;;[.A37];&quot; &quot;;[.B37];&quot; &quot;))" office:value-type="string" office:string-value=" 01 2033 " calcext:value-type="string">
            <text:p><text:s/>01 2033 </text:p>
          </table:table-cell>
          <table:table-cell office:value-type="string" calcext:value-type="string">
            <text:p>01 2033</text:p>
          </table:table-cell>
          <table:table-cell table:style-name="ce8" table:formula="of:=IF([.A37]=&quot;&quot;;&quot;&quot;;CONCATENATE(&quot; &quot;;[.E37];&quot; &quot;))" office:value-type="string" office:string-value=" 01 2033 " calcext:value-type="string">
            <text:p><text:s/>01 2033 </text:p>
          </table:table-cell>
          <table:table-cell table:style-name="ce11" table:formula="of:=IF([.A37]=&quot;&quot;;&quot;&quot;;IF([.D37]=[.F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4</text:p>
          </table:table-cell>
          <table:table-cell/>
          <table:table-cell table:formula="of:=IF([.A38]=&quot;&quot;;&quot;&quot;;CONCATENATE(&quot; &quot;;[.A38];&quot; &quot;;[.B38];&quot; &quot;))" office:value-type="string" office:string-value=" 01 2034 " calcext:value-type="string">
            <text:p><text:s/>01 2034 </text:p>
          </table:table-cell>
          <table:table-cell office:value-type="string" calcext:value-type="string">
            <text:p>01 2034</text:p>
          </table:table-cell>
          <table:table-cell table:style-name="ce8" table:formula="of:=IF([.A38]=&quot;&quot;;&quot;&quot;;CONCATENATE(&quot; &quot;;[.E38];&quot; &quot;))" office:value-type="string" office:string-value=" 01 2034 " calcext:value-type="string">
            <text:p><text:s/>01 2034 </text:p>
          </table:table-cell>
          <table:table-cell table:style-name="ce11" table:formula="of:=IF([.A38]=&quot;&quot;;&quot;&quot;;IF([.D38]=[.F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5</text:p>
          </table:table-cell>
          <table:table-cell/>
          <table:table-cell table:formula="of:=IF([.A39]=&quot;&quot;;&quot;&quot;;CONCATENATE(&quot; &quot;;[.A39];&quot; &quot;;[.B39];&quot; &quot;))" office:value-type="string" office:string-value=" 01 2035 " calcext:value-type="string">
            <text:p><text:s/>01 2035 </text:p>
          </table:table-cell>
          <table:table-cell office:value-type="string" calcext:value-type="string">
            <text:p>01 2035</text:p>
          </table:table-cell>
          <table:table-cell table:style-name="ce8" table:formula="of:=IF([.A39]=&quot;&quot;;&quot;&quot;;CONCATENATE(&quot; &quot;;[.E39];&quot; &quot;))" office:value-type="string" office:string-value=" 01 2035 " calcext:value-type="string">
            <text:p><text:s/>01 2035 </text:p>
          </table:table-cell>
          <table:table-cell table:style-name="ce11" table:formula="of:=IF([.A39]=&quot;&quot;;&quot;&quot;;IF([.D39]=[.F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6</text:p>
          </table:table-cell>
          <table:table-cell/>
          <table:table-cell table:formula="of:=IF([.A40]=&quot;&quot;;&quot;&quot;;CONCATENATE(&quot; &quot;;[.A40];&quot; &quot;;[.B40];&quot; &quot;))" office:value-type="string" office:string-value=" 01 2036 " calcext:value-type="string">
            <text:p><text:s/>01 2036 </text:p>
          </table:table-cell>
          <table:table-cell office:value-type="string" calcext:value-type="string">
            <text:p>01 2036</text:p>
          </table:table-cell>
          <table:table-cell table:style-name="ce8" table:formula="of:=IF([.A40]=&quot;&quot;;&quot;&quot;;CONCATENATE(&quot; &quot;;[.E40];&quot; &quot;))" office:value-type="string" office:string-value=" 01 2036 " calcext:value-type="string">
            <text:p><text:s/>01 2036 </text:p>
          </table:table-cell>
          <table:table-cell table:style-name="ce11" table:formula="of:=IF([.A40]=&quot;&quot;;&quot;&quot;;IF([.D40]=[.F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7</text:p>
          </table:table-cell>
          <table:table-cell/>
          <table:table-cell table:formula="of:=IF([.A41]=&quot;&quot;;&quot;&quot;;CONCATENATE(&quot; &quot;;[.A41];&quot; &quot;;[.B41];&quot; &quot;))" office:value-type="string" office:string-value=" 01 2037 " calcext:value-type="string">
            <text:p><text:s/>01 2037 </text:p>
          </table:table-cell>
          <table:table-cell office:value-type="string" calcext:value-type="string">
            <text:p>01 2037</text:p>
          </table:table-cell>
          <table:table-cell table:style-name="ce8" table:formula="of:=IF([.A41]=&quot;&quot;;&quot;&quot;;CONCATENATE(&quot; &quot;;[.E41];&quot; &quot;))" office:value-type="string" office:string-value=" 01 2037 " calcext:value-type="string">
            <text:p><text:s/>01 2037 </text:p>
          </table:table-cell>
          <table:table-cell table:style-name="ce11" table:formula="of:=IF([.A41]=&quot;&quot;;&quot;&quot;;IF([.D41]=[.F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8</text:p>
          </table:table-cell>
          <table:table-cell/>
          <table:table-cell table:formula="of:=IF([.A42]=&quot;&quot;;&quot;&quot;;CONCATENATE(&quot; &quot;;[.A42];&quot; &quot;;[.B42];&quot; &quot;))" office:value-type="string" office:string-value=" 01 2038 " calcext:value-type="string">
            <text:p><text:s/>01 2038 </text:p>
          </table:table-cell>
          <table:table-cell office:value-type="string" calcext:value-type="string">
            <text:p>01 2038</text:p>
          </table:table-cell>
          <table:table-cell table:style-name="ce8" table:formula="of:=IF([.A42]=&quot;&quot;;&quot;&quot;;CONCATENATE(&quot; &quot;;[.E42];&quot; &quot;))" office:value-type="string" office:string-value=" 01 2038 " calcext:value-type="string">
            <text:p><text:s/>01 2038 </text:p>
          </table:table-cell>
          <table:table-cell table:style-name="ce11" table:formula="of:=IF([.A42]=&quot;&quot;;&quot;&quot;;IF([.D42]=[.F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39</text:p>
          </table:table-cell>
          <table:table-cell/>
          <table:table-cell table:formula="of:=IF([.A43]=&quot;&quot;;&quot;&quot;;CONCATENATE(&quot; &quot;;[.A43];&quot; &quot;;[.B43];&quot; &quot;))" office:value-type="string" office:string-value=" 01 2039 " calcext:value-type="string">
            <text:p><text:s/>01 2039 </text:p>
          </table:table-cell>
          <table:table-cell office:value-type="string" calcext:value-type="string">
            <text:p>01 2039</text:p>
          </table:table-cell>
          <table:table-cell table:style-name="ce8" table:formula="of:=IF([.A43]=&quot;&quot;;&quot;&quot;;CONCATENATE(&quot; &quot;;[.E43];&quot; &quot;))" office:value-type="string" office:string-value=" 01 2039 " calcext:value-type="string">
            <text:p><text:s/>01 2039 </text:p>
          </table:table-cell>
          <table:table-cell table:style-name="ce11" table:formula="of:=IF([.A43]=&quot;&quot;;&quot;&quot;;IF([.D43]=[.F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0</text:p>
          </table:table-cell>
          <table:table-cell/>
          <table:table-cell table:formula="of:=IF([.A44]=&quot;&quot;;&quot;&quot;;CONCATENATE(&quot; &quot;;[.A44];&quot; &quot;;[.B44];&quot; &quot;))" office:value-type="string" office:string-value=" 01 2040 " calcext:value-type="string">
            <text:p><text:s/>01 2040 </text:p>
          </table:table-cell>
          <table:table-cell office:value-type="string" calcext:value-type="string">
            <text:p>01 2040</text:p>
          </table:table-cell>
          <table:table-cell table:style-name="ce8" table:formula="of:=IF([.A44]=&quot;&quot;;&quot;&quot;;CONCATENATE(&quot; &quot;;[.E44];&quot; &quot;))" office:value-type="string" office:string-value=" 01 2040 " calcext:value-type="string">
            <text:p><text:s/>01 2040 </text:p>
          </table:table-cell>
          <table:table-cell table:style-name="ce11" table:formula="of:=IF([.A44]=&quot;&quot;;&quot;&quot;;IF([.D44]=[.F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1</text:p>
          </table:table-cell>
          <table:table-cell/>
          <table:table-cell table:formula="of:=IF([.A45]=&quot;&quot;;&quot;&quot;;CONCATENATE(&quot; &quot;;[.A45];&quot; &quot;;[.B45];&quot; &quot;))" office:value-type="string" office:string-value=" 01 2041 " calcext:value-type="string">
            <text:p><text:s/>01 2041 </text:p>
          </table:table-cell>
          <table:table-cell office:value-type="string" calcext:value-type="string">
            <text:p>01 2041</text:p>
          </table:table-cell>
          <table:table-cell table:style-name="ce8" table:formula="of:=IF([.A45]=&quot;&quot;;&quot;&quot;;CONCATENATE(&quot; &quot;;[.E45];&quot; &quot;))" office:value-type="string" office:string-value=" 01 2041 " calcext:value-type="string">
            <text:p><text:s/>01 2041 </text:p>
          </table:table-cell>
          <table:table-cell table:style-name="ce11" table:formula="of:=IF([.A45]=&quot;&quot;;&quot;&quot;;IF([.D45]=[.F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2</text:p>
          </table:table-cell>
          <table:table-cell/>
          <table:table-cell table:formula="of:=IF([.A46]=&quot;&quot;;&quot;&quot;;CONCATENATE(&quot; &quot;;[.A46];&quot; &quot;;[.B46];&quot; &quot;))" office:value-type="string" office:string-value=" 01 2042 " calcext:value-type="string">
            <text:p><text:s/>01 2042 </text:p>
          </table:table-cell>
          <table:table-cell office:value-type="string" calcext:value-type="string">
            <text:p>01 2042</text:p>
          </table:table-cell>
          <table:table-cell table:style-name="ce8" table:formula="of:=IF([.A46]=&quot;&quot;;&quot;&quot;;CONCATENATE(&quot; &quot;;[.E46];&quot; &quot;))" office:value-type="string" office:string-value=" 01 2042 " calcext:value-type="string">
            <text:p><text:s/>01 2042 </text:p>
          </table:table-cell>
          <table:table-cell table:style-name="ce11" table:formula="of:=IF([.A46]=&quot;&quot;;&quot;&quot;;IF([.D46]=[.F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3</text:p>
          </table:table-cell>
          <table:table-cell/>
          <table:table-cell table:formula="of:=IF([.A47]=&quot;&quot;;&quot;&quot;;CONCATENATE(&quot; &quot;;[.A47];&quot; &quot;;[.B47];&quot; &quot;))" office:value-type="string" office:string-value=" 01 2043 " calcext:value-type="string">
            <text:p><text:s/>01 2043 </text:p>
          </table:table-cell>
          <table:table-cell office:value-type="string" calcext:value-type="string">
            <text:p>01 2043</text:p>
          </table:table-cell>
          <table:table-cell table:style-name="ce8" table:formula="of:=IF([.A47]=&quot;&quot;;&quot;&quot;;CONCATENATE(&quot; &quot;;[.E47];&quot; &quot;))" office:value-type="string" office:string-value=" 01 2043 " calcext:value-type="string">
            <text:p><text:s/>01 2043 </text:p>
          </table:table-cell>
          <table:table-cell table:style-name="ce11" table:formula="of:=IF([.A47]=&quot;&quot;;&quot;&quot;;IF([.D47]=[.F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4</text:p>
          </table:table-cell>
          <table:table-cell/>
          <table:table-cell table:formula="of:=IF([.A48]=&quot;&quot;;&quot;&quot;;CONCATENATE(&quot; &quot;;[.A48];&quot; &quot;;[.B48];&quot; &quot;))" office:value-type="string" office:string-value=" 01 2044 " calcext:value-type="string">
            <text:p><text:s/>01 2044 </text:p>
          </table:table-cell>
          <table:table-cell office:value-type="string" calcext:value-type="string">
            <text:p>01 2044</text:p>
          </table:table-cell>
          <table:table-cell table:style-name="ce8" table:formula="of:=IF([.A48]=&quot;&quot;;&quot;&quot;;CONCATENATE(&quot; &quot;;[.E48];&quot; &quot;))" office:value-type="string" office:string-value=" 01 2044 " calcext:value-type="string">
            <text:p><text:s/>01 2044 </text:p>
          </table:table-cell>
          <table:table-cell table:style-name="ce11" table:formula="of:=IF([.A48]=&quot;&quot;;&quot;&quot;;IF([.D48]=[.F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5</text:p>
          </table:table-cell>
          <table:table-cell/>
          <table:table-cell table:formula="of:=IF([.A49]=&quot;&quot;;&quot;&quot;;CONCATENATE(&quot; &quot;;[.A49];&quot; &quot;;[.B49];&quot; &quot;))" office:value-type="string" office:string-value=" 01 2045 " calcext:value-type="string">
            <text:p><text:s/>01 2045 </text:p>
          </table:table-cell>
          <table:table-cell office:value-type="string" calcext:value-type="string">
            <text:p>01 2045</text:p>
          </table:table-cell>
          <table:table-cell table:style-name="ce8" table:formula="of:=IF([.A49]=&quot;&quot;;&quot;&quot;;CONCATENATE(&quot; &quot;;[.E49];&quot; &quot;))" office:value-type="string" office:string-value=" 01 2045 " calcext:value-type="string">
            <text:p><text:s/>01 2045 </text:p>
          </table:table-cell>
          <table:table-cell table:style-name="ce11" table:formula="of:=IF([.A49]=&quot;&quot;;&quot;&quot;;IF([.D49]=[.F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6</text:p>
          </table:table-cell>
          <table:table-cell/>
          <table:table-cell table:formula="of:=IF([.A50]=&quot;&quot;;&quot;&quot;;CONCATENATE(&quot; &quot;;[.A50];&quot; &quot;;[.B50];&quot; &quot;))" office:value-type="string" office:string-value=" 01 2046 " calcext:value-type="string">
            <text:p><text:s/>01 2046 </text:p>
          </table:table-cell>
          <table:table-cell office:value-type="string" calcext:value-type="string">
            <text:p>01 2046</text:p>
          </table:table-cell>
          <table:table-cell table:style-name="ce8" table:formula="of:=IF([.A50]=&quot;&quot;;&quot;&quot;;CONCATENATE(&quot; &quot;;[.E50];&quot; &quot;))" office:value-type="string" office:string-value=" 01 2046 " calcext:value-type="string">
            <text:p><text:s/>01 2046 </text:p>
          </table:table-cell>
          <table:table-cell table:style-name="ce11" table:formula="of:=IF([.A50]=&quot;&quot;;&quot;&quot;;IF([.D50]=[.F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7</text:p>
          </table:table-cell>
          <table:table-cell/>
          <table:table-cell table:formula="of:=IF([.A51]=&quot;&quot;;&quot;&quot;;CONCATENATE(&quot; &quot;;[.A51];&quot; &quot;;[.B51];&quot; &quot;))" office:value-type="string" office:string-value=" 01 2047 " calcext:value-type="string">
            <text:p><text:s/>01 2047 </text:p>
          </table:table-cell>
          <table:table-cell office:value-type="string" calcext:value-type="string">
            <text:p>01 2047</text:p>
          </table:table-cell>
          <table:table-cell table:style-name="ce8" table:formula="of:=IF([.A51]=&quot;&quot;;&quot;&quot;;CONCATENATE(&quot; &quot;;[.E51];&quot; &quot;))" office:value-type="string" office:string-value=" 01 2047 " calcext:value-type="string">
            <text:p><text:s/>01 2047 </text:p>
          </table:table-cell>
          <table:table-cell table:style-name="ce11" table:formula="of:=IF([.A51]=&quot;&quot;;&quot;&quot;;IF([.D51]=[.F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8</text:p>
          </table:table-cell>
          <table:table-cell/>
          <table:table-cell table:formula="of:=IF([.A52]=&quot;&quot;;&quot;&quot;;CONCATENATE(&quot; &quot;;[.A52];&quot; &quot;;[.B52];&quot; &quot;))" office:value-type="string" office:string-value=" 01 2048 " calcext:value-type="string">
            <text:p><text:s/>01 2048 </text:p>
          </table:table-cell>
          <table:table-cell office:value-type="string" calcext:value-type="string">
            <text:p>01 2048</text:p>
          </table:table-cell>
          <table:table-cell table:style-name="ce8" table:formula="of:=IF([.A52]=&quot;&quot;;&quot;&quot;;CONCATENATE(&quot; &quot;;[.E52];&quot; &quot;))" office:value-type="string" office:string-value=" 01 2048 " calcext:value-type="string">
            <text:p><text:s/>01 2048 </text:p>
          </table:table-cell>
          <table:table-cell table:style-name="ce11" table:formula="of:=IF([.A52]=&quot;&quot;;&quot;&quot;;IF([.D52]=[.F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49</text:p>
          </table:table-cell>
          <table:table-cell/>
          <table:table-cell table:formula="of:=IF([.A53]=&quot;&quot;;&quot;&quot;;CONCATENATE(&quot; &quot;;[.A53];&quot; &quot;;[.B53];&quot; &quot;))" office:value-type="string" office:string-value=" 01 2049 " calcext:value-type="string">
            <text:p><text:s/>01 2049 </text:p>
          </table:table-cell>
          <table:table-cell office:value-type="string" calcext:value-type="string">
            <text:p>01 2049</text:p>
          </table:table-cell>
          <table:table-cell table:style-name="ce8" table:formula="of:=IF([.A53]=&quot;&quot;;&quot;&quot;;CONCATENATE(&quot; &quot;;[.E53];&quot; &quot;))" office:value-type="string" office:string-value=" 01 2049 " calcext:value-type="string">
            <text:p><text:s/>01 2049 </text:p>
          </table:table-cell>
          <table:table-cell table:style-name="ce11" table:formula="of:=IF([.A53]=&quot;&quot;;&quot;&quot;;IF([.D53]=[.F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0</text:p>
          </table:table-cell>
          <table:table-cell/>
          <table:table-cell table:formula="of:=IF([.A54]=&quot;&quot;;&quot;&quot;;CONCATENATE(&quot; &quot;;[.A54];&quot; &quot;;[.B54];&quot; &quot;))" office:value-type="string" office:string-value=" 01 2050 " calcext:value-type="string">
            <text:p><text:s/>01 2050 </text:p>
          </table:table-cell>
          <table:table-cell office:value-type="string" calcext:value-type="string">
            <text:p>01 2050</text:p>
          </table:table-cell>
          <table:table-cell table:style-name="ce8" table:formula="of:=IF([.A54]=&quot;&quot;;&quot;&quot;;CONCATENATE(&quot; &quot;;[.E54];&quot; &quot;))" office:value-type="string" office:string-value=" 01 2050 " calcext:value-type="string">
            <text:p><text:s/>01 2050 </text:p>
          </table:table-cell>
          <table:table-cell table:style-name="ce11" table:formula="of:=IF([.A54]=&quot;&quot;;&quot;&quot;;IF([.D54]=[.F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1</text:p>
          </table:table-cell>
          <table:table-cell/>
          <table:table-cell table:formula="of:=IF([.A55]=&quot;&quot;;&quot;&quot;;CONCATENATE(&quot; &quot;;[.A55];&quot; &quot;;[.B55];&quot; &quot;))" office:value-type="string" office:string-value=" 01 2051 " calcext:value-type="string">
            <text:p><text:s/>01 2051 </text:p>
          </table:table-cell>
          <table:table-cell office:value-type="string" calcext:value-type="string">
            <text:p>01 2051</text:p>
          </table:table-cell>
          <table:table-cell table:style-name="ce8" table:formula="of:=IF([.A55]=&quot;&quot;;&quot;&quot;;CONCATENATE(&quot; &quot;;[.E55];&quot; &quot;))" office:value-type="string" office:string-value=" 01 2051 " calcext:value-type="string">
            <text:p><text:s/>01 2051 </text:p>
          </table:table-cell>
          <table:table-cell table:style-name="ce11" table:formula="of:=IF([.A55]=&quot;&quot;;&quot;&quot;;IF([.D55]=[.F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2</text:p>
          </table:table-cell>
          <table:table-cell/>
          <table:table-cell table:formula="of:=IF([.A56]=&quot;&quot;;&quot;&quot;;CONCATENATE(&quot; &quot;;[.A56];&quot; &quot;;[.B56];&quot; &quot;))" office:value-type="string" office:string-value=" 01 2052 " calcext:value-type="string">
            <text:p><text:s/>01 2052 </text:p>
          </table:table-cell>
          <table:table-cell office:value-type="string" calcext:value-type="string">
            <text:p>01 2052</text:p>
          </table:table-cell>
          <table:table-cell table:style-name="ce8" table:formula="of:=IF([.A56]=&quot;&quot;;&quot;&quot;;CONCATENATE(&quot; &quot;;[.E56];&quot; &quot;))" office:value-type="string" office:string-value=" 01 2052 " calcext:value-type="string">
            <text:p><text:s/>01 2052 </text:p>
          </table:table-cell>
          <table:table-cell table:style-name="ce11" table:formula="of:=IF([.A56]=&quot;&quot;;&quot;&quot;;IF([.D56]=[.F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3</text:p>
          </table:table-cell>
          <table:table-cell/>
          <table:table-cell table:formula="of:=IF([.A57]=&quot;&quot;;&quot;&quot;;CONCATENATE(&quot; &quot;;[.A57];&quot; &quot;;[.B57];&quot; &quot;))" office:value-type="string" office:string-value=" 01 2053 " calcext:value-type="string">
            <text:p><text:s/>01 2053 </text:p>
          </table:table-cell>
          <table:table-cell office:value-type="string" calcext:value-type="string">
            <text:p>01 2053</text:p>
          </table:table-cell>
          <table:table-cell table:style-name="ce8" table:formula="of:=IF([.A57]=&quot;&quot;;&quot;&quot;;CONCATENATE(&quot; &quot;;[.E57];&quot; &quot;))" office:value-type="string" office:string-value=" 01 2053 " calcext:value-type="string">
            <text:p><text:s/>01 2053 </text:p>
          </table:table-cell>
          <table:table-cell table:style-name="ce11" table:formula="of:=IF([.A57]=&quot;&quot;;&quot;&quot;;IF([.D57]=[.F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4</text:p>
          </table:table-cell>
          <table:table-cell/>
          <table:table-cell table:formula="of:=IF([.A58]=&quot;&quot;;&quot;&quot;;CONCATENATE(&quot; &quot;;[.A58];&quot; &quot;;[.B58];&quot; &quot;))" office:value-type="string" office:string-value=" 01 2054 " calcext:value-type="string">
            <text:p><text:s/>01 2054 </text:p>
          </table:table-cell>
          <table:table-cell office:value-type="string" calcext:value-type="string">
            <text:p>01 2054</text:p>
          </table:table-cell>
          <table:table-cell table:style-name="ce8" table:formula="of:=IF([.A58]=&quot;&quot;;&quot;&quot;;CONCATENATE(&quot; &quot;;[.E58];&quot; &quot;))" office:value-type="string" office:string-value=" 01 2054 " calcext:value-type="string">
            <text:p><text:s/>01 2054 </text:p>
          </table:table-cell>
          <table:table-cell table:style-name="ce11" table:formula="of:=IF([.A58]=&quot;&quot;;&quot;&quot;;IF([.D58]=[.F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5</text:p>
          </table:table-cell>
          <table:table-cell/>
          <table:table-cell table:formula="of:=IF([.A59]=&quot;&quot;;&quot;&quot;;CONCATENATE(&quot; &quot;;[.A59];&quot; &quot;;[.B59];&quot; &quot;))" office:value-type="string" office:string-value=" 01 2055 " calcext:value-type="string">
            <text:p><text:s/>01 2055 </text:p>
          </table:table-cell>
          <table:table-cell office:value-type="string" calcext:value-type="string">
            <text:p>01 2055</text:p>
          </table:table-cell>
          <table:table-cell table:style-name="ce8" table:formula="of:=IF([.A59]=&quot;&quot;;&quot;&quot;;CONCATENATE(&quot; &quot;;[.E59];&quot; &quot;))" office:value-type="string" office:string-value=" 01 2055 " calcext:value-type="string">
            <text:p><text:s/>01 2055 </text:p>
          </table:table-cell>
          <table:table-cell table:style-name="ce11" table:formula="of:=IF([.A59]=&quot;&quot;;&quot;&quot;;IF([.D59]=[.F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6</text:p>
          </table:table-cell>
          <table:table-cell/>
          <table:table-cell table:formula="of:=IF([.A60]=&quot;&quot;;&quot;&quot;;CONCATENATE(&quot; &quot;;[.A60];&quot; &quot;;[.B60];&quot; &quot;))" office:value-type="string" office:string-value=" 01 2056 " calcext:value-type="string">
            <text:p><text:s/>01 2056 </text:p>
          </table:table-cell>
          <table:table-cell office:value-type="string" calcext:value-type="string">
            <text:p>01 2056</text:p>
          </table:table-cell>
          <table:table-cell table:style-name="ce8" table:formula="of:=IF([.A60]=&quot;&quot;;&quot;&quot;;CONCATENATE(&quot; &quot;;[.E60];&quot; &quot;))" office:value-type="string" office:string-value=" 01 2056 " calcext:value-type="string">
            <text:p><text:s/>01 2056 </text:p>
          </table:table-cell>
          <table:table-cell table:style-name="ce11" table:formula="of:=IF([.A60]=&quot;&quot;;&quot;&quot;;IF([.D60]=[.F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7</text:p>
          </table:table-cell>
          <table:table-cell/>
          <table:table-cell table:formula="of:=IF([.A61]=&quot;&quot;;&quot;&quot;;CONCATENATE(&quot; &quot;;[.A61];&quot; &quot;;[.B61];&quot; &quot;))" office:value-type="string" office:string-value=" 01 2057 " calcext:value-type="string">
            <text:p><text:s/>01 2057 </text:p>
          </table:table-cell>
          <table:table-cell office:value-type="string" calcext:value-type="string">
            <text:p>01 2057</text:p>
          </table:table-cell>
          <table:table-cell table:style-name="ce8" table:formula="of:=IF([.A61]=&quot;&quot;;&quot;&quot;;CONCATENATE(&quot; &quot;;[.E61];&quot; &quot;))" office:value-type="string" office:string-value=" 01 2057 " calcext:value-type="string">
            <text:p><text:s/>01 2057 </text:p>
          </table:table-cell>
          <table:table-cell table:style-name="ce11" table:formula="of:=IF([.A61]=&quot;&quot;;&quot;&quot;;IF([.D61]=[.F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8</text:p>
          </table:table-cell>
          <table:table-cell/>
          <table:table-cell table:formula="of:=IF([.A62]=&quot;&quot;;&quot;&quot;;CONCATENATE(&quot; &quot;;[.A62];&quot; &quot;;[.B62];&quot; &quot;))" office:value-type="string" office:string-value=" 01 2058 " calcext:value-type="string">
            <text:p><text:s/>01 2058 </text:p>
          </table:table-cell>
          <table:table-cell office:value-type="string" calcext:value-type="string">
            <text:p>01 2058</text:p>
          </table:table-cell>
          <table:table-cell table:style-name="ce8" table:formula="of:=IF([.A62]=&quot;&quot;;&quot;&quot;;CONCATENATE(&quot; &quot;;[.E62];&quot; &quot;))" office:value-type="string" office:string-value=" 01 2058 " calcext:value-type="string">
            <text:p><text:s/>01 2058 </text:p>
          </table:table-cell>
          <table:table-cell table:style-name="ce11" table:formula="of:=IF([.A62]=&quot;&quot;;&quot;&quot;;IF([.D62]=[.F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59</text:p>
          </table:table-cell>
          <table:table-cell/>
          <table:table-cell table:formula="of:=IF([.A63]=&quot;&quot;;&quot;&quot;;CONCATENATE(&quot; &quot;;[.A63];&quot; &quot;;[.B63];&quot; &quot;))" office:value-type="string" office:string-value=" 01 2059 " calcext:value-type="string">
            <text:p><text:s/>01 2059 </text:p>
          </table:table-cell>
          <table:table-cell office:value-type="string" calcext:value-type="string">
            <text:p>01 2059</text:p>
          </table:table-cell>
          <table:table-cell table:style-name="ce8" table:formula="of:=IF([.A63]=&quot;&quot;;&quot;&quot;;CONCATENATE(&quot; &quot;;[.E63];&quot; &quot;))" office:value-type="string" office:string-value=" 01 2059 " calcext:value-type="string">
            <text:p><text:s/>01 2059 </text:p>
          </table:table-cell>
          <table:table-cell table:style-name="ce11" table:formula="of:=IF([.A63]=&quot;&quot;;&quot;&quot;;IF([.D63]=[.F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0</text:p>
          </table:table-cell>
          <table:table-cell/>
          <table:table-cell table:formula="of:=IF([.A64]=&quot;&quot;;&quot;&quot;;CONCATENATE(&quot; &quot;;[.A64];&quot; &quot;;[.B64];&quot; &quot;))" office:value-type="string" office:string-value=" 01 2060 " calcext:value-type="string">
            <text:p><text:s/>01 2060 </text:p>
          </table:table-cell>
          <table:table-cell office:value-type="string" calcext:value-type="string">
            <text:p>01 2060</text:p>
          </table:table-cell>
          <table:table-cell table:style-name="ce8" table:formula="of:=IF([.A64]=&quot;&quot;;&quot;&quot;;CONCATENATE(&quot; &quot;;[.E64];&quot; &quot;))" office:value-type="string" office:string-value=" 01 2060 " calcext:value-type="string">
            <text:p><text:s/>01 2060 </text:p>
          </table:table-cell>
          <table:table-cell table:style-name="ce11" table:formula="of:=IF([.A64]=&quot;&quot;;&quot;&quot;;IF([.D64]=[.F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1</text:p>
          </table:table-cell>
          <table:table-cell/>
          <table:table-cell table:formula="of:=IF([.A65]=&quot;&quot;;&quot;&quot;;CONCATENATE(&quot; &quot;;[.A65];&quot; &quot;;[.B65];&quot; &quot;))" office:value-type="string" office:string-value=" 01 2061 " calcext:value-type="string">
            <text:p><text:s/>01 2061 </text:p>
          </table:table-cell>
          <table:table-cell office:value-type="string" calcext:value-type="string">
            <text:p>01 2061</text:p>
          </table:table-cell>
          <table:table-cell table:style-name="ce8" table:formula="of:=IF([.A65]=&quot;&quot;;&quot;&quot;;CONCATENATE(&quot; &quot;;[.E65];&quot; &quot;))" office:value-type="string" office:string-value=" 01 2061 " calcext:value-type="string">
            <text:p><text:s/>01 2061 </text:p>
          </table:table-cell>
          <table:table-cell table:style-name="ce11" table:formula="of:=IF([.A65]=&quot;&quot;;&quot;&quot;;IF([.D65]=[.F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2</text:p>
          </table:table-cell>
          <table:table-cell/>
          <table:table-cell table:formula="of:=IF([.A66]=&quot;&quot;;&quot;&quot;;CONCATENATE(&quot; &quot;;[.A66];&quot; &quot;;[.B66];&quot; &quot;))" office:value-type="string" office:string-value=" 01 2062 " calcext:value-type="string">
            <text:p><text:s/>01 2062 </text:p>
          </table:table-cell>
          <table:table-cell office:value-type="string" calcext:value-type="string">
            <text:p>01 2062</text:p>
          </table:table-cell>
          <table:table-cell table:style-name="ce8" table:formula="of:=IF([.A66]=&quot;&quot;;&quot;&quot;;CONCATENATE(&quot; &quot;;[.E66];&quot; &quot;))" office:value-type="string" office:string-value=" 01 2062 " calcext:value-type="string">
            <text:p><text:s/>01 2062 </text:p>
          </table:table-cell>
          <table:table-cell table:style-name="ce11" table:formula="of:=IF([.A66]=&quot;&quot;;&quot;&quot;;IF([.D66]=[.F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3</text:p>
          </table:table-cell>
          <table:table-cell/>
          <table:table-cell table:formula="of:=IF([.A67]=&quot;&quot;;&quot;&quot;;CONCATENATE(&quot; &quot;;[.A67];&quot; &quot;;[.B67];&quot; &quot;))" office:value-type="string" office:string-value=" 01 2063 " calcext:value-type="string">
            <text:p><text:s/>01 2063 </text:p>
          </table:table-cell>
          <table:table-cell office:value-type="string" calcext:value-type="string">
            <text:p>01 2063</text:p>
          </table:table-cell>
          <table:table-cell table:style-name="ce8" table:formula="of:=IF([.A67]=&quot;&quot;;&quot;&quot;;CONCATENATE(&quot; &quot;;[.E67];&quot; &quot;))" office:value-type="string" office:string-value=" 01 2063 " calcext:value-type="string">
            <text:p><text:s/>01 2063 </text:p>
          </table:table-cell>
          <table:table-cell table:style-name="ce11" table:formula="of:=IF([.A67]=&quot;&quot;;&quot;&quot;;IF([.D67]=[.F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4</text:p>
          </table:table-cell>
          <table:table-cell/>
          <table:table-cell table:formula="of:=IF([.A68]=&quot;&quot;;&quot;&quot;;CONCATENATE(&quot; &quot;;[.A68];&quot; &quot;;[.B68];&quot; &quot;))" office:value-type="string" office:string-value=" 01 2064 " calcext:value-type="string">
            <text:p><text:s/>01 2064 </text:p>
          </table:table-cell>
          <table:table-cell office:value-type="string" calcext:value-type="string">
            <text:p>01 2064</text:p>
          </table:table-cell>
          <table:table-cell table:style-name="ce8" table:formula="of:=IF([.A68]=&quot;&quot;;&quot;&quot;;CONCATENATE(&quot; &quot;;[.E68];&quot; &quot;))" office:value-type="string" office:string-value=" 01 2064 " calcext:value-type="string">
            <text:p><text:s/>01 2064 </text:p>
          </table:table-cell>
          <table:table-cell table:style-name="ce11" table:formula="of:=IF([.A68]=&quot;&quot;;&quot;&quot;;IF([.D68]=[.F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5</text:p>
          </table:table-cell>
          <table:table-cell/>
          <table:table-cell table:formula="of:=IF([.A69]=&quot;&quot;;&quot;&quot;;CONCATENATE(&quot; &quot;;[.A69];&quot; &quot;;[.B69];&quot; &quot;))" office:value-type="string" office:string-value=" 01 2065 " calcext:value-type="string">
            <text:p><text:s/>01 2065 </text:p>
          </table:table-cell>
          <table:table-cell office:value-type="string" calcext:value-type="string">
            <text:p>01 2065</text:p>
          </table:table-cell>
          <table:table-cell table:style-name="ce8" table:formula="of:=IF([.A69]=&quot;&quot;;&quot;&quot;;CONCATENATE(&quot; &quot;;[.E69];&quot; &quot;))" office:value-type="string" office:string-value=" 01 2065 " calcext:value-type="string">
            <text:p><text:s/>01 2065 </text:p>
          </table:table-cell>
          <table:table-cell table:style-name="ce11" table:formula="of:=IF([.A69]=&quot;&quot;;&quot;&quot;;IF([.D69]=[.F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6</text:p>
          </table:table-cell>
          <table:table-cell/>
          <table:table-cell table:formula="of:=IF([.A70]=&quot;&quot;;&quot;&quot;;CONCATENATE(&quot; &quot;;[.A70];&quot; &quot;;[.B70];&quot; &quot;))" office:value-type="string" office:string-value=" 01 2066 " calcext:value-type="string">
            <text:p><text:s/>01 2066 </text:p>
          </table:table-cell>
          <table:table-cell office:value-type="string" calcext:value-type="string">
            <text:p>01 2066</text:p>
          </table:table-cell>
          <table:table-cell table:style-name="ce8" table:formula="of:=IF([.A70]=&quot;&quot;;&quot;&quot;;CONCATENATE(&quot; &quot;;[.E70];&quot; &quot;))" office:value-type="string" office:string-value=" 01 2066 " calcext:value-type="string">
            <text:p><text:s/>01 2066 </text:p>
          </table:table-cell>
          <table:table-cell table:style-name="ce11" table:formula="of:=IF([.A70]=&quot;&quot;;&quot;&quot;;IF([.D70]=[.F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7</text:p>
          </table:table-cell>
          <table:table-cell/>
          <table:table-cell table:formula="of:=IF([.A71]=&quot;&quot;;&quot;&quot;;CONCATENATE(&quot; &quot;;[.A71];&quot; &quot;;[.B71];&quot; &quot;))" office:value-type="string" office:string-value=" 01 2067 " calcext:value-type="string">
            <text:p><text:s/>01 2067 </text:p>
          </table:table-cell>
          <table:table-cell office:value-type="string" calcext:value-type="string">
            <text:p>01 2067</text:p>
          </table:table-cell>
          <table:table-cell table:style-name="ce8" table:formula="of:=IF([.A71]=&quot;&quot;;&quot;&quot;;CONCATENATE(&quot; &quot;;[.E71];&quot; &quot;))" office:value-type="string" office:string-value=" 01 2067 " calcext:value-type="string">
            <text:p><text:s/>01 2067 </text:p>
          </table:table-cell>
          <table:table-cell table:style-name="ce11" table:formula="of:=IF([.A71]=&quot;&quot;;&quot;&quot;;IF([.D71]=[.F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8</text:p>
          </table:table-cell>
          <table:table-cell/>
          <table:table-cell table:formula="of:=IF([.A72]=&quot;&quot;;&quot;&quot;;CONCATENATE(&quot; &quot;;[.A72];&quot; &quot;;[.B72];&quot; &quot;))" office:value-type="string" office:string-value=" 01 2068 " calcext:value-type="string">
            <text:p><text:s/>01 2068 </text:p>
          </table:table-cell>
          <table:table-cell office:value-type="string" calcext:value-type="string">
            <text:p>01 2068</text:p>
          </table:table-cell>
          <table:table-cell table:style-name="ce8" table:formula="of:=IF([.A72]=&quot;&quot;;&quot;&quot;;CONCATENATE(&quot; &quot;;[.E72];&quot; &quot;))" office:value-type="string" office:string-value=" 01 2068 " calcext:value-type="string">
            <text:p><text:s/>01 2068 </text:p>
          </table:table-cell>
          <table:table-cell table:style-name="ce11" table:formula="of:=IF([.A72]=&quot;&quot;;&quot;&quot;;IF([.D72]=[.F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69</text:p>
          </table:table-cell>
          <table:table-cell/>
          <table:table-cell table:formula="of:=IF([.A73]=&quot;&quot;;&quot;&quot;;CONCATENATE(&quot; &quot;;[.A73];&quot; &quot;;[.B73];&quot; &quot;))" office:value-type="string" office:string-value=" 01 2069 " calcext:value-type="string">
            <text:p><text:s/>01 2069 </text:p>
          </table:table-cell>
          <table:table-cell office:value-type="string" calcext:value-type="string">
            <text:p>01 2069</text:p>
          </table:table-cell>
          <table:table-cell table:style-name="ce8" table:formula="of:=IF([.A73]=&quot;&quot;;&quot;&quot;;CONCATENATE(&quot; &quot;;[.E73];&quot; &quot;))" office:value-type="string" office:string-value=" 01 2069 " calcext:value-type="string">
            <text:p><text:s/>01 2069 </text:p>
          </table:table-cell>
          <table:table-cell table:style-name="ce11" table:formula="of:=IF([.A73]=&quot;&quot;;&quot;&quot;;IF([.D73]=[.F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0</text:p>
          </table:table-cell>
          <table:table-cell/>
          <table:table-cell table:formula="of:=IF([.A74]=&quot;&quot;;&quot;&quot;;CONCATENATE(&quot; &quot;;[.A74];&quot; &quot;;[.B74];&quot; &quot;))" office:value-type="string" office:string-value=" 01 2070 " calcext:value-type="string">
            <text:p><text:s/>01 2070 </text:p>
          </table:table-cell>
          <table:table-cell office:value-type="string" calcext:value-type="string">
            <text:p>01 2070</text:p>
          </table:table-cell>
          <table:table-cell table:style-name="ce8" table:formula="of:=IF([.A74]=&quot;&quot;;&quot;&quot;;CONCATENATE(&quot; &quot;;[.E74];&quot; &quot;))" office:value-type="string" office:string-value=" 01 2070 " calcext:value-type="string">
            <text:p><text:s/>01 2070 </text:p>
          </table:table-cell>
          <table:table-cell table:style-name="ce11" table:formula="of:=IF([.A74]=&quot;&quot;;&quot;&quot;;IF([.D74]=[.F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1</text:p>
          </table:table-cell>
          <table:table-cell/>
          <table:table-cell table:formula="of:=IF([.A75]=&quot;&quot;;&quot;&quot;;CONCATENATE(&quot; &quot;;[.A75];&quot; &quot;;[.B75];&quot; &quot;))" office:value-type="string" office:string-value=" 01 2071 " calcext:value-type="string">
            <text:p><text:s/>01 2071 </text:p>
          </table:table-cell>
          <table:table-cell office:value-type="string" calcext:value-type="string">
            <text:p>01 2071</text:p>
          </table:table-cell>
          <table:table-cell table:style-name="ce8" table:formula="of:=IF([.A75]=&quot;&quot;;&quot;&quot;;CONCATENATE(&quot; &quot;;[.E75];&quot; &quot;))" office:value-type="string" office:string-value=" 01 2071 " calcext:value-type="string">
            <text:p><text:s/>01 2071 </text:p>
          </table:table-cell>
          <table:table-cell table:style-name="ce11" table:formula="of:=IF([.A75]=&quot;&quot;;&quot;&quot;;IF([.D75]=[.F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2</text:p>
          </table:table-cell>
          <table:table-cell/>
          <table:table-cell table:formula="of:=IF([.A76]=&quot;&quot;;&quot;&quot;;CONCATENATE(&quot; &quot;;[.A76];&quot; &quot;;[.B76];&quot; &quot;))" office:value-type="string" office:string-value=" 01 2072 " calcext:value-type="string">
            <text:p><text:s/>01 2072 </text:p>
          </table:table-cell>
          <table:table-cell office:value-type="string" calcext:value-type="string">
            <text:p>01 2072</text:p>
          </table:table-cell>
          <table:table-cell table:style-name="ce8" table:formula="of:=IF([.A76]=&quot;&quot;;&quot;&quot;;CONCATENATE(&quot; &quot;;[.E76];&quot; &quot;))" office:value-type="string" office:string-value=" 01 2072 " calcext:value-type="string">
            <text:p><text:s/>01 2072 </text:p>
          </table:table-cell>
          <table:table-cell table:style-name="ce11" table:formula="of:=IF([.A76]=&quot;&quot;;&quot;&quot;;IF([.D76]=[.F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3</text:p>
          </table:table-cell>
          <table:table-cell/>
          <table:table-cell table:formula="of:=IF([.A77]=&quot;&quot;;&quot;&quot;;CONCATENATE(&quot; &quot;;[.A77];&quot; &quot;;[.B77];&quot; &quot;))" office:value-type="string" office:string-value=" 01 2073 " calcext:value-type="string">
            <text:p><text:s/>01 2073 </text:p>
          </table:table-cell>
          <table:table-cell office:value-type="string" calcext:value-type="string">
            <text:p>01 2073</text:p>
          </table:table-cell>
          <table:table-cell table:style-name="ce8" table:formula="of:=IF([.A77]=&quot;&quot;;&quot;&quot;;CONCATENATE(&quot; &quot;;[.E77];&quot; &quot;))" office:value-type="string" office:string-value=" 01 2073 " calcext:value-type="string">
            <text:p><text:s/>01 2073 </text:p>
          </table:table-cell>
          <table:table-cell table:style-name="ce11" table:formula="of:=IF([.A77]=&quot;&quot;;&quot;&quot;;IF([.D77]=[.F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4</text:p>
          </table:table-cell>
          <table:table-cell/>
          <table:table-cell table:formula="of:=IF([.A78]=&quot;&quot;;&quot;&quot;;CONCATENATE(&quot; &quot;;[.A78];&quot; &quot;;[.B78];&quot; &quot;))" office:value-type="string" office:string-value=" 01 2074 " calcext:value-type="string">
            <text:p><text:s/>01 2074 </text:p>
          </table:table-cell>
          <table:table-cell office:value-type="string" calcext:value-type="string">
            <text:p>01 2074</text:p>
          </table:table-cell>
          <table:table-cell table:style-name="ce8" table:formula="of:=IF([.A78]=&quot;&quot;;&quot;&quot;;CONCATENATE(&quot; &quot;;[.E78];&quot; &quot;))" office:value-type="string" office:string-value=" 01 2074 " calcext:value-type="string">
            <text:p><text:s/>01 2074 </text:p>
          </table:table-cell>
          <table:table-cell table:style-name="ce11" table:formula="of:=IF([.A78]=&quot;&quot;;&quot;&quot;;IF([.D78]=[.F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5</text:p>
          </table:table-cell>
          <table:table-cell/>
          <table:table-cell table:formula="of:=IF([.A79]=&quot;&quot;;&quot;&quot;;CONCATENATE(&quot; &quot;;[.A79];&quot; &quot;;[.B79];&quot; &quot;))" office:value-type="string" office:string-value=" 01 2075 " calcext:value-type="string">
            <text:p><text:s/>01 2075 </text:p>
          </table:table-cell>
          <table:table-cell office:value-type="string" calcext:value-type="string">
            <text:p>01 2075</text:p>
          </table:table-cell>
          <table:table-cell table:style-name="ce8" table:formula="of:=IF([.A79]=&quot;&quot;;&quot;&quot;;CONCATENATE(&quot; &quot;;[.E79];&quot; &quot;))" office:value-type="string" office:string-value=" 01 2075 " calcext:value-type="string">
            <text:p><text:s/>01 2075 </text:p>
          </table:table-cell>
          <table:table-cell table:style-name="ce11" table:formula="of:=IF([.A79]=&quot;&quot;;&quot;&quot;;IF([.D79]=[.F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6</text:p>
          </table:table-cell>
          <table:table-cell/>
          <table:table-cell table:formula="of:=IF([.A80]=&quot;&quot;;&quot;&quot;;CONCATENATE(&quot; &quot;;[.A80];&quot; &quot;;[.B80];&quot; &quot;))" office:value-type="string" office:string-value=" 01 2076 " calcext:value-type="string">
            <text:p><text:s/>01 2076 </text:p>
          </table:table-cell>
          <table:table-cell office:value-type="string" calcext:value-type="string">
            <text:p>01 2076</text:p>
          </table:table-cell>
          <table:table-cell table:style-name="ce8" table:formula="of:=IF([.A80]=&quot;&quot;;&quot;&quot;;CONCATENATE(&quot; &quot;;[.E80];&quot; &quot;))" office:value-type="string" office:string-value=" 01 2076 " calcext:value-type="string">
            <text:p><text:s/>01 2076 </text:p>
          </table:table-cell>
          <table:table-cell table:style-name="ce11" table:formula="of:=IF([.A80]=&quot;&quot;;&quot;&quot;;IF([.D80]=[.F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7</text:p>
          </table:table-cell>
          <table:table-cell/>
          <table:table-cell table:formula="of:=IF([.A81]=&quot;&quot;;&quot;&quot;;CONCATENATE(&quot; &quot;;[.A81];&quot; &quot;;[.B81];&quot; &quot;))" office:value-type="string" office:string-value=" 01 2077 " calcext:value-type="string">
            <text:p><text:s/>01 2077 </text:p>
          </table:table-cell>
          <table:table-cell office:value-type="string" calcext:value-type="string">
            <text:p>01 2077</text:p>
          </table:table-cell>
          <table:table-cell table:style-name="ce8" table:formula="of:=IF([.A81]=&quot;&quot;;&quot;&quot;;CONCATENATE(&quot; &quot;;[.E81];&quot; &quot;))" office:value-type="string" office:string-value=" 01 2077 " calcext:value-type="string">
            <text:p><text:s/>01 2077 </text:p>
          </table:table-cell>
          <table:table-cell table:style-name="ce11" table:formula="of:=IF([.A81]=&quot;&quot;;&quot;&quot;;IF([.D81]=[.F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8</text:p>
          </table:table-cell>
          <table:table-cell/>
          <table:table-cell table:formula="of:=IF([.A82]=&quot;&quot;;&quot;&quot;;CONCATENATE(&quot; &quot;;[.A82];&quot; &quot;;[.B82];&quot; &quot;))" office:value-type="string" office:string-value=" 01 2078 " calcext:value-type="string">
            <text:p><text:s/>01 2078 </text:p>
          </table:table-cell>
          <table:table-cell office:value-type="string" calcext:value-type="string">
            <text:p>01 2078</text:p>
          </table:table-cell>
          <table:table-cell table:style-name="ce8" table:formula="of:=IF([.A82]=&quot;&quot;;&quot;&quot;;CONCATENATE(&quot; &quot;;[.E82];&quot; &quot;))" office:value-type="string" office:string-value=" 01 2078 " calcext:value-type="string">
            <text:p><text:s/>01 2078 </text:p>
          </table:table-cell>
          <table:table-cell table:style-name="ce11" table:formula="of:=IF([.A82]=&quot;&quot;;&quot;&quot;;IF([.D82]=[.F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79</text:p>
          </table:table-cell>
          <table:table-cell/>
          <table:table-cell table:formula="of:=IF([.A83]=&quot;&quot;;&quot;&quot;;CONCATENATE(&quot; &quot;;[.A83];&quot; &quot;;[.B83];&quot; &quot;))" office:value-type="string" office:string-value=" 01 2079 " calcext:value-type="string">
            <text:p><text:s/>01 2079 </text:p>
          </table:table-cell>
          <table:table-cell office:value-type="string" calcext:value-type="string">
            <text:p>01 2079</text:p>
          </table:table-cell>
          <table:table-cell table:style-name="ce8" table:formula="of:=IF([.A83]=&quot;&quot;;&quot;&quot;;CONCATENATE(&quot; &quot;;[.E83];&quot; &quot;))" office:value-type="string" office:string-value=" 01 2079 " calcext:value-type="string">
            <text:p><text:s/>01 2079 </text:p>
          </table:table-cell>
          <table:table-cell table:style-name="ce11" table:formula="of:=IF([.A83]=&quot;&quot;;&quot;&quot;;IF([.D83]=[.F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0</text:p>
          </table:table-cell>
          <table:table-cell/>
          <table:table-cell table:formula="of:=IF([.A84]=&quot;&quot;;&quot;&quot;;CONCATENATE(&quot; &quot;;[.A84];&quot; &quot;;[.B84];&quot; &quot;))" office:value-type="string" office:string-value=" 01 2080 " calcext:value-type="string">
            <text:p><text:s/>01 2080 </text:p>
          </table:table-cell>
          <table:table-cell office:value-type="string" calcext:value-type="string">
            <text:p>01 2080</text:p>
          </table:table-cell>
          <table:table-cell table:style-name="ce8" table:formula="of:=IF([.A84]=&quot;&quot;;&quot;&quot;;CONCATENATE(&quot; &quot;;[.E84];&quot; &quot;))" office:value-type="string" office:string-value=" 01 2080 " calcext:value-type="string">
            <text:p><text:s/>01 2080 </text:p>
          </table:table-cell>
          <table:table-cell table:style-name="ce11" table:formula="of:=IF([.A84]=&quot;&quot;;&quot;&quot;;IF([.D84]=[.F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1</text:p>
          </table:table-cell>
          <table:table-cell/>
          <table:table-cell table:formula="of:=IF([.A85]=&quot;&quot;;&quot;&quot;;CONCATENATE(&quot; &quot;;[.A85];&quot; &quot;;[.B85];&quot; &quot;))" office:value-type="string" office:string-value=" 01 2081 " calcext:value-type="string">
            <text:p><text:s/>01 2081 </text:p>
          </table:table-cell>
          <table:table-cell office:value-type="string" calcext:value-type="string">
            <text:p>01 2081</text:p>
          </table:table-cell>
          <table:table-cell table:style-name="ce8" table:formula="of:=IF([.A85]=&quot;&quot;;&quot;&quot;;CONCATENATE(&quot; &quot;;[.E85];&quot; &quot;))" office:value-type="string" office:string-value=" 01 2081 " calcext:value-type="string">
            <text:p><text:s/>01 2081 </text:p>
          </table:table-cell>
          <table:table-cell table:style-name="ce11" table:formula="of:=IF([.A85]=&quot;&quot;;&quot;&quot;;IF([.D85]=[.F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2</text:p>
          </table:table-cell>
          <table:table-cell/>
          <table:table-cell table:formula="of:=IF([.A86]=&quot;&quot;;&quot;&quot;;CONCATENATE(&quot; &quot;;[.A86];&quot; &quot;;[.B86];&quot; &quot;))" office:value-type="string" office:string-value=" 01 2082 " calcext:value-type="string">
            <text:p><text:s/>01 2082 </text:p>
          </table:table-cell>
          <table:table-cell office:value-type="string" calcext:value-type="string">
            <text:p>01 2082</text:p>
          </table:table-cell>
          <table:table-cell table:style-name="ce8" table:formula="of:=IF([.A86]=&quot;&quot;;&quot;&quot;;CONCATENATE(&quot; &quot;;[.E86];&quot; &quot;))" office:value-type="string" office:string-value=" 01 2082 " calcext:value-type="string">
            <text:p><text:s/>01 2082 </text:p>
          </table:table-cell>
          <table:table-cell table:style-name="ce11" table:formula="of:=IF([.A86]=&quot;&quot;;&quot;&quot;;IF([.D86]=[.F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3</text:p>
          </table:table-cell>
          <table:table-cell/>
          <table:table-cell table:formula="of:=IF([.A87]=&quot;&quot;;&quot;&quot;;CONCATENATE(&quot; &quot;;[.A87];&quot; &quot;;[.B87];&quot; &quot;))" office:value-type="string" office:string-value=" 01 2083 " calcext:value-type="string">
            <text:p><text:s/>01 2083 </text:p>
          </table:table-cell>
          <table:table-cell office:value-type="string" calcext:value-type="string">
            <text:p>01 2083</text:p>
          </table:table-cell>
          <table:table-cell table:style-name="ce8" table:formula="of:=IF([.A87]=&quot;&quot;;&quot;&quot;;CONCATENATE(&quot; &quot;;[.E87];&quot; &quot;))" office:value-type="string" office:string-value=" 01 2083 " calcext:value-type="string">
            <text:p><text:s/>01 2083 </text:p>
          </table:table-cell>
          <table:table-cell table:style-name="ce11" table:formula="of:=IF([.A87]=&quot;&quot;;&quot;&quot;;IF([.D87]=[.F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4</text:p>
          </table:table-cell>
          <table:table-cell/>
          <table:table-cell table:formula="of:=IF([.A88]=&quot;&quot;;&quot;&quot;;CONCATENATE(&quot; &quot;;[.A88];&quot; &quot;;[.B88];&quot; &quot;))" office:value-type="string" office:string-value=" 01 2084 " calcext:value-type="string">
            <text:p><text:s/>01 2084 </text:p>
          </table:table-cell>
          <table:table-cell office:value-type="string" calcext:value-type="string">
            <text:p>01 2084</text:p>
          </table:table-cell>
          <table:table-cell table:style-name="ce8" table:formula="of:=IF([.A88]=&quot;&quot;;&quot;&quot;;CONCATENATE(&quot; &quot;;[.E88];&quot; &quot;))" office:value-type="string" office:string-value=" 01 2084 " calcext:value-type="string">
            <text:p><text:s/>01 2084 </text:p>
          </table:table-cell>
          <table:table-cell table:style-name="ce11" table:formula="of:=IF([.A88]=&quot;&quot;;&quot;&quot;;IF([.D88]=[.F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5</text:p>
          </table:table-cell>
          <table:table-cell/>
          <table:table-cell table:formula="of:=IF([.A89]=&quot;&quot;;&quot;&quot;;CONCATENATE(&quot; &quot;;[.A89];&quot; &quot;;[.B89];&quot; &quot;))" office:value-type="string" office:string-value=" 01 2085 " calcext:value-type="string">
            <text:p><text:s/>01 2085 </text:p>
          </table:table-cell>
          <table:table-cell office:value-type="string" calcext:value-type="string">
            <text:p>01 2085</text:p>
          </table:table-cell>
          <table:table-cell table:style-name="ce8" table:formula="of:=IF([.A89]=&quot;&quot;;&quot;&quot;;CONCATENATE(&quot; &quot;;[.E89];&quot; &quot;))" office:value-type="string" office:string-value=" 01 2085 " calcext:value-type="string">
            <text:p><text:s/>01 2085 </text:p>
          </table:table-cell>
          <table:table-cell table:style-name="ce11" table:formula="of:=IF([.A89]=&quot;&quot;;&quot;&quot;;IF([.D89]=[.F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6</text:p>
          </table:table-cell>
          <table:table-cell/>
          <table:table-cell table:formula="of:=IF([.A90]=&quot;&quot;;&quot;&quot;;CONCATENATE(&quot; &quot;;[.A90];&quot; &quot;;[.B90];&quot; &quot;))" office:value-type="string" office:string-value=" 01 2086 " calcext:value-type="string">
            <text:p><text:s/>01 2086 </text:p>
          </table:table-cell>
          <table:table-cell office:value-type="string" calcext:value-type="string">
            <text:p>01 2086</text:p>
          </table:table-cell>
          <table:table-cell table:style-name="ce8" table:formula="of:=IF([.A90]=&quot;&quot;;&quot;&quot;;CONCATENATE(&quot; &quot;;[.E90];&quot; &quot;))" office:value-type="string" office:string-value=" 01 2086 " calcext:value-type="string">
            <text:p><text:s/>01 2086 </text:p>
          </table:table-cell>
          <table:table-cell table:style-name="ce11" table:formula="of:=IF([.A90]=&quot;&quot;;&quot;&quot;;IF([.D90]=[.F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7</text:p>
          </table:table-cell>
          <table:table-cell/>
          <table:table-cell table:formula="of:=IF([.A91]=&quot;&quot;;&quot;&quot;;CONCATENATE(&quot; &quot;;[.A91];&quot; &quot;;[.B91];&quot; &quot;))" office:value-type="string" office:string-value=" 01 2087 " calcext:value-type="string">
            <text:p><text:s/>01 2087 </text:p>
          </table:table-cell>
          <table:table-cell office:value-type="string" calcext:value-type="string">
            <text:p>01 2087</text:p>
          </table:table-cell>
          <table:table-cell table:style-name="ce8" table:formula="of:=IF([.A91]=&quot;&quot;;&quot;&quot;;CONCATENATE(&quot; &quot;;[.E91];&quot; &quot;))" office:value-type="string" office:string-value=" 01 2087 " calcext:value-type="string">
            <text:p><text:s/>01 2087 </text:p>
          </table:table-cell>
          <table:table-cell table:style-name="ce11" table:formula="of:=IF([.A91]=&quot;&quot;;&quot;&quot;;IF([.D91]=[.F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8</text:p>
          </table:table-cell>
          <table:table-cell/>
          <table:table-cell table:formula="of:=IF([.A92]=&quot;&quot;;&quot;&quot;;CONCATENATE(&quot; &quot;;[.A92];&quot; &quot;;[.B92];&quot; &quot;))" office:value-type="string" office:string-value=" 01 2088 " calcext:value-type="string">
            <text:p><text:s/>01 2088 </text:p>
          </table:table-cell>
          <table:table-cell office:value-type="string" calcext:value-type="string">
            <text:p>01 2088</text:p>
          </table:table-cell>
          <table:table-cell table:style-name="ce8" table:formula="of:=IF([.A92]=&quot;&quot;;&quot;&quot;;CONCATENATE(&quot; &quot;;[.E92];&quot; &quot;))" office:value-type="string" office:string-value=" 01 2088 " calcext:value-type="string">
            <text:p><text:s/>01 2088 </text:p>
          </table:table-cell>
          <table:table-cell table:style-name="ce11" table:formula="of:=IF([.A92]=&quot;&quot;;&quot;&quot;;IF([.D92]=[.F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89</text:p>
          </table:table-cell>
          <table:table-cell/>
          <table:table-cell table:formula="of:=IF([.A93]=&quot;&quot;;&quot;&quot;;CONCATENATE(&quot; &quot;;[.A93];&quot; &quot;;[.B93];&quot; &quot;))" office:value-type="string" office:string-value=" 01 2089 " calcext:value-type="string">
            <text:p><text:s/>01 2089 </text:p>
          </table:table-cell>
          <table:table-cell office:value-type="string" calcext:value-type="string">
            <text:p>01 2089</text:p>
          </table:table-cell>
          <table:table-cell table:style-name="ce8" table:formula="of:=IF([.A93]=&quot;&quot;;&quot;&quot;;CONCATENATE(&quot; &quot;;[.E93];&quot; &quot;))" office:value-type="string" office:string-value=" 01 2089 " calcext:value-type="string">
            <text:p><text:s/>01 2089 </text:p>
          </table:table-cell>
          <table:table-cell table:style-name="ce11" table:formula="of:=IF([.A93]=&quot;&quot;;&quot;&quot;;IF([.D93]=[.F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0</text:p>
          </table:table-cell>
          <table:table-cell/>
          <table:table-cell table:formula="of:=IF([.A94]=&quot;&quot;;&quot;&quot;;CONCATENATE(&quot; &quot;;[.A94];&quot; &quot;;[.B94];&quot; &quot;))" office:value-type="string" office:string-value=" 01 2090 " calcext:value-type="string">
            <text:p><text:s/>01 2090 </text:p>
          </table:table-cell>
          <table:table-cell office:value-type="string" calcext:value-type="string">
            <text:p>01 2090</text:p>
          </table:table-cell>
          <table:table-cell table:style-name="ce8" table:formula="of:=IF([.A94]=&quot;&quot;;&quot;&quot;;CONCATENATE(&quot; &quot;;[.E94];&quot; &quot;))" office:value-type="string" office:string-value=" 01 2090 " calcext:value-type="string">
            <text:p><text:s/>01 2090 </text:p>
          </table:table-cell>
          <table:table-cell table:style-name="ce11" table:formula="of:=IF([.A94]=&quot;&quot;;&quot;&quot;;IF([.D94]=[.F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1</text:p>
          </table:table-cell>
          <table:table-cell/>
          <table:table-cell table:formula="of:=IF([.A95]=&quot;&quot;;&quot;&quot;;CONCATENATE(&quot; &quot;;[.A95];&quot; &quot;;[.B95];&quot; &quot;))" office:value-type="string" office:string-value=" 01 2091 " calcext:value-type="string">
            <text:p><text:s/>01 2091 </text:p>
          </table:table-cell>
          <table:table-cell office:value-type="string" calcext:value-type="string">
            <text:p>01 2091</text:p>
          </table:table-cell>
          <table:table-cell table:style-name="ce8" table:formula="of:=IF([.A95]=&quot;&quot;;&quot;&quot;;CONCATENATE(&quot; &quot;;[.E95];&quot; &quot;))" office:value-type="string" office:string-value=" 01 2091 " calcext:value-type="string">
            <text:p><text:s/>01 2091 </text:p>
          </table:table-cell>
          <table:table-cell table:style-name="ce11" table:formula="of:=IF([.A95]=&quot;&quot;;&quot;&quot;;IF([.D95]=[.F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2</text:p>
          </table:table-cell>
          <table:table-cell/>
          <table:table-cell table:formula="of:=IF([.A96]=&quot;&quot;;&quot;&quot;;CONCATENATE(&quot; &quot;;[.A96];&quot; &quot;;[.B96];&quot; &quot;))" office:value-type="string" office:string-value=" 01 2092 " calcext:value-type="string">
            <text:p><text:s/>01 2092 </text:p>
          </table:table-cell>
          <table:table-cell office:value-type="string" calcext:value-type="string">
            <text:p>01 2092</text:p>
          </table:table-cell>
          <table:table-cell table:style-name="ce8" table:formula="of:=IF([.A96]=&quot;&quot;;&quot;&quot;;CONCATENATE(&quot; &quot;;[.E96];&quot; &quot;))" office:value-type="string" office:string-value=" 01 2092 " calcext:value-type="string">
            <text:p><text:s/>01 2092 </text:p>
          </table:table-cell>
          <table:table-cell table:style-name="ce11" table:formula="of:=IF([.A96]=&quot;&quot;;&quot;&quot;;IF([.D96]=[.F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3</text:p>
          </table:table-cell>
          <table:table-cell/>
          <table:table-cell table:formula="of:=IF([.A97]=&quot;&quot;;&quot;&quot;;CONCATENATE(&quot; &quot;;[.A97];&quot; &quot;;[.B97];&quot; &quot;))" office:value-type="string" office:string-value=" 01 2093 " calcext:value-type="string">
            <text:p><text:s/>01 2093 </text:p>
          </table:table-cell>
          <table:table-cell office:value-type="string" calcext:value-type="string">
            <text:p>01 2093</text:p>
          </table:table-cell>
          <table:table-cell table:style-name="ce8" table:formula="of:=IF([.A97]=&quot;&quot;;&quot;&quot;;CONCATENATE(&quot; &quot;;[.E97];&quot; &quot;))" office:value-type="string" office:string-value=" 01 2093 " calcext:value-type="string">
            <text:p><text:s/>01 2093 </text:p>
          </table:table-cell>
          <table:table-cell table:style-name="ce11" table:formula="of:=IF([.A97]=&quot;&quot;;&quot;&quot;;IF([.D97]=[.F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4</text:p>
          </table:table-cell>
          <table:table-cell/>
          <table:table-cell table:formula="of:=IF([.A98]=&quot;&quot;;&quot;&quot;;CONCATENATE(&quot; &quot;;[.A98];&quot; &quot;;[.B98];&quot; &quot;))" office:value-type="string" office:string-value=" 01 2094 " calcext:value-type="string">
            <text:p><text:s/>01 2094 </text:p>
          </table:table-cell>
          <table:table-cell office:value-type="string" calcext:value-type="string">
            <text:p>01 2094</text:p>
          </table:table-cell>
          <table:table-cell table:style-name="ce8" table:formula="of:=IF([.A98]=&quot;&quot;;&quot;&quot;;CONCATENATE(&quot; &quot;;[.E98];&quot; &quot;))" office:value-type="string" office:string-value=" 01 2094 " calcext:value-type="string">
            <text:p><text:s/>01 2094 </text:p>
          </table:table-cell>
          <table:table-cell table:style-name="ce11" table:formula="of:=IF([.A98]=&quot;&quot;;&quot;&quot;;IF([.D98]=[.F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5</text:p>
          </table:table-cell>
          <table:table-cell/>
          <table:table-cell table:formula="of:=IF([.A99]=&quot;&quot;;&quot;&quot;;CONCATENATE(&quot; &quot;;[.A99];&quot; &quot;;[.B99];&quot; &quot;))" office:value-type="string" office:string-value=" 01 2095 " calcext:value-type="string">
            <text:p><text:s/>01 2095 </text:p>
          </table:table-cell>
          <table:table-cell office:value-type="string" calcext:value-type="string">
            <text:p>01 2095</text:p>
          </table:table-cell>
          <table:table-cell table:style-name="ce8" table:formula="of:=IF([.A99]=&quot;&quot;;&quot;&quot;;CONCATENATE(&quot; &quot;;[.E99];&quot; &quot;))" office:value-type="string" office:string-value=" 01 2095 " calcext:value-type="string">
            <text:p><text:s/>01 2095 </text:p>
          </table:table-cell>
          <table:table-cell table:style-name="ce11" table:formula="of:=IF([.A99]=&quot;&quot;;&quot;&quot;;IF([.D99]=[.F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6</text:p>
          </table:table-cell>
          <table:table-cell/>
          <table:table-cell table:formula="of:=IF([.A100]=&quot;&quot;;&quot;&quot;;CONCATENATE(&quot; &quot;;[.A100];&quot; &quot;;[.B100];&quot; &quot;))" office:value-type="string" office:string-value=" 01 2096 " calcext:value-type="string">
            <text:p><text:s/>01 2096 </text:p>
          </table:table-cell>
          <table:table-cell office:value-type="string" calcext:value-type="string">
            <text:p>01 2096</text:p>
          </table:table-cell>
          <table:table-cell table:style-name="ce8" table:formula="of:=IF([.A100]=&quot;&quot;;&quot;&quot;;CONCATENATE(&quot; &quot;;[.E100];&quot; &quot;))" office:value-type="string" office:string-value=" 01 2096 " calcext:value-type="string">
            <text:p><text:s/>01 2096 </text:p>
          </table:table-cell>
          <table:table-cell table:style-name="ce11" table:formula="of:=IF([.A100]=&quot;&quot;;&quot;&quot;;IF([.D100]=[.F1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7</text:p>
          </table:table-cell>
          <table:table-cell/>
          <table:table-cell table:formula="of:=IF([.A101]=&quot;&quot;;&quot;&quot;;CONCATENATE(&quot; &quot;;[.A101];&quot; &quot;;[.B101];&quot; &quot;))" office:value-type="string" office:string-value=" 01 2097 " calcext:value-type="string">
            <text:p><text:s/>01 2097 </text:p>
          </table:table-cell>
          <table:table-cell office:value-type="string" calcext:value-type="string">
            <text:p>01 2097</text:p>
          </table:table-cell>
          <table:table-cell table:style-name="ce8" table:formula="of:=IF([.A101]=&quot;&quot;;&quot;&quot;;CONCATENATE(&quot; &quot;;[.E101];&quot; &quot;))" office:value-type="string" office:string-value=" 01 2097 " calcext:value-type="string">
            <text:p><text:s/>01 2097 </text:p>
          </table:table-cell>
          <table:table-cell table:style-name="ce11" table:formula="of:=IF([.A101]=&quot;&quot;;&quot;&quot;;IF([.D101]=[.F1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8</text:p>
          </table:table-cell>
          <table:table-cell/>
          <table:table-cell table:formula="of:=IF([.A102]=&quot;&quot;;&quot;&quot;;CONCATENATE(&quot; &quot;;[.A102];&quot; &quot;;[.B102];&quot; &quot;))" office:value-type="string" office:string-value=" 01 2098 " calcext:value-type="string">
            <text:p><text:s/>01 2098 </text:p>
          </table:table-cell>
          <table:table-cell office:value-type="string" calcext:value-type="string">
            <text:p>01 2098</text:p>
          </table:table-cell>
          <table:table-cell table:style-name="ce8" table:formula="of:=IF([.A102]=&quot;&quot;;&quot;&quot;;CONCATENATE(&quot; &quot;;[.E102];&quot; &quot;))" office:value-type="string" office:string-value=" 01 2098 " calcext:value-type="string">
            <text:p><text:s/>01 2098 </text:p>
          </table:table-cell>
          <table:table-cell table:style-name="ce11" table:formula="of:=IF([.A102]=&quot;&quot;;&quot;&quot;;IF([.D102]=[.F1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099</text:p>
          </table:table-cell>
          <table:table-cell/>
          <table:table-cell table:formula="of:=IF([.A103]=&quot;&quot;;&quot;&quot;;CONCATENATE(&quot; &quot;;[.A103];&quot; &quot;;[.B103];&quot; &quot;))" office:value-type="string" office:string-value=" 01 2099 " calcext:value-type="string">
            <text:p><text:s/>01 2099 </text:p>
          </table:table-cell>
          <table:table-cell office:value-type="string" calcext:value-type="string">
            <text:p>01 2099</text:p>
          </table:table-cell>
          <table:table-cell table:style-name="ce8" table:formula="of:=IF([.A103]=&quot;&quot;;&quot;&quot;;CONCATENATE(&quot; &quot;;[.E103];&quot; &quot;))" office:value-type="string" office:string-value=" 01 2099 " calcext:value-type="string">
            <text:p><text:s/>01 2099 </text:p>
          </table:table-cell>
          <table:table-cell table:style-name="ce11" table:formula="of:=IF([.A103]=&quot;&quot;;&quot;&quot;;IF([.D103]=[.F1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0</text:p>
          </table:table-cell>
          <table:table-cell/>
          <table:table-cell table:formula="of:=IF([.A104]=&quot;&quot;;&quot;&quot;;CONCATENATE(&quot; &quot;;[.A104];&quot; &quot;;[.B104];&quot; &quot;))" office:value-type="string" office:string-value=" 01 2100 " calcext:value-type="string">
            <text:p><text:s/>01 2100 </text:p>
          </table:table-cell>
          <table:table-cell office:value-type="string" calcext:value-type="string">
            <text:p>01 2100</text:p>
          </table:table-cell>
          <table:table-cell table:style-name="ce8" table:formula="of:=IF([.A104]=&quot;&quot;;&quot;&quot;;CONCATENATE(&quot; &quot;;[.E104];&quot; &quot;))" office:value-type="string" office:string-value=" 01 2100 " calcext:value-type="string">
            <text:p><text:s/>01 2100 </text:p>
          </table:table-cell>
          <table:table-cell table:style-name="ce11" table:formula="of:=IF([.A104]=&quot;&quot;;&quot;&quot;;IF([.D104]=[.F1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1</text:p>
          </table:table-cell>
          <table:table-cell/>
          <table:table-cell table:formula="of:=IF([.A105]=&quot;&quot;;&quot;&quot;;CONCATENATE(&quot; &quot;;[.A105];&quot; &quot;;[.B105];&quot; &quot;))" office:value-type="string" office:string-value=" 01 2101 " calcext:value-type="string">
            <text:p><text:s/>01 2101 </text:p>
          </table:table-cell>
          <table:table-cell office:value-type="string" calcext:value-type="string">
            <text:p>01 2101</text:p>
          </table:table-cell>
          <table:table-cell table:style-name="ce8" table:formula="of:=IF([.A105]=&quot;&quot;;&quot;&quot;;CONCATENATE(&quot; &quot;;[.E105];&quot; &quot;))" office:value-type="string" office:string-value=" 01 2101 " calcext:value-type="string">
            <text:p><text:s/>01 2101 </text:p>
          </table:table-cell>
          <table:table-cell table:style-name="ce11" table:formula="of:=IF([.A105]=&quot;&quot;;&quot;&quot;;IF([.D105]=[.F1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2</text:p>
          </table:table-cell>
          <table:table-cell/>
          <table:table-cell table:formula="of:=IF([.A106]=&quot;&quot;;&quot;&quot;;CONCATENATE(&quot; &quot;;[.A106];&quot; &quot;;[.B106];&quot; &quot;))" office:value-type="string" office:string-value=" 01 2102 " calcext:value-type="string">
            <text:p><text:s/>01 2102 </text:p>
          </table:table-cell>
          <table:table-cell office:value-type="string" calcext:value-type="string">
            <text:p>01 2102</text:p>
          </table:table-cell>
          <table:table-cell table:style-name="ce8" table:formula="of:=IF([.A106]=&quot;&quot;;&quot;&quot;;CONCATENATE(&quot; &quot;;[.E106];&quot; &quot;))" office:value-type="string" office:string-value=" 01 2102 " calcext:value-type="string">
            <text:p><text:s/>01 2102 </text:p>
          </table:table-cell>
          <table:table-cell table:style-name="ce11" table:formula="of:=IF([.A106]=&quot;&quot;;&quot;&quot;;IF([.D106]=[.F1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3</text:p>
          </table:table-cell>
          <table:table-cell/>
          <table:table-cell table:formula="of:=IF([.A107]=&quot;&quot;;&quot;&quot;;CONCATENATE(&quot; &quot;;[.A107];&quot; &quot;;[.B107];&quot; &quot;))" office:value-type="string" office:string-value=" 01 2103 " calcext:value-type="string">
            <text:p><text:s/>01 2103 </text:p>
          </table:table-cell>
          <table:table-cell office:value-type="string" calcext:value-type="string">
            <text:p>01 2103</text:p>
          </table:table-cell>
          <table:table-cell table:style-name="ce8" table:formula="of:=IF([.A107]=&quot;&quot;;&quot;&quot;;CONCATENATE(&quot; &quot;;[.E107];&quot; &quot;))" office:value-type="string" office:string-value=" 01 2103 " calcext:value-type="string">
            <text:p><text:s/>01 2103 </text:p>
          </table:table-cell>
          <table:table-cell table:style-name="ce11" table:formula="of:=IF([.A107]=&quot;&quot;;&quot;&quot;;IF([.D107]=[.F1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4</text:p>
          </table:table-cell>
          <table:table-cell/>
          <table:table-cell table:formula="of:=IF([.A108]=&quot;&quot;;&quot;&quot;;CONCATENATE(&quot; &quot;;[.A108];&quot; &quot;;[.B108];&quot; &quot;))" office:value-type="string" office:string-value=" 01 2104 " calcext:value-type="string">
            <text:p><text:s/>01 2104 </text:p>
          </table:table-cell>
          <table:table-cell office:value-type="string" calcext:value-type="string">
            <text:p>01 2104</text:p>
          </table:table-cell>
          <table:table-cell table:style-name="ce8" table:formula="of:=IF([.A108]=&quot;&quot;;&quot;&quot;;CONCATENATE(&quot; &quot;;[.E108];&quot; &quot;))" office:value-type="string" office:string-value=" 01 2104 " calcext:value-type="string">
            <text:p><text:s/>01 2104 </text:p>
          </table:table-cell>
          <table:table-cell table:style-name="ce11" table:formula="of:=IF([.A108]=&quot;&quot;;&quot;&quot;;IF([.D108]=[.F1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5</text:p>
          </table:table-cell>
          <table:table-cell/>
          <table:table-cell table:formula="of:=IF([.A109]=&quot;&quot;;&quot;&quot;;CONCATENATE(&quot; &quot;;[.A109];&quot; &quot;;[.B109];&quot; &quot;))" office:value-type="string" office:string-value=" 01 2105 " calcext:value-type="string">
            <text:p><text:s/>01 2105 </text:p>
          </table:table-cell>
          <table:table-cell office:value-type="string" calcext:value-type="string">
            <text:p>01 2105</text:p>
          </table:table-cell>
          <table:table-cell table:style-name="ce8" table:formula="of:=IF([.A109]=&quot;&quot;;&quot;&quot;;CONCATENATE(&quot; &quot;;[.E109];&quot; &quot;))" office:value-type="string" office:string-value=" 01 2105 " calcext:value-type="string">
            <text:p><text:s/>01 2105 </text:p>
          </table:table-cell>
          <table:table-cell table:style-name="ce11" table:formula="of:=IF([.A109]=&quot;&quot;;&quot;&quot;;IF([.D109]=[.F1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6</text:p>
          </table:table-cell>
          <table:table-cell/>
          <table:table-cell table:formula="of:=IF([.A110]=&quot;&quot;;&quot;&quot;;CONCATENATE(&quot; &quot;;[.A110];&quot; &quot;;[.B110];&quot; &quot;))" office:value-type="string" office:string-value=" 01 2106 " calcext:value-type="string">
            <text:p><text:s/>01 2106 </text:p>
          </table:table-cell>
          <table:table-cell office:value-type="string" calcext:value-type="string">
            <text:p>01 2106</text:p>
          </table:table-cell>
          <table:table-cell table:style-name="ce8" table:formula="of:=IF([.A110]=&quot;&quot;;&quot;&quot;;CONCATENATE(&quot; &quot;;[.E110];&quot; &quot;))" office:value-type="string" office:string-value=" 01 2106 " calcext:value-type="string">
            <text:p><text:s/>01 2106 </text:p>
          </table:table-cell>
          <table:table-cell table:style-name="ce11" table:formula="of:=IF([.A110]=&quot;&quot;;&quot;&quot;;IF([.D110]=[.F1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7</text:p>
          </table:table-cell>
          <table:table-cell/>
          <table:table-cell table:formula="of:=IF([.A111]=&quot;&quot;;&quot;&quot;;CONCATENATE(&quot; &quot;;[.A111];&quot; &quot;;[.B111];&quot; &quot;))" office:value-type="string" office:string-value=" 01 2107 " calcext:value-type="string">
            <text:p><text:s/>01 2107 </text:p>
          </table:table-cell>
          <table:table-cell office:value-type="string" calcext:value-type="string">
            <text:p>01 2107</text:p>
          </table:table-cell>
          <table:table-cell table:style-name="ce8" table:formula="of:=IF([.A111]=&quot;&quot;;&quot;&quot;;CONCATENATE(&quot; &quot;;[.E111];&quot; &quot;))" office:value-type="string" office:string-value=" 01 2107 " calcext:value-type="string">
            <text:p><text:s/>01 2107 </text:p>
          </table:table-cell>
          <table:table-cell table:style-name="ce11" table:formula="of:=IF([.A111]=&quot;&quot;;&quot;&quot;;IF([.D111]=[.F1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8</text:p>
          </table:table-cell>
          <table:table-cell/>
          <table:table-cell table:formula="of:=IF([.A112]=&quot;&quot;;&quot;&quot;;CONCATENATE(&quot; &quot;;[.A112];&quot; &quot;;[.B112];&quot; &quot;))" office:value-type="string" office:string-value=" 01 2108 " calcext:value-type="string">
            <text:p><text:s/>01 2108 </text:p>
          </table:table-cell>
          <table:table-cell office:value-type="string" calcext:value-type="string">
            <text:p>01 2108</text:p>
          </table:table-cell>
          <table:table-cell table:style-name="ce8" table:formula="of:=IF([.A112]=&quot;&quot;;&quot;&quot;;CONCATENATE(&quot; &quot;;[.E112];&quot; &quot;))" office:value-type="string" office:string-value=" 01 2108 " calcext:value-type="string">
            <text:p><text:s/>01 2108 </text:p>
          </table:table-cell>
          <table:table-cell table:style-name="ce11" table:formula="of:=IF([.A112]=&quot;&quot;;&quot;&quot;;IF([.D112]=[.F1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09</text:p>
          </table:table-cell>
          <table:table-cell/>
          <table:table-cell table:formula="of:=IF([.A113]=&quot;&quot;;&quot;&quot;;CONCATENATE(&quot; &quot;;[.A113];&quot; &quot;;[.B113];&quot; &quot;))" office:value-type="string" office:string-value=" 01 2109 " calcext:value-type="string">
            <text:p><text:s/>01 2109 </text:p>
          </table:table-cell>
          <table:table-cell office:value-type="string" calcext:value-type="string">
            <text:p>01 2109</text:p>
          </table:table-cell>
          <table:table-cell table:style-name="ce8" table:formula="of:=IF([.A113]=&quot;&quot;;&quot;&quot;;CONCATENATE(&quot; &quot;;[.E113];&quot; &quot;))" office:value-type="string" office:string-value=" 01 2109 " calcext:value-type="string">
            <text:p><text:s/>01 2109 </text:p>
          </table:table-cell>
          <table:table-cell table:style-name="ce11" table:formula="of:=IF([.A113]=&quot;&quot;;&quot;&quot;;IF([.D113]=[.F1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0</text:p>
          </table:table-cell>
          <table:table-cell/>
          <table:table-cell table:formula="of:=IF([.A114]=&quot;&quot;;&quot;&quot;;CONCATENATE(&quot; &quot;;[.A114];&quot; &quot;;[.B114];&quot; &quot;))" office:value-type="string" office:string-value=" 01 2110 " calcext:value-type="string">
            <text:p><text:s/>01 2110 </text:p>
          </table:table-cell>
          <table:table-cell office:value-type="string" calcext:value-type="string">
            <text:p>01 2110</text:p>
          </table:table-cell>
          <table:table-cell table:style-name="ce8" table:formula="of:=IF([.A114]=&quot;&quot;;&quot;&quot;;CONCATENATE(&quot; &quot;;[.E114];&quot; &quot;))" office:value-type="string" office:string-value=" 01 2110 " calcext:value-type="string">
            <text:p><text:s/>01 2110 </text:p>
          </table:table-cell>
          <table:table-cell table:style-name="ce11" table:formula="of:=IF([.A114]=&quot;&quot;;&quot;&quot;;IF([.D114]=[.F1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1</text:p>
          </table:table-cell>
          <table:table-cell/>
          <table:table-cell table:formula="of:=IF([.A115]=&quot;&quot;;&quot;&quot;;CONCATENATE(&quot; &quot;;[.A115];&quot; &quot;;[.B115];&quot; &quot;))" office:value-type="string" office:string-value=" 01 2111 " calcext:value-type="string">
            <text:p><text:s/>01 2111 </text:p>
          </table:table-cell>
          <table:table-cell office:value-type="string" calcext:value-type="string">
            <text:p>01 2111</text:p>
          </table:table-cell>
          <table:table-cell table:style-name="ce8" table:formula="of:=IF([.A115]=&quot;&quot;;&quot;&quot;;CONCATENATE(&quot; &quot;;[.E115];&quot; &quot;))" office:value-type="string" office:string-value=" 01 2111 " calcext:value-type="string">
            <text:p><text:s/>01 2111 </text:p>
          </table:table-cell>
          <table:table-cell table:style-name="ce11" table:formula="of:=IF([.A115]=&quot;&quot;;&quot;&quot;;IF([.D115]=[.F1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2</text:p>
          </table:table-cell>
          <table:table-cell/>
          <table:table-cell table:formula="of:=IF([.A116]=&quot;&quot;;&quot;&quot;;CONCATENATE(&quot; &quot;;[.A116];&quot; &quot;;[.B116];&quot; &quot;))" office:value-type="string" office:string-value=" 01 2112 " calcext:value-type="string">
            <text:p><text:s/>01 2112 </text:p>
          </table:table-cell>
          <table:table-cell office:value-type="string" calcext:value-type="string">
            <text:p>01 2112</text:p>
          </table:table-cell>
          <table:table-cell table:style-name="ce8" table:formula="of:=IF([.A116]=&quot;&quot;;&quot;&quot;;CONCATENATE(&quot; &quot;;[.E116];&quot; &quot;))" office:value-type="string" office:string-value=" 01 2112 " calcext:value-type="string">
            <text:p><text:s/>01 2112 </text:p>
          </table:table-cell>
          <table:table-cell table:style-name="ce11" table:formula="of:=IF([.A116]=&quot;&quot;;&quot;&quot;;IF([.D116]=[.F1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3</text:p>
          </table:table-cell>
          <table:table-cell/>
          <table:table-cell table:formula="of:=IF([.A117]=&quot;&quot;;&quot;&quot;;CONCATENATE(&quot; &quot;;[.A117];&quot; &quot;;[.B117];&quot; &quot;))" office:value-type="string" office:string-value=" 01 2113 " calcext:value-type="string">
            <text:p><text:s/>01 2113 </text:p>
          </table:table-cell>
          <table:table-cell office:value-type="string" calcext:value-type="string">
            <text:p>01 2113</text:p>
          </table:table-cell>
          <table:table-cell table:style-name="ce8" table:formula="of:=IF([.A117]=&quot;&quot;;&quot;&quot;;CONCATENATE(&quot; &quot;;[.E117];&quot; &quot;))" office:value-type="string" office:string-value=" 01 2113 " calcext:value-type="string">
            <text:p><text:s/>01 2113 </text:p>
          </table:table-cell>
          <table:table-cell table:style-name="ce11" table:formula="of:=IF([.A117]=&quot;&quot;;&quot;&quot;;IF([.D117]=[.F1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4</text:p>
          </table:table-cell>
          <table:table-cell/>
          <table:table-cell table:formula="of:=IF([.A118]=&quot;&quot;;&quot;&quot;;CONCATENATE(&quot; &quot;;[.A118];&quot; &quot;;[.B118];&quot; &quot;))" office:value-type="string" office:string-value=" 01 2114 " calcext:value-type="string">
            <text:p><text:s/>01 2114 </text:p>
          </table:table-cell>
          <table:table-cell office:value-type="string" calcext:value-type="string">
            <text:p>01 2114</text:p>
          </table:table-cell>
          <table:table-cell table:style-name="ce8" table:formula="of:=IF([.A118]=&quot;&quot;;&quot;&quot;;CONCATENATE(&quot; &quot;;[.E118];&quot; &quot;))" office:value-type="string" office:string-value=" 01 2114 " calcext:value-type="string">
            <text:p><text:s/>01 2114 </text:p>
          </table:table-cell>
          <table:table-cell table:style-name="ce11" table:formula="of:=IF([.A118]=&quot;&quot;;&quot;&quot;;IF([.D118]=[.F1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5</text:p>
          </table:table-cell>
          <table:table-cell/>
          <table:table-cell table:formula="of:=IF([.A119]=&quot;&quot;;&quot;&quot;;CONCATENATE(&quot; &quot;;[.A119];&quot; &quot;;[.B119];&quot; &quot;))" office:value-type="string" office:string-value=" 01 2115 " calcext:value-type="string">
            <text:p><text:s/>01 2115 </text:p>
          </table:table-cell>
          <table:table-cell office:value-type="string" calcext:value-type="string">
            <text:p>01 2115</text:p>
          </table:table-cell>
          <table:table-cell table:style-name="ce8" table:formula="of:=IF([.A119]=&quot;&quot;;&quot;&quot;;CONCATENATE(&quot; &quot;;[.E119];&quot; &quot;))" office:value-type="string" office:string-value=" 01 2115 " calcext:value-type="string">
            <text:p><text:s/>01 2115 </text:p>
          </table:table-cell>
          <table:table-cell table:style-name="ce11" table:formula="of:=IF([.A119]=&quot;&quot;;&quot;&quot;;IF([.D119]=[.F1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6</text:p>
          </table:table-cell>
          <table:table-cell/>
          <table:table-cell table:formula="of:=IF([.A120]=&quot;&quot;;&quot;&quot;;CONCATENATE(&quot; &quot;;[.A120];&quot; &quot;;[.B120];&quot; &quot;))" office:value-type="string" office:string-value=" 01 2116 " calcext:value-type="string">
            <text:p><text:s/>01 2116 </text:p>
          </table:table-cell>
          <table:table-cell office:value-type="string" calcext:value-type="string">
            <text:p>01 2116</text:p>
          </table:table-cell>
          <table:table-cell table:style-name="ce8" table:formula="of:=IF([.A120]=&quot;&quot;;&quot;&quot;;CONCATENATE(&quot; &quot;;[.E120];&quot; &quot;))" office:value-type="string" office:string-value=" 01 2116 " calcext:value-type="string">
            <text:p><text:s/>01 2116 </text:p>
          </table:table-cell>
          <table:table-cell table:style-name="ce11" table:formula="of:=IF([.A120]=&quot;&quot;;&quot;&quot;;IF([.D120]=[.F1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7</text:p>
          </table:table-cell>
          <table:table-cell/>
          <table:table-cell table:formula="of:=IF([.A121]=&quot;&quot;;&quot;&quot;;CONCATENATE(&quot; &quot;;[.A121];&quot; &quot;;[.B121];&quot; &quot;))" office:value-type="string" office:string-value=" 01 2117 " calcext:value-type="string">
            <text:p><text:s/>01 2117 </text:p>
          </table:table-cell>
          <table:table-cell office:value-type="string" calcext:value-type="string">
            <text:p>01 2117</text:p>
          </table:table-cell>
          <table:table-cell table:style-name="ce8" table:formula="of:=IF([.A121]=&quot;&quot;;&quot;&quot;;CONCATENATE(&quot; &quot;;[.E121];&quot; &quot;))" office:value-type="string" office:string-value=" 01 2117 " calcext:value-type="string">
            <text:p><text:s/>01 2117 </text:p>
          </table:table-cell>
          <table:table-cell table:style-name="ce11" table:formula="of:=IF([.A121]=&quot;&quot;;&quot;&quot;;IF([.D121]=[.F1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8</text:p>
          </table:table-cell>
          <table:table-cell/>
          <table:table-cell table:formula="of:=IF([.A122]=&quot;&quot;;&quot;&quot;;CONCATENATE(&quot; &quot;;[.A122];&quot; &quot;;[.B122];&quot; &quot;))" office:value-type="string" office:string-value=" 01 2118 " calcext:value-type="string">
            <text:p><text:s/>01 2118 </text:p>
          </table:table-cell>
          <table:table-cell office:value-type="string" calcext:value-type="string">
            <text:p>01 2118</text:p>
          </table:table-cell>
          <table:table-cell table:style-name="ce8" table:formula="of:=IF([.A122]=&quot;&quot;;&quot;&quot;;CONCATENATE(&quot; &quot;;[.E122];&quot; &quot;))" office:value-type="string" office:string-value=" 01 2118 " calcext:value-type="string">
            <text:p><text:s/>01 2118 </text:p>
          </table:table-cell>
          <table:table-cell table:style-name="ce11" table:formula="of:=IF([.A122]=&quot;&quot;;&quot;&quot;;IF([.D122]=[.F1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19</text:p>
          </table:table-cell>
          <table:table-cell/>
          <table:table-cell table:formula="of:=IF([.A123]=&quot;&quot;;&quot;&quot;;CONCATENATE(&quot; &quot;;[.A123];&quot; &quot;;[.B123];&quot; &quot;))" office:value-type="string" office:string-value=" 01 2119 " calcext:value-type="string">
            <text:p><text:s/>01 2119 </text:p>
          </table:table-cell>
          <table:table-cell office:value-type="string" calcext:value-type="string">
            <text:p>01 2119</text:p>
          </table:table-cell>
          <table:table-cell table:style-name="ce8" table:formula="of:=IF([.A123]=&quot;&quot;;&quot;&quot;;CONCATENATE(&quot; &quot;;[.E123];&quot; &quot;))" office:value-type="string" office:string-value=" 01 2119 " calcext:value-type="string">
            <text:p><text:s/>01 2119 </text:p>
          </table:table-cell>
          <table:table-cell table:style-name="ce11" table:formula="of:=IF([.A123]=&quot;&quot;;&quot;&quot;;IF([.D123]=[.F1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0</text:p>
          </table:table-cell>
          <table:table-cell/>
          <table:table-cell table:formula="of:=IF([.A124]=&quot;&quot;;&quot;&quot;;CONCATENATE(&quot; &quot;;[.A124];&quot; &quot;;[.B124];&quot; &quot;))" office:value-type="string" office:string-value=" 01 2120 " calcext:value-type="string">
            <text:p><text:s/>01 2120 </text:p>
          </table:table-cell>
          <table:table-cell office:value-type="string" calcext:value-type="string">
            <text:p>01 2120</text:p>
          </table:table-cell>
          <table:table-cell table:style-name="ce8" table:formula="of:=IF([.A124]=&quot;&quot;;&quot;&quot;;CONCATENATE(&quot; &quot;;[.E124];&quot; &quot;))" office:value-type="string" office:string-value=" 01 2120 " calcext:value-type="string">
            <text:p><text:s/>01 2120 </text:p>
          </table:table-cell>
          <table:table-cell table:style-name="ce11" table:formula="of:=IF([.A124]=&quot;&quot;;&quot;&quot;;IF([.D124]=[.F1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1</text:p>
          </table:table-cell>
          <table:table-cell/>
          <table:table-cell table:formula="of:=IF([.A125]=&quot;&quot;;&quot;&quot;;CONCATENATE(&quot; &quot;;[.A125];&quot; &quot;;[.B125];&quot; &quot;))" office:value-type="string" office:string-value=" 01 2121 " calcext:value-type="string">
            <text:p><text:s/>01 2121 </text:p>
          </table:table-cell>
          <table:table-cell office:value-type="string" calcext:value-type="string">
            <text:p>01 2121</text:p>
          </table:table-cell>
          <table:table-cell table:style-name="ce8" table:formula="of:=IF([.A125]=&quot;&quot;;&quot;&quot;;CONCATENATE(&quot; &quot;;[.E125];&quot; &quot;))" office:value-type="string" office:string-value=" 01 2121 " calcext:value-type="string">
            <text:p><text:s/>01 2121 </text:p>
          </table:table-cell>
          <table:table-cell table:style-name="ce11" table:formula="of:=IF([.A125]=&quot;&quot;;&quot;&quot;;IF([.D125]=[.F1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2</text:p>
          </table:table-cell>
          <table:table-cell/>
          <table:table-cell table:formula="of:=IF([.A126]=&quot;&quot;;&quot;&quot;;CONCATENATE(&quot; &quot;;[.A126];&quot; &quot;;[.B126];&quot; &quot;))" office:value-type="string" office:string-value=" 01 2122 " calcext:value-type="string">
            <text:p><text:s/>01 2122 </text:p>
          </table:table-cell>
          <table:table-cell office:value-type="string" calcext:value-type="string">
            <text:p>01 2122</text:p>
          </table:table-cell>
          <table:table-cell table:style-name="ce8" table:formula="of:=IF([.A126]=&quot;&quot;;&quot;&quot;;CONCATENATE(&quot; &quot;;[.E126];&quot; &quot;))" office:value-type="string" office:string-value=" 01 2122 " calcext:value-type="string">
            <text:p><text:s/>01 2122 </text:p>
          </table:table-cell>
          <table:table-cell table:style-name="ce11" table:formula="of:=IF([.A126]=&quot;&quot;;&quot;&quot;;IF([.D126]=[.F1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3</text:p>
          </table:table-cell>
          <table:table-cell/>
          <table:table-cell table:formula="of:=IF([.A127]=&quot;&quot;;&quot;&quot;;CONCATENATE(&quot; &quot;;[.A127];&quot; &quot;;[.B127];&quot; &quot;))" office:value-type="string" office:string-value=" 01 2123 " calcext:value-type="string">
            <text:p><text:s/>01 2123 </text:p>
          </table:table-cell>
          <table:table-cell office:value-type="string" calcext:value-type="string">
            <text:p>01 2123</text:p>
          </table:table-cell>
          <table:table-cell table:style-name="ce8" table:formula="of:=IF([.A127]=&quot;&quot;;&quot;&quot;;CONCATENATE(&quot; &quot;;[.E127];&quot; &quot;))" office:value-type="string" office:string-value=" 01 2123 " calcext:value-type="string">
            <text:p><text:s/>01 2123 </text:p>
          </table:table-cell>
          <table:table-cell table:style-name="ce11" table:formula="of:=IF([.A127]=&quot;&quot;;&quot;&quot;;IF([.D127]=[.F1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4</text:p>
          </table:table-cell>
          <table:table-cell/>
          <table:table-cell table:formula="of:=IF([.A128]=&quot;&quot;;&quot;&quot;;CONCATENATE(&quot; &quot;;[.A128];&quot; &quot;;[.B128];&quot; &quot;))" office:value-type="string" office:string-value=" 01 2124 " calcext:value-type="string">
            <text:p><text:s/>01 2124 </text:p>
          </table:table-cell>
          <table:table-cell office:value-type="string" calcext:value-type="string">
            <text:p>01 2124</text:p>
          </table:table-cell>
          <table:table-cell table:style-name="ce8" table:formula="of:=IF([.A128]=&quot;&quot;;&quot;&quot;;CONCATENATE(&quot; &quot;;[.E128];&quot; &quot;))" office:value-type="string" office:string-value=" 01 2124 " calcext:value-type="string">
            <text:p><text:s/>01 2124 </text:p>
          </table:table-cell>
          <table:table-cell table:style-name="ce11" table:formula="of:=IF([.A128]=&quot;&quot;;&quot;&quot;;IF([.D128]=[.F1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5</text:p>
          </table:table-cell>
          <table:table-cell/>
          <table:table-cell table:formula="of:=IF([.A129]=&quot;&quot;;&quot;&quot;;CONCATENATE(&quot; &quot;;[.A129];&quot; &quot;;[.B129];&quot; &quot;))" office:value-type="string" office:string-value=" 01 2125 " calcext:value-type="string">
            <text:p><text:s/>01 2125 </text:p>
          </table:table-cell>
          <table:table-cell office:value-type="string" calcext:value-type="string">
            <text:p>01 2125</text:p>
          </table:table-cell>
          <table:table-cell table:style-name="ce8" table:formula="of:=IF([.A129]=&quot;&quot;;&quot;&quot;;CONCATENATE(&quot; &quot;;[.E129];&quot; &quot;))" office:value-type="string" office:string-value=" 01 2125 " calcext:value-type="string">
            <text:p><text:s/>01 2125 </text:p>
          </table:table-cell>
          <table:table-cell table:style-name="ce11" table:formula="of:=IF([.A129]=&quot;&quot;;&quot;&quot;;IF([.D129]=[.F1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6</text:p>
          </table:table-cell>
          <table:table-cell/>
          <table:table-cell table:formula="of:=IF([.A130]=&quot;&quot;;&quot;&quot;;CONCATENATE(&quot; &quot;;[.A130];&quot; &quot;;[.B130];&quot; &quot;))" office:value-type="string" office:string-value=" 01 2126 " calcext:value-type="string">
            <text:p><text:s/>01 2126 </text:p>
          </table:table-cell>
          <table:table-cell office:value-type="string" calcext:value-type="string">
            <text:p>01 2126</text:p>
          </table:table-cell>
          <table:table-cell table:style-name="ce8" table:formula="of:=IF([.A130]=&quot;&quot;;&quot;&quot;;CONCATENATE(&quot; &quot;;[.E130];&quot; &quot;))" office:value-type="string" office:string-value=" 01 2126 " calcext:value-type="string">
            <text:p><text:s/>01 2126 </text:p>
          </table:table-cell>
          <table:table-cell table:style-name="ce11" table:formula="of:=IF([.A130]=&quot;&quot;;&quot;&quot;;IF([.D130]=[.F1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7</text:p>
          </table:table-cell>
          <table:table-cell/>
          <table:table-cell table:formula="of:=IF([.A131]=&quot;&quot;;&quot;&quot;;CONCATENATE(&quot; &quot;;[.A131];&quot; &quot;;[.B131];&quot; &quot;))" office:value-type="string" office:string-value=" 01 2127 " calcext:value-type="string">
            <text:p><text:s/>01 2127 </text:p>
          </table:table-cell>
          <table:table-cell office:value-type="string" calcext:value-type="string">
            <text:p>01 2127</text:p>
          </table:table-cell>
          <table:table-cell table:style-name="ce8" table:formula="of:=IF([.A131]=&quot;&quot;;&quot;&quot;;CONCATENATE(&quot; &quot;;[.E131];&quot; &quot;))" office:value-type="string" office:string-value=" 01 2127 " calcext:value-type="string">
            <text:p><text:s/>01 2127 </text:p>
          </table:table-cell>
          <table:table-cell table:style-name="ce11" table:formula="of:=IF([.A131]=&quot;&quot;;&quot;&quot;;IF([.D131]=[.F1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8</text:p>
          </table:table-cell>
          <table:table-cell/>
          <table:table-cell table:formula="of:=IF([.A132]=&quot;&quot;;&quot;&quot;;CONCATENATE(&quot; &quot;;[.A132];&quot; &quot;;[.B132];&quot; &quot;))" office:value-type="string" office:string-value=" 01 2128 " calcext:value-type="string">
            <text:p><text:s/>01 2128 </text:p>
          </table:table-cell>
          <table:table-cell office:value-type="string" calcext:value-type="string">
            <text:p>01 2128</text:p>
          </table:table-cell>
          <table:table-cell table:style-name="ce8" table:formula="of:=IF([.A132]=&quot;&quot;;&quot;&quot;;CONCATENATE(&quot; &quot;;[.E132];&quot; &quot;))" office:value-type="string" office:string-value=" 01 2128 " calcext:value-type="string">
            <text:p><text:s/>01 2128 </text:p>
          </table:table-cell>
          <table:table-cell table:style-name="ce11" table:formula="of:=IF([.A132]=&quot;&quot;;&quot;&quot;;IF([.D132]=[.F1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29</text:p>
          </table:table-cell>
          <table:table-cell/>
          <table:table-cell table:formula="of:=IF([.A133]=&quot;&quot;;&quot;&quot;;CONCATENATE(&quot; &quot;;[.A133];&quot; &quot;;[.B133];&quot; &quot;))" office:value-type="string" office:string-value=" 01 2129 " calcext:value-type="string">
            <text:p><text:s/>01 2129 </text:p>
          </table:table-cell>
          <table:table-cell office:value-type="string" calcext:value-type="string">
            <text:p>01 2129</text:p>
          </table:table-cell>
          <table:table-cell table:style-name="ce8" table:formula="of:=IF([.A133]=&quot;&quot;;&quot;&quot;;CONCATENATE(&quot; &quot;;[.E133];&quot; &quot;))" office:value-type="string" office:string-value=" 01 2129 " calcext:value-type="string">
            <text:p><text:s/>01 2129 </text:p>
          </table:table-cell>
          <table:table-cell table:style-name="ce11" table:formula="of:=IF([.A133]=&quot;&quot;;&quot;&quot;;IF([.D133]=[.F1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0</text:p>
          </table:table-cell>
          <table:table-cell/>
          <table:table-cell table:formula="of:=IF([.A134]=&quot;&quot;;&quot;&quot;;CONCATENATE(&quot; &quot;;[.A134];&quot; &quot;;[.B134];&quot; &quot;))" office:value-type="string" office:string-value=" 01 2130 " calcext:value-type="string">
            <text:p><text:s/>01 2130 </text:p>
          </table:table-cell>
          <table:table-cell office:value-type="string" calcext:value-type="string">
            <text:p>01 2130</text:p>
          </table:table-cell>
          <table:table-cell table:style-name="ce8" table:formula="of:=IF([.A134]=&quot;&quot;;&quot;&quot;;CONCATENATE(&quot; &quot;;[.E134];&quot; &quot;))" office:value-type="string" office:string-value=" 01 2130 " calcext:value-type="string">
            <text:p><text:s/>01 2130 </text:p>
          </table:table-cell>
          <table:table-cell table:style-name="ce11" table:formula="of:=IF([.A134]=&quot;&quot;;&quot;&quot;;IF([.D134]=[.F1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1</text:p>
          </table:table-cell>
          <table:table-cell/>
          <table:table-cell table:formula="of:=IF([.A135]=&quot;&quot;;&quot;&quot;;CONCATENATE(&quot; &quot;;[.A135];&quot; &quot;;[.B135];&quot; &quot;))" office:value-type="string" office:string-value=" 01 2131 " calcext:value-type="string">
            <text:p><text:s/>01 2131 </text:p>
          </table:table-cell>
          <table:table-cell office:value-type="string" calcext:value-type="string">
            <text:p>01 2131</text:p>
          </table:table-cell>
          <table:table-cell table:style-name="ce8" table:formula="of:=IF([.A135]=&quot;&quot;;&quot;&quot;;CONCATENATE(&quot; &quot;;[.E135];&quot; &quot;))" office:value-type="string" office:string-value=" 01 2131 " calcext:value-type="string">
            <text:p><text:s/>01 2131 </text:p>
          </table:table-cell>
          <table:table-cell table:style-name="ce11" table:formula="of:=IF([.A135]=&quot;&quot;;&quot;&quot;;IF([.D135]=[.F1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2</text:p>
          </table:table-cell>
          <table:table-cell/>
          <table:table-cell table:formula="of:=IF([.A136]=&quot;&quot;;&quot;&quot;;CONCATENATE(&quot; &quot;;[.A136];&quot; &quot;;[.B136];&quot; &quot;))" office:value-type="string" office:string-value=" 01 2132 " calcext:value-type="string">
            <text:p><text:s/>01 2132 </text:p>
          </table:table-cell>
          <table:table-cell office:value-type="string" calcext:value-type="string">
            <text:p>01 2132</text:p>
          </table:table-cell>
          <table:table-cell table:style-name="ce8" table:formula="of:=IF([.A136]=&quot;&quot;;&quot;&quot;;CONCATENATE(&quot; &quot;;[.E136];&quot; &quot;))" office:value-type="string" office:string-value=" 01 2132 " calcext:value-type="string">
            <text:p><text:s/>01 2132 </text:p>
          </table:table-cell>
          <table:table-cell table:style-name="ce11" table:formula="of:=IF([.A136]=&quot;&quot;;&quot;&quot;;IF([.D136]=[.F1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3</text:p>
          </table:table-cell>
          <table:table-cell/>
          <table:table-cell table:formula="of:=IF([.A137]=&quot;&quot;;&quot;&quot;;CONCATENATE(&quot; &quot;;[.A137];&quot; &quot;;[.B137];&quot; &quot;))" office:value-type="string" office:string-value=" 01 2133 " calcext:value-type="string">
            <text:p><text:s/>01 2133 </text:p>
          </table:table-cell>
          <table:table-cell office:value-type="string" calcext:value-type="string">
            <text:p>01 2133</text:p>
          </table:table-cell>
          <table:table-cell table:style-name="ce8" table:formula="of:=IF([.A137]=&quot;&quot;;&quot;&quot;;CONCATENATE(&quot; &quot;;[.E137];&quot; &quot;))" office:value-type="string" office:string-value=" 01 2133 " calcext:value-type="string">
            <text:p><text:s/>01 2133 </text:p>
          </table:table-cell>
          <table:table-cell table:style-name="ce11" table:formula="of:=IF([.A137]=&quot;&quot;;&quot;&quot;;IF([.D137]=[.F1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4</text:p>
          </table:table-cell>
          <table:table-cell/>
          <table:table-cell table:formula="of:=IF([.A138]=&quot;&quot;;&quot;&quot;;CONCATENATE(&quot; &quot;;[.A138];&quot; &quot;;[.B138];&quot; &quot;))" office:value-type="string" office:string-value=" 01 2134 " calcext:value-type="string">
            <text:p><text:s/>01 2134 </text:p>
          </table:table-cell>
          <table:table-cell office:value-type="string" calcext:value-type="string">
            <text:p>01 2134</text:p>
          </table:table-cell>
          <table:table-cell table:style-name="ce8" table:formula="of:=IF([.A138]=&quot;&quot;;&quot;&quot;;CONCATENATE(&quot; &quot;;[.E138];&quot; &quot;))" office:value-type="string" office:string-value=" 01 2134 " calcext:value-type="string">
            <text:p><text:s/>01 2134 </text:p>
          </table:table-cell>
          <table:table-cell table:style-name="ce11" table:formula="of:=IF([.A138]=&quot;&quot;;&quot;&quot;;IF([.D138]=[.F1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5</text:p>
          </table:table-cell>
          <table:table-cell/>
          <table:table-cell table:formula="of:=IF([.A139]=&quot;&quot;;&quot;&quot;;CONCATENATE(&quot; &quot;;[.A139];&quot; &quot;;[.B139];&quot; &quot;))" office:value-type="string" office:string-value=" 01 2135 " calcext:value-type="string">
            <text:p><text:s/>01 2135 </text:p>
          </table:table-cell>
          <table:table-cell office:value-type="string" calcext:value-type="string">
            <text:p>01 2135</text:p>
          </table:table-cell>
          <table:table-cell table:style-name="ce8" table:formula="of:=IF([.A139]=&quot;&quot;;&quot;&quot;;CONCATENATE(&quot; &quot;;[.E139];&quot; &quot;))" office:value-type="string" office:string-value=" 01 2135 " calcext:value-type="string">
            <text:p><text:s/>01 2135 </text:p>
          </table:table-cell>
          <table:table-cell table:style-name="ce11" table:formula="of:=IF([.A139]=&quot;&quot;;&quot;&quot;;IF([.D139]=[.F1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6</text:p>
          </table:table-cell>
          <table:table-cell/>
          <table:table-cell table:formula="of:=IF([.A140]=&quot;&quot;;&quot;&quot;;CONCATENATE(&quot; &quot;;[.A140];&quot; &quot;;[.B140];&quot; &quot;))" office:value-type="string" office:string-value=" 01 2136 " calcext:value-type="string">
            <text:p><text:s/>01 2136 </text:p>
          </table:table-cell>
          <table:table-cell office:value-type="string" calcext:value-type="string">
            <text:p>01 2136</text:p>
          </table:table-cell>
          <table:table-cell table:style-name="ce8" table:formula="of:=IF([.A140]=&quot;&quot;;&quot;&quot;;CONCATENATE(&quot; &quot;;[.E140];&quot; &quot;))" office:value-type="string" office:string-value=" 01 2136 " calcext:value-type="string">
            <text:p><text:s/>01 2136 </text:p>
          </table:table-cell>
          <table:table-cell table:style-name="ce11" table:formula="of:=IF([.A140]=&quot;&quot;;&quot;&quot;;IF([.D140]=[.F1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7</text:p>
          </table:table-cell>
          <table:table-cell/>
          <table:table-cell table:formula="of:=IF([.A141]=&quot;&quot;;&quot;&quot;;CONCATENATE(&quot; &quot;;[.A141];&quot; &quot;;[.B141];&quot; &quot;))" office:value-type="string" office:string-value=" 01 2137 " calcext:value-type="string">
            <text:p><text:s/>01 2137 </text:p>
          </table:table-cell>
          <table:table-cell office:value-type="string" calcext:value-type="string">
            <text:p>01 2137</text:p>
          </table:table-cell>
          <table:table-cell table:style-name="ce8" table:formula="of:=IF([.A141]=&quot;&quot;;&quot;&quot;;CONCATENATE(&quot; &quot;;[.E141];&quot; &quot;))" office:value-type="string" office:string-value=" 01 2137 " calcext:value-type="string">
            <text:p><text:s/>01 2137 </text:p>
          </table:table-cell>
          <table:table-cell table:style-name="ce11" table:formula="of:=IF([.A141]=&quot;&quot;;&quot;&quot;;IF([.D141]=[.F1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8</text:p>
          </table:table-cell>
          <table:table-cell/>
          <table:table-cell table:formula="of:=IF([.A142]=&quot;&quot;;&quot;&quot;;CONCATENATE(&quot; &quot;;[.A142];&quot; &quot;;[.B142];&quot; &quot;))" office:value-type="string" office:string-value=" 01 2138 " calcext:value-type="string">
            <text:p><text:s/>01 2138 </text:p>
          </table:table-cell>
          <table:table-cell office:value-type="string" calcext:value-type="string">
            <text:p>01 2138</text:p>
          </table:table-cell>
          <table:table-cell table:style-name="ce8" table:formula="of:=IF([.A142]=&quot;&quot;;&quot;&quot;;CONCATENATE(&quot; &quot;;[.E142];&quot; &quot;))" office:value-type="string" office:string-value=" 01 2138 " calcext:value-type="string">
            <text:p><text:s/>01 2138 </text:p>
          </table:table-cell>
          <table:table-cell table:style-name="ce11" table:formula="of:=IF([.A142]=&quot;&quot;;&quot;&quot;;IF([.D142]=[.F1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39</text:p>
          </table:table-cell>
          <table:table-cell/>
          <table:table-cell table:formula="of:=IF([.A143]=&quot;&quot;;&quot;&quot;;CONCATENATE(&quot; &quot;;[.A143];&quot; &quot;;[.B143];&quot; &quot;))" office:value-type="string" office:string-value=" 01 2139 " calcext:value-type="string">
            <text:p><text:s/>01 2139 </text:p>
          </table:table-cell>
          <table:table-cell office:value-type="string" calcext:value-type="string">
            <text:p>01 2139</text:p>
          </table:table-cell>
          <table:table-cell table:style-name="ce8" table:formula="of:=IF([.A143]=&quot;&quot;;&quot;&quot;;CONCATENATE(&quot; &quot;;[.E143];&quot; &quot;))" office:value-type="string" office:string-value=" 01 2139 " calcext:value-type="string">
            <text:p><text:s/>01 2139 </text:p>
          </table:table-cell>
          <table:table-cell table:style-name="ce11" table:formula="of:=IF([.A143]=&quot;&quot;;&quot;&quot;;IF([.D143]=[.F1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0</text:p>
          </table:table-cell>
          <table:table-cell/>
          <table:table-cell table:formula="of:=IF([.A144]=&quot;&quot;;&quot;&quot;;CONCATENATE(&quot; &quot;;[.A144];&quot; &quot;;[.B144];&quot; &quot;))" office:value-type="string" office:string-value=" 01 2140 " calcext:value-type="string">
            <text:p><text:s/>01 2140 </text:p>
          </table:table-cell>
          <table:table-cell office:value-type="string" calcext:value-type="string">
            <text:p>01 2140</text:p>
          </table:table-cell>
          <table:table-cell table:style-name="ce8" table:formula="of:=IF([.A144]=&quot;&quot;;&quot;&quot;;CONCATENATE(&quot; &quot;;[.E144];&quot; &quot;))" office:value-type="string" office:string-value=" 01 2140 " calcext:value-type="string">
            <text:p><text:s/>01 2140 </text:p>
          </table:table-cell>
          <table:table-cell table:style-name="ce11" table:formula="of:=IF([.A144]=&quot;&quot;;&quot;&quot;;IF([.D144]=[.F1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1</text:p>
          </table:table-cell>
          <table:table-cell/>
          <table:table-cell table:formula="of:=IF([.A145]=&quot;&quot;;&quot;&quot;;CONCATENATE(&quot; &quot;;[.A145];&quot; &quot;;[.B145];&quot; &quot;))" office:value-type="string" office:string-value=" 01 2141 " calcext:value-type="string">
            <text:p><text:s/>01 2141 </text:p>
          </table:table-cell>
          <table:table-cell office:value-type="string" calcext:value-type="string">
            <text:p>01 2141</text:p>
          </table:table-cell>
          <table:table-cell table:style-name="ce8" table:formula="of:=IF([.A145]=&quot;&quot;;&quot;&quot;;CONCATENATE(&quot; &quot;;[.E145];&quot; &quot;))" office:value-type="string" office:string-value=" 01 2141 " calcext:value-type="string">
            <text:p><text:s/>01 2141 </text:p>
          </table:table-cell>
          <table:table-cell table:style-name="ce11" table:formula="of:=IF([.A145]=&quot;&quot;;&quot;&quot;;IF([.D145]=[.F1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2</text:p>
          </table:table-cell>
          <table:table-cell/>
          <table:table-cell table:formula="of:=IF([.A146]=&quot;&quot;;&quot;&quot;;CONCATENATE(&quot; &quot;;[.A146];&quot; &quot;;[.B146];&quot; &quot;))" office:value-type="string" office:string-value=" 01 2142 " calcext:value-type="string">
            <text:p><text:s/>01 2142 </text:p>
          </table:table-cell>
          <table:table-cell office:value-type="string" calcext:value-type="string">
            <text:p>01 2142</text:p>
          </table:table-cell>
          <table:table-cell table:style-name="ce8" table:formula="of:=IF([.A146]=&quot;&quot;;&quot;&quot;;CONCATENATE(&quot; &quot;;[.E146];&quot; &quot;))" office:value-type="string" office:string-value=" 01 2142 " calcext:value-type="string">
            <text:p><text:s/>01 2142 </text:p>
          </table:table-cell>
          <table:table-cell table:style-name="ce11" table:formula="of:=IF([.A146]=&quot;&quot;;&quot;&quot;;IF([.D146]=[.F14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3</text:p>
          </table:table-cell>
          <table:table-cell/>
          <table:table-cell table:formula="of:=IF([.A147]=&quot;&quot;;&quot;&quot;;CONCATENATE(&quot; &quot;;[.A147];&quot; &quot;;[.B147];&quot; &quot;))" office:value-type="string" office:string-value=" 01 2143 " calcext:value-type="string">
            <text:p><text:s/>01 2143 </text:p>
          </table:table-cell>
          <table:table-cell office:value-type="string" calcext:value-type="string">
            <text:p>01 2143</text:p>
          </table:table-cell>
          <table:table-cell table:style-name="ce8" table:formula="of:=IF([.A147]=&quot;&quot;;&quot;&quot;;CONCATENATE(&quot; &quot;;[.E147];&quot; &quot;))" office:value-type="string" office:string-value=" 01 2143 " calcext:value-type="string">
            <text:p><text:s/>01 2143 </text:p>
          </table:table-cell>
          <table:table-cell table:style-name="ce11" table:formula="of:=IF([.A147]=&quot;&quot;;&quot;&quot;;IF([.D147]=[.F14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4</text:p>
          </table:table-cell>
          <table:table-cell/>
          <table:table-cell table:formula="of:=IF([.A148]=&quot;&quot;;&quot;&quot;;CONCATENATE(&quot; &quot;;[.A148];&quot; &quot;;[.B148];&quot; &quot;))" office:value-type="string" office:string-value=" 01 2144 " calcext:value-type="string">
            <text:p><text:s/>01 2144 </text:p>
          </table:table-cell>
          <table:table-cell office:value-type="string" calcext:value-type="string">
            <text:p>01 2144</text:p>
          </table:table-cell>
          <table:table-cell table:style-name="ce8" table:formula="of:=IF([.A148]=&quot;&quot;;&quot;&quot;;CONCATENATE(&quot; &quot;;[.E148];&quot; &quot;))" office:value-type="string" office:string-value=" 01 2144 " calcext:value-type="string">
            <text:p><text:s/>01 2144 </text:p>
          </table:table-cell>
          <table:table-cell table:style-name="ce11" table:formula="of:=IF([.A148]=&quot;&quot;;&quot;&quot;;IF([.D148]=[.F14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5</text:p>
          </table:table-cell>
          <table:table-cell/>
          <table:table-cell table:formula="of:=IF([.A149]=&quot;&quot;;&quot;&quot;;CONCATENATE(&quot; &quot;;[.A149];&quot; &quot;;[.B149];&quot; &quot;))" office:value-type="string" office:string-value=" 01 2145 " calcext:value-type="string">
            <text:p><text:s/>01 2145 </text:p>
          </table:table-cell>
          <table:table-cell office:value-type="string" calcext:value-type="string">
            <text:p>01 2145</text:p>
          </table:table-cell>
          <table:table-cell table:style-name="ce8" table:formula="of:=IF([.A149]=&quot;&quot;;&quot;&quot;;CONCATENATE(&quot; &quot;;[.E149];&quot; &quot;))" office:value-type="string" office:string-value=" 01 2145 " calcext:value-type="string">
            <text:p><text:s/>01 2145 </text:p>
          </table:table-cell>
          <table:table-cell table:style-name="ce11" table:formula="of:=IF([.A149]=&quot;&quot;;&quot;&quot;;IF([.D149]=[.F14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6</text:p>
          </table:table-cell>
          <table:table-cell/>
          <table:table-cell table:formula="of:=IF([.A150]=&quot;&quot;;&quot;&quot;;CONCATENATE(&quot; &quot;;[.A150];&quot; &quot;;[.B150];&quot; &quot;))" office:value-type="string" office:string-value=" 01 2146 " calcext:value-type="string">
            <text:p><text:s/>01 2146 </text:p>
          </table:table-cell>
          <table:table-cell office:value-type="string" calcext:value-type="string">
            <text:p>01 2146</text:p>
          </table:table-cell>
          <table:table-cell table:style-name="ce8" table:formula="of:=IF([.A150]=&quot;&quot;;&quot;&quot;;CONCATENATE(&quot; &quot;;[.E150];&quot; &quot;))" office:value-type="string" office:string-value=" 01 2146 " calcext:value-type="string">
            <text:p><text:s/>01 2146 </text:p>
          </table:table-cell>
          <table:table-cell table:style-name="ce11" table:formula="of:=IF([.A150]=&quot;&quot;;&quot;&quot;;IF([.D150]=[.F15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7</text:p>
          </table:table-cell>
          <table:table-cell/>
          <table:table-cell table:formula="of:=IF([.A151]=&quot;&quot;;&quot;&quot;;CONCATENATE(&quot; &quot;;[.A151];&quot; &quot;;[.B151];&quot; &quot;))" office:value-type="string" office:string-value=" 01 2147 " calcext:value-type="string">
            <text:p><text:s/>01 2147 </text:p>
          </table:table-cell>
          <table:table-cell office:value-type="string" calcext:value-type="string">
            <text:p>01 2147</text:p>
          </table:table-cell>
          <table:table-cell table:style-name="ce8" table:formula="of:=IF([.A151]=&quot;&quot;;&quot;&quot;;CONCATENATE(&quot; &quot;;[.E151];&quot; &quot;))" office:value-type="string" office:string-value=" 01 2147 " calcext:value-type="string">
            <text:p><text:s/>01 2147 </text:p>
          </table:table-cell>
          <table:table-cell table:style-name="ce11" table:formula="of:=IF([.A151]=&quot;&quot;;&quot;&quot;;IF([.D151]=[.F15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8</text:p>
          </table:table-cell>
          <table:table-cell/>
          <table:table-cell table:formula="of:=IF([.A152]=&quot;&quot;;&quot;&quot;;CONCATENATE(&quot; &quot;;[.A152];&quot; &quot;;[.B152];&quot; &quot;))" office:value-type="string" office:string-value=" 01 2148 " calcext:value-type="string">
            <text:p><text:s/>01 2148 </text:p>
          </table:table-cell>
          <table:table-cell office:value-type="string" calcext:value-type="string">
            <text:p>01 2148</text:p>
          </table:table-cell>
          <table:table-cell table:style-name="ce8" table:formula="of:=IF([.A152]=&quot;&quot;;&quot;&quot;;CONCATENATE(&quot; &quot;;[.E152];&quot; &quot;))" office:value-type="string" office:string-value=" 01 2148 " calcext:value-type="string">
            <text:p><text:s/>01 2148 </text:p>
          </table:table-cell>
          <table:table-cell table:style-name="ce11" table:formula="of:=IF([.A152]=&quot;&quot;;&quot;&quot;;IF([.D152]=[.F15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49</text:p>
          </table:table-cell>
          <table:table-cell/>
          <table:table-cell table:formula="of:=IF([.A153]=&quot;&quot;;&quot;&quot;;CONCATENATE(&quot; &quot;;[.A153];&quot; &quot;;[.B153];&quot; &quot;))" office:value-type="string" office:string-value=" 01 2149 " calcext:value-type="string">
            <text:p><text:s/>01 2149 </text:p>
          </table:table-cell>
          <table:table-cell office:value-type="string" calcext:value-type="string">
            <text:p>01 2149</text:p>
          </table:table-cell>
          <table:table-cell table:style-name="ce8" table:formula="of:=IF([.A153]=&quot;&quot;;&quot;&quot;;CONCATENATE(&quot; &quot;;[.E153];&quot; &quot;))" office:value-type="string" office:string-value=" 01 2149 " calcext:value-type="string">
            <text:p><text:s/>01 2149 </text:p>
          </table:table-cell>
          <table:table-cell table:style-name="ce11" table:formula="of:=IF([.A153]=&quot;&quot;;&quot;&quot;;IF([.D153]=[.F15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0</text:p>
          </table:table-cell>
          <table:table-cell/>
          <table:table-cell table:formula="of:=IF([.A154]=&quot;&quot;;&quot;&quot;;CONCATENATE(&quot; &quot;;[.A154];&quot; &quot;;[.B154];&quot; &quot;))" office:value-type="string" office:string-value=" 01 2150 " calcext:value-type="string">
            <text:p><text:s/>01 2150 </text:p>
          </table:table-cell>
          <table:table-cell office:value-type="string" calcext:value-type="string">
            <text:p>01 2150</text:p>
          </table:table-cell>
          <table:table-cell table:style-name="ce8" table:formula="of:=IF([.A154]=&quot;&quot;;&quot;&quot;;CONCATENATE(&quot; &quot;;[.E154];&quot; &quot;))" office:value-type="string" office:string-value=" 01 2150 " calcext:value-type="string">
            <text:p><text:s/>01 2150 </text:p>
          </table:table-cell>
          <table:table-cell table:style-name="ce11" table:formula="of:=IF([.A154]=&quot;&quot;;&quot;&quot;;IF([.D154]=[.F15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1</text:p>
          </table:table-cell>
          <table:table-cell/>
          <table:table-cell table:formula="of:=IF([.A155]=&quot;&quot;;&quot;&quot;;CONCATENATE(&quot; &quot;;[.A155];&quot; &quot;;[.B155];&quot; &quot;))" office:value-type="string" office:string-value=" 01 2151 " calcext:value-type="string">
            <text:p><text:s/>01 2151 </text:p>
          </table:table-cell>
          <table:table-cell office:value-type="string" calcext:value-type="string">
            <text:p>01 2151</text:p>
          </table:table-cell>
          <table:table-cell table:style-name="ce8" table:formula="of:=IF([.A155]=&quot;&quot;;&quot;&quot;;CONCATENATE(&quot; &quot;;[.E155];&quot; &quot;))" office:value-type="string" office:string-value=" 01 2151 " calcext:value-type="string">
            <text:p><text:s/>01 2151 </text:p>
          </table:table-cell>
          <table:table-cell table:style-name="ce11" table:formula="of:=IF([.A155]=&quot;&quot;;&quot;&quot;;IF([.D155]=[.F15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2</text:p>
          </table:table-cell>
          <table:table-cell/>
          <table:table-cell table:formula="of:=IF([.A156]=&quot;&quot;;&quot;&quot;;CONCATENATE(&quot; &quot;;[.A156];&quot; &quot;;[.B156];&quot; &quot;))" office:value-type="string" office:string-value=" 01 2152 " calcext:value-type="string">
            <text:p><text:s/>01 2152 </text:p>
          </table:table-cell>
          <table:table-cell office:value-type="string" calcext:value-type="string">
            <text:p>01 2152</text:p>
          </table:table-cell>
          <table:table-cell table:style-name="ce8" table:formula="of:=IF([.A156]=&quot;&quot;;&quot;&quot;;CONCATENATE(&quot; &quot;;[.E156];&quot; &quot;))" office:value-type="string" office:string-value=" 01 2152 " calcext:value-type="string">
            <text:p><text:s/>01 2152 </text:p>
          </table:table-cell>
          <table:table-cell table:style-name="ce11" table:formula="of:=IF([.A156]=&quot;&quot;;&quot;&quot;;IF([.D156]=[.F15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3</text:p>
          </table:table-cell>
          <table:table-cell/>
          <table:table-cell table:formula="of:=IF([.A157]=&quot;&quot;;&quot;&quot;;CONCATENATE(&quot; &quot;;[.A157];&quot; &quot;;[.B157];&quot; &quot;))" office:value-type="string" office:string-value=" 01 2153 " calcext:value-type="string">
            <text:p><text:s/>01 2153 </text:p>
          </table:table-cell>
          <table:table-cell office:value-type="string" calcext:value-type="string">
            <text:p>01 2153</text:p>
          </table:table-cell>
          <table:table-cell table:style-name="ce8" table:formula="of:=IF([.A157]=&quot;&quot;;&quot;&quot;;CONCATENATE(&quot; &quot;;[.E157];&quot; &quot;))" office:value-type="string" office:string-value=" 01 2153 " calcext:value-type="string">
            <text:p><text:s/>01 2153 </text:p>
          </table:table-cell>
          <table:table-cell table:style-name="ce11" table:formula="of:=IF([.A157]=&quot;&quot;;&quot;&quot;;IF([.D157]=[.F15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4</text:p>
          </table:table-cell>
          <table:table-cell/>
          <table:table-cell table:formula="of:=IF([.A158]=&quot;&quot;;&quot;&quot;;CONCATENATE(&quot; &quot;;[.A158];&quot; &quot;;[.B158];&quot; &quot;))" office:value-type="string" office:string-value=" 01 2154 " calcext:value-type="string">
            <text:p><text:s/>01 2154 </text:p>
          </table:table-cell>
          <table:table-cell office:value-type="string" calcext:value-type="string">
            <text:p>01 2154</text:p>
          </table:table-cell>
          <table:table-cell table:style-name="ce8" table:formula="of:=IF([.A158]=&quot;&quot;;&quot;&quot;;CONCATENATE(&quot; &quot;;[.E158];&quot; &quot;))" office:value-type="string" office:string-value=" 01 2154 " calcext:value-type="string">
            <text:p><text:s/>01 2154 </text:p>
          </table:table-cell>
          <table:table-cell table:style-name="ce11" table:formula="of:=IF([.A158]=&quot;&quot;;&quot;&quot;;IF([.D158]=[.F15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5</text:p>
          </table:table-cell>
          <table:table-cell/>
          <table:table-cell table:formula="of:=IF([.A159]=&quot;&quot;;&quot;&quot;;CONCATENATE(&quot; &quot;;[.A159];&quot; &quot;;[.B159];&quot; &quot;))" office:value-type="string" office:string-value=" 01 2155 " calcext:value-type="string">
            <text:p><text:s/>01 2155 </text:p>
          </table:table-cell>
          <table:table-cell office:value-type="string" calcext:value-type="string">
            <text:p>01 2155</text:p>
          </table:table-cell>
          <table:table-cell table:style-name="ce8" table:formula="of:=IF([.A159]=&quot;&quot;;&quot;&quot;;CONCATENATE(&quot; &quot;;[.E159];&quot; &quot;))" office:value-type="string" office:string-value=" 01 2155 " calcext:value-type="string">
            <text:p><text:s/>01 2155 </text:p>
          </table:table-cell>
          <table:table-cell table:style-name="ce11" table:formula="of:=IF([.A159]=&quot;&quot;;&quot;&quot;;IF([.D159]=[.F15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6</text:p>
          </table:table-cell>
          <table:table-cell/>
          <table:table-cell table:formula="of:=IF([.A160]=&quot;&quot;;&quot;&quot;;CONCATENATE(&quot; &quot;;[.A160];&quot; &quot;;[.B160];&quot; &quot;))" office:value-type="string" office:string-value=" 01 2156 " calcext:value-type="string">
            <text:p><text:s/>01 2156 </text:p>
          </table:table-cell>
          <table:table-cell office:value-type="string" calcext:value-type="string">
            <text:p>01 2156</text:p>
          </table:table-cell>
          <table:table-cell table:style-name="ce8" table:formula="of:=IF([.A160]=&quot;&quot;;&quot;&quot;;CONCATENATE(&quot; &quot;;[.E160];&quot; &quot;))" office:value-type="string" office:string-value=" 01 2156 " calcext:value-type="string">
            <text:p><text:s/>01 2156 </text:p>
          </table:table-cell>
          <table:table-cell table:style-name="ce11" table:formula="of:=IF([.A160]=&quot;&quot;;&quot;&quot;;IF([.D160]=[.F16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7</text:p>
          </table:table-cell>
          <table:table-cell/>
          <table:table-cell table:formula="of:=IF([.A161]=&quot;&quot;;&quot;&quot;;CONCATENATE(&quot; &quot;;[.A161];&quot; &quot;;[.B161];&quot; &quot;))" office:value-type="string" office:string-value=" 01 2157 " calcext:value-type="string">
            <text:p><text:s/>01 2157 </text:p>
          </table:table-cell>
          <table:table-cell office:value-type="string" calcext:value-type="string">
            <text:p>01 2157</text:p>
          </table:table-cell>
          <table:table-cell table:style-name="ce8" table:formula="of:=IF([.A161]=&quot;&quot;;&quot;&quot;;CONCATENATE(&quot; &quot;;[.E161];&quot; &quot;))" office:value-type="string" office:string-value=" 01 2157 " calcext:value-type="string">
            <text:p><text:s/>01 2157 </text:p>
          </table:table-cell>
          <table:table-cell table:style-name="ce11" table:formula="of:=IF([.A161]=&quot;&quot;;&quot;&quot;;IF([.D161]=[.F16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8</text:p>
          </table:table-cell>
          <table:table-cell/>
          <table:table-cell table:formula="of:=IF([.A162]=&quot;&quot;;&quot;&quot;;CONCATENATE(&quot; &quot;;[.A162];&quot; &quot;;[.B162];&quot; &quot;))" office:value-type="string" office:string-value=" 01 2158 " calcext:value-type="string">
            <text:p><text:s/>01 2158 </text:p>
          </table:table-cell>
          <table:table-cell office:value-type="string" calcext:value-type="string">
            <text:p>01 2158</text:p>
          </table:table-cell>
          <table:table-cell table:style-name="ce8" table:formula="of:=IF([.A162]=&quot;&quot;;&quot;&quot;;CONCATENATE(&quot; &quot;;[.E162];&quot; &quot;))" office:value-type="string" office:string-value=" 01 2158 " calcext:value-type="string">
            <text:p><text:s/>01 2158 </text:p>
          </table:table-cell>
          <table:table-cell table:style-name="ce11" table:formula="of:=IF([.A162]=&quot;&quot;;&quot;&quot;;IF([.D162]=[.F16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59</text:p>
          </table:table-cell>
          <table:table-cell/>
          <table:table-cell table:formula="of:=IF([.A163]=&quot;&quot;;&quot;&quot;;CONCATENATE(&quot; &quot;;[.A163];&quot; &quot;;[.B163];&quot; &quot;))" office:value-type="string" office:string-value=" 01 2159 " calcext:value-type="string">
            <text:p><text:s/>01 2159 </text:p>
          </table:table-cell>
          <table:table-cell office:value-type="string" calcext:value-type="string">
            <text:p>01 2159</text:p>
          </table:table-cell>
          <table:table-cell table:style-name="ce8" table:formula="of:=IF([.A163]=&quot;&quot;;&quot;&quot;;CONCATENATE(&quot; &quot;;[.E163];&quot; &quot;))" office:value-type="string" office:string-value=" 01 2159 " calcext:value-type="string">
            <text:p><text:s/>01 2159 </text:p>
          </table:table-cell>
          <table:table-cell table:style-name="ce11" table:formula="of:=IF([.A163]=&quot;&quot;;&quot;&quot;;IF([.D163]=[.F16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0</text:p>
          </table:table-cell>
          <table:table-cell/>
          <table:table-cell table:formula="of:=IF([.A164]=&quot;&quot;;&quot;&quot;;CONCATENATE(&quot; &quot;;[.A164];&quot; &quot;;[.B164];&quot; &quot;))" office:value-type="string" office:string-value=" 01 2160 " calcext:value-type="string">
            <text:p><text:s/>01 2160 </text:p>
          </table:table-cell>
          <table:table-cell office:value-type="string" calcext:value-type="string">
            <text:p>01 2160</text:p>
          </table:table-cell>
          <table:table-cell table:style-name="ce8" table:formula="of:=IF([.A164]=&quot;&quot;;&quot;&quot;;CONCATENATE(&quot; &quot;;[.E164];&quot; &quot;))" office:value-type="string" office:string-value=" 01 2160 " calcext:value-type="string">
            <text:p><text:s/>01 2160 </text:p>
          </table:table-cell>
          <table:table-cell table:style-name="ce11" table:formula="of:=IF([.A164]=&quot;&quot;;&quot;&quot;;IF([.D164]=[.F16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1</text:p>
          </table:table-cell>
          <table:table-cell/>
          <table:table-cell table:formula="of:=IF([.A165]=&quot;&quot;;&quot;&quot;;CONCATENATE(&quot; &quot;;[.A165];&quot; &quot;;[.B165];&quot; &quot;))" office:value-type="string" office:string-value=" 01 2161 " calcext:value-type="string">
            <text:p><text:s/>01 2161 </text:p>
          </table:table-cell>
          <table:table-cell office:value-type="string" calcext:value-type="string">
            <text:p>01 2161</text:p>
          </table:table-cell>
          <table:table-cell table:style-name="ce8" table:formula="of:=IF([.A165]=&quot;&quot;;&quot;&quot;;CONCATENATE(&quot; &quot;;[.E165];&quot; &quot;))" office:value-type="string" office:string-value=" 01 2161 " calcext:value-type="string">
            <text:p><text:s/>01 2161 </text:p>
          </table:table-cell>
          <table:table-cell table:style-name="ce11" table:formula="of:=IF([.A165]=&quot;&quot;;&quot;&quot;;IF([.D165]=[.F16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2</text:p>
          </table:table-cell>
          <table:table-cell/>
          <table:table-cell table:formula="of:=IF([.A166]=&quot;&quot;;&quot;&quot;;CONCATENATE(&quot; &quot;;[.A166];&quot; &quot;;[.B166];&quot; &quot;))" office:value-type="string" office:string-value=" 01 2162 " calcext:value-type="string">
            <text:p><text:s/>01 2162 </text:p>
          </table:table-cell>
          <table:table-cell office:value-type="string" calcext:value-type="string">
            <text:p>01 2162</text:p>
          </table:table-cell>
          <table:table-cell table:style-name="ce8" table:formula="of:=IF([.A166]=&quot;&quot;;&quot;&quot;;CONCATENATE(&quot; &quot;;[.E166];&quot; &quot;))" office:value-type="string" office:string-value=" 01 2162 " calcext:value-type="string">
            <text:p><text:s/>01 2162 </text:p>
          </table:table-cell>
          <table:table-cell table:style-name="ce11" table:formula="of:=IF([.A166]=&quot;&quot;;&quot;&quot;;IF([.D166]=[.F16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3</text:p>
          </table:table-cell>
          <table:table-cell/>
          <table:table-cell table:formula="of:=IF([.A167]=&quot;&quot;;&quot;&quot;;CONCATENATE(&quot; &quot;;[.A167];&quot; &quot;;[.B167];&quot; &quot;))" office:value-type="string" office:string-value=" 01 2163 " calcext:value-type="string">
            <text:p><text:s/>01 2163 </text:p>
          </table:table-cell>
          <table:table-cell office:value-type="string" calcext:value-type="string">
            <text:p>01 2163</text:p>
          </table:table-cell>
          <table:table-cell table:style-name="ce8" table:formula="of:=IF([.A167]=&quot;&quot;;&quot;&quot;;CONCATENATE(&quot; &quot;;[.E167];&quot; &quot;))" office:value-type="string" office:string-value=" 01 2163 " calcext:value-type="string">
            <text:p><text:s/>01 2163 </text:p>
          </table:table-cell>
          <table:table-cell table:style-name="ce11" table:formula="of:=IF([.A167]=&quot;&quot;;&quot;&quot;;IF([.D167]=[.F16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4</text:p>
          </table:table-cell>
          <table:table-cell/>
          <table:table-cell table:formula="of:=IF([.A168]=&quot;&quot;;&quot;&quot;;CONCATENATE(&quot; &quot;;[.A168];&quot; &quot;;[.B168];&quot; &quot;))" office:value-type="string" office:string-value=" 01 2164 " calcext:value-type="string">
            <text:p><text:s/>01 2164 </text:p>
          </table:table-cell>
          <table:table-cell office:value-type="string" calcext:value-type="string">
            <text:p>01 2164</text:p>
          </table:table-cell>
          <table:table-cell table:style-name="ce8" table:formula="of:=IF([.A168]=&quot;&quot;;&quot;&quot;;CONCATENATE(&quot; &quot;;[.E168];&quot; &quot;))" office:value-type="string" office:string-value=" 01 2164 " calcext:value-type="string">
            <text:p><text:s/>01 2164 </text:p>
          </table:table-cell>
          <table:table-cell table:style-name="ce11" table:formula="of:=IF([.A168]=&quot;&quot;;&quot;&quot;;IF([.D168]=[.F16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5</text:p>
          </table:table-cell>
          <table:table-cell/>
          <table:table-cell table:formula="of:=IF([.A169]=&quot;&quot;;&quot;&quot;;CONCATENATE(&quot; &quot;;[.A169];&quot; &quot;;[.B169];&quot; &quot;))" office:value-type="string" office:string-value=" 01 2165 " calcext:value-type="string">
            <text:p><text:s/>01 2165 </text:p>
          </table:table-cell>
          <table:table-cell office:value-type="string" calcext:value-type="string">
            <text:p>01 2165</text:p>
          </table:table-cell>
          <table:table-cell table:style-name="ce8" table:formula="of:=IF([.A169]=&quot;&quot;;&quot;&quot;;CONCATENATE(&quot; &quot;;[.E169];&quot; &quot;))" office:value-type="string" office:string-value=" 01 2165 " calcext:value-type="string">
            <text:p><text:s/>01 2165 </text:p>
          </table:table-cell>
          <table:table-cell table:style-name="ce11" table:formula="of:=IF([.A169]=&quot;&quot;;&quot;&quot;;IF([.D169]=[.F16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6</text:p>
          </table:table-cell>
          <table:table-cell/>
          <table:table-cell table:formula="of:=IF([.A170]=&quot;&quot;;&quot;&quot;;CONCATENATE(&quot; &quot;;[.A170];&quot; &quot;;[.B170];&quot; &quot;))" office:value-type="string" office:string-value=" 01 2166 " calcext:value-type="string">
            <text:p><text:s/>01 2166 </text:p>
          </table:table-cell>
          <table:table-cell office:value-type="string" calcext:value-type="string">
            <text:p>01 2166</text:p>
          </table:table-cell>
          <table:table-cell table:style-name="ce8" table:formula="of:=IF([.A170]=&quot;&quot;;&quot;&quot;;CONCATENATE(&quot; &quot;;[.E170];&quot; &quot;))" office:value-type="string" office:string-value=" 01 2166 " calcext:value-type="string">
            <text:p><text:s/>01 2166 </text:p>
          </table:table-cell>
          <table:table-cell table:style-name="ce11" table:formula="of:=IF([.A170]=&quot;&quot;;&quot;&quot;;IF([.D170]=[.F17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7</text:p>
          </table:table-cell>
          <table:table-cell/>
          <table:table-cell table:formula="of:=IF([.A171]=&quot;&quot;;&quot;&quot;;CONCATENATE(&quot; &quot;;[.A171];&quot; &quot;;[.B171];&quot; &quot;))" office:value-type="string" office:string-value=" 01 2167 " calcext:value-type="string">
            <text:p><text:s/>01 2167 </text:p>
          </table:table-cell>
          <table:table-cell office:value-type="string" calcext:value-type="string">
            <text:p>01 2167</text:p>
          </table:table-cell>
          <table:table-cell table:style-name="ce8" table:formula="of:=IF([.A171]=&quot;&quot;;&quot;&quot;;CONCATENATE(&quot; &quot;;[.E171];&quot; &quot;))" office:value-type="string" office:string-value=" 01 2167 " calcext:value-type="string">
            <text:p><text:s/>01 2167 </text:p>
          </table:table-cell>
          <table:table-cell table:style-name="ce11" table:formula="of:=IF([.A171]=&quot;&quot;;&quot;&quot;;IF([.D171]=[.F17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8</text:p>
          </table:table-cell>
          <table:table-cell/>
          <table:table-cell table:formula="of:=IF([.A172]=&quot;&quot;;&quot;&quot;;CONCATENATE(&quot; &quot;;[.A172];&quot; &quot;;[.B172];&quot; &quot;))" office:value-type="string" office:string-value=" 01 2168 " calcext:value-type="string">
            <text:p><text:s/>01 2168 </text:p>
          </table:table-cell>
          <table:table-cell office:value-type="string" calcext:value-type="string">
            <text:p>01 2168</text:p>
          </table:table-cell>
          <table:table-cell table:style-name="ce8" table:formula="of:=IF([.A172]=&quot;&quot;;&quot;&quot;;CONCATENATE(&quot; &quot;;[.E172];&quot; &quot;))" office:value-type="string" office:string-value=" 01 2168 " calcext:value-type="string">
            <text:p><text:s/>01 2168 </text:p>
          </table:table-cell>
          <table:table-cell table:style-name="ce11" table:formula="of:=IF([.A172]=&quot;&quot;;&quot;&quot;;IF([.D172]=[.F17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69</text:p>
          </table:table-cell>
          <table:table-cell/>
          <table:table-cell table:formula="of:=IF([.A173]=&quot;&quot;;&quot;&quot;;CONCATENATE(&quot; &quot;;[.A173];&quot; &quot;;[.B173];&quot; &quot;))" office:value-type="string" office:string-value=" 01 2169 " calcext:value-type="string">
            <text:p><text:s/>01 2169 </text:p>
          </table:table-cell>
          <table:table-cell office:value-type="string" calcext:value-type="string">
            <text:p>01 2169</text:p>
          </table:table-cell>
          <table:table-cell table:style-name="ce8" table:formula="of:=IF([.A173]=&quot;&quot;;&quot;&quot;;CONCATENATE(&quot; &quot;;[.E173];&quot; &quot;))" office:value-type="string" office:string-value=" 01 2169 " calcext:value-type="string">
            <text:p><text:s/>01 2169 </text:p>
          </table:table-cell>
          <table:table-cell table:style-name="ce11" table:formula="of:=IF([.A173]=&quot;&quot;;&quot;&quot;;IF([.D173]=[.F17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0</text:p>
          </table:table-cell>
          <table:table-cell/>
          <table:table-cell table:formula="of:=IF([.A174]=&quot;&quot;;&quot;&quot;;CONCATENATE(&quot; &quot;;[.A174];&quot; &quot;;[.B174];&quot; &quot;))" office:value-type="string" office:string-value=" 01 2170 " calcext:value-type="string">
            <text:p><text:s/>01 2170 </text:p>
          </table:table-cell>
          <table:table-cell office:value-type="string" calcext:value-type="string">
            <text:p>01 2170</text:p>
          </table:table-cell>
          <table:table-cell table:style-name="ce8" table:formula="of:=IF([.A174]=&quot;&quot;;&quot;&quot;;CONCATENATE(&quot; &quot;;[.E174];&quot; &quot;))" office:value-type="string" office:string-value=" 01 2170 " calcext:value-type="string">
            <text:p><text:s/>01 2170 </text:p>
          </table:table-cell>
          <table:table-cell table:style-name="ce11" table:formula="of:=IF([.A174]=&quot;&quot;;&quot;&quot;;IF([.D174]=[.F17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1</text:p>
          </table:table-cell>
          <table:table-cell/>
          <table:table-cell table:formula="of:=IF([.A175]=&quot;&quot;;&quot;&quot;;CONCATENATE(&quot; &quot;;[.A175];&quot; &quot;;[.B175];&quot; &quot;))" office:value-type="string" office:string-value=" 01 2171 " calcext:value-type="string">
            <text:p><text:s/>01 2171 </text:p>
          </table:table-cell>
          <table:table-cell office:value-type="string" calcext:value-type="string">
            <text:p>01 2171</text:p>
          </table:table-cell>
          <table:table-cell table:style-name="ce8" table:formula="of:=IF([.A175]=&quot;&quot;;&quot;&quot;;CONCATENATE(&quot; &quot;;[.E175];&quot; &quot;))" office:value-type="string" office:string-value=" 01 2171 " calcext:value-type="string">
            <text:p><text:s/>01 2171 </text:p>
          </table:table-cell>
          <table:table-cell table:style-name="ce11" table:formula="of:=IF([.A175]=&quot;&quot;;&quot;&quot;;IF([.D175]=[.F17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2</text:p>
          </table:table-cell>
          <table:table-cell/>
          <table:table-cell table:formula="of:=IF([.A176]=&quot;&quot;;&quot;&quot;;CONCATENATE(&quot; &quot;;[.A176];&quot; &quot;;[.B176];&quot; &quot;))" office:value-type="string" office:string-value=" 01 2172 " calcext:value-type="string">
            <text:p><text:s/>01 2172 </text:p>
          </table:table-cell>
          <table:table-cell office:value-type="string" calcext:value-type="string">
            <text:p>01 2172</text:p>
          </table:table-cell>
          <table:table-cell table:style-name="ce8" table:formula="of:=IF([.A176]=&quot;&quot;;&quot;&quot;;CONCATENATE(&quot; &quot;;[.E176];&quot; &quot;))" office:value-type="string" office:string-value=" 01 2172 " calcext:value-type="string">
            <text:p><text:s/>01 2172 </text:p>
          </table:table-cell>
          <table:table-cell table:style-name="ce11" table:formula="of:=IF([.A176]=&quot;&quot;;&quot;&quot;;IF([.D176]=[.F17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3</text:p>
          </table:table-cell>
          <table:table-cell/>
          <table:table-cell table:formula="of:=IF([.A177]=&quot;&quot;;&quot;&quot;;CONCATENATE(&quot; &quot;;[.A177];&quot; &quot;;[.B177];&quot; &quot;))" office:value-type="string" office:string-value=" 01 2173 " calcext:value-type="string">
            <text:p><text:s/>01 2173 </text:p>
          </table:table-cell>
          <table:table-cell office:value-type="string" calcext:value-type="string">
            <text:p>01 2173</text:p>
          </table:table-cell>
          <table:table-cell table:style-name="ce8" table:formula="of:=IF([.A177]=&quot;&quot;;&quot;&quot;;CONCATENATE(&quot; &quot;;[.E177];&quot; &quot;))" office:value-type="string" office:string-value=" 01 2173 " calcext:value-type="string">
            <text:p><text:s/>01 2173 </text:p>
          </table:table-cell>
          <table:table-cell table:style-name="ce11" table:formula="of:=IF([.A177]=&quot;&quot;;&quot;&quot;;IF([.D177]=[.F17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4</text:p>
          </table:table-cell>
          <table:table-cell/>
          <table:table-cell table:formula="of:=IF([.A178]=&quot;&quot;;&quot;&quot;;CONCATENATE(&quot; &quot;;[.A178];&quot; &quot;;[.B178];&quot; &quot;))" office:value-type="string" office:string-value=" 01 2174 " calcext:value-type="string">
            <text:p><text:s/>01 2174 </text:p>
          </table:table-cell>
          <table:table-cell office:value-type="string" calcext:value-type="string">
            <text:p>01 2174</text:p>
          </table:table-cell>
          <table:table-cell table:style-name="ce8" table:formula="of:=IF([.A178]=&quot;&quot;;&quot;&quot;;CONCATENATE(&quot; &quot;;[.E178];&quot; &quot;))" office:value-type="string" office:string-value=" 01 2174 " calcext:value-type="string">
            <text:p><text:s/>01 2174 </text:p>
          </table:table-cell>
          <table:table-cell table:style-name="ce11" table:formula="of:=IF([.A178]=&quot;&quot;;&quot;&quot;;IF([.D178]=[.F17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5</text:p>
          </table:table-cell>
          <table:table-cell/>
          <table:table-cell table:formula="of:=IF([.A179]=&quot;&quot;;&quot;&quot;;CONCATENATE(&quot; &quot;;[.A179];&quot; &quot;;[.B179];&quot; &quot;))" office:value-type="string" office:string-value=" 01 2175 " calcext:value-type="string">
            <text:p><text:s/>01 2175 </text:p>
          </table:table-cell>
          <table:table-cell office:value-type="string" calcext:value-type="string">
            <text:p>01 2175</text:p>
          </table:table-cell>
          <table:table-cell table:style-name="ce8" table:formula="of:=IF([.A179]=&quot;&quot;;&quot;&quot;;CONCATENATE(&quot; &quot;;[.E179];&quot; &quot;))" office:value-type="string" office:string-value=" 01 2175 " calcext:value-type="string">
            <text:p><text:s/>01 2175 </text:p>
          </table:table-cell>
          <table:table-cell table:style-name="ce11" table:formula="of:=IF([.A179]=&quot;&quot;;&quot;&quot;;IF([.D179]=[.F17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6</text:p>
          </table:table-cell>
          <table:table-cell/>
          <table:table-cell table:formula="of:=IF([.A180]=&quot;&quot;;&quot;&quot;;CONCATENATE(&quot; &quot;;[.A180];&quot; &quot;;[.B180];&quot; &quot;))" office:value-type="string" office:string-value=" 01 2176 " calcext:value-type="string">
            <text:p><text:s/>01 2176 </text:p>
          </table:table-cell>
          <table:table-cell office:value-type="string" calcext:value-type="string">
            <text:p>01 2176</text:p>
          </table:table-cell>
          <table:table-cell table:style-name="ce8" table:formula="of:=IF([.A180]=&quot;&quot;;&quot;&quot;;CONCATENATE(&quot; &quot;;[.E180];&quot; &quot;))" office:value-type="string" office:string-value=" 01 2176 " calcext:value-type="string">
            <text:p><text:s/>01 2176 </text:p>
          </table:table-cell>
          <table:table-cell table:style-name="ce11" table:formula="of:=IF([.A180]=&quot;&quot;;&quot;&quot;;IF([.D180]=[.F18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7</text:p>
          </table:table-cell>
          <table:table-cell/>
          <table:table-cell table:formula="of:=IF([.A181]=&quot;&quot;;&quot;&quot;;CONCATENATE(&quot; &quot;;[.A181];&quot; &quot;;[.B181];&quot; &quot;))" office:value-type="string" office:string-value=" 01 2177 " calcext:value-type="string">
            <text:p><text:s/>01 2177 </text:p>
          </table:table-cell>
          <table:table-cell office:value-type="string" calcext:value-type="string">
            <text:p>01 2177</text:p>
          </table:table-cell>
          <table:table-cell table:style-name="ce8" table:formula="of:=IF([.A181]=&quot;&quot;;&quot;&quot;;CONCATENATE(&quot; &quot;;[.E181];&quot; &quot;))" office:value-type="string" office:string-value=" 01 2177 " calcext:value-type="string">
            <text:p><text:s/>01 2177 </text:p>
          </table:table-cell>
          <table:table-cell table:style-name="ce11" table:formula="of:=IF([.A181]=&quot;&quot;;&quot;&quot;;IF([.D181]=[.F18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8</text:p>
          </table:table-cell>
          <table:table-cell/>
          <table:table-cell table:formula="of:=IF([.A182]=&quot;&quot;;&quot;&quot;;CONCATENATE(&quot; &quot;;[.A182];&quot; &quot;;[.B182];&quot; &quot;))" office:value-type="string" office:string-value=" 01 2178 " calcext:value-type="string">
            <text:p><text:s/>01 2178 </text:p>
          </table:table-cell>
          <table:table-cell office:value-type="string" calcext:value-type="string">
            <text:p>01 2178</text:p>
          </table:table-cell>
          <table:table-cell table:style-name="ce8" table:formula="of:=IF([.A182]=&quot;&quot;;&quot;&quot;;CONCATENATE(&quot; &quot;;[.E182];&quot; &quot;))" office:value-type="string" office:string-value=" 01 2178 " calcext:value-type="string">
            <text:p><text:s/>01 2178 </text:p>
          </table:table-cell>
          <table:table-cell table:style-name="ce11" table:formula="of:=IF([.A182]=&quot;&quot;;&quot;&quot;;IF([.D182]=[.F18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79</text:p>
          </table:table-cell>
          <table:table-cell/>
          <table:table-cell table:formula="of:=IF([.A183]=&quot;&quot;;&quot;&quot;;CONCATENATE(&quot; &quot;;[.A183];&quot; &quot;;[.B183];&quot; &quot;))" office:value-type="string" office:string-value=" 01 2179 " calcext:value-type="string">
            <text:p><text:s/>01 2179 </text:p>
          </table:table-cell>
          <table:table-cell office:value-type="string" calcext:value-type="string">
            <text:p>01 2179</text:p>
          </table:table-cell>
          <table:table-cell table:style-name="ce8" table:formula="of:=IF([.A183]=&quot;&quot;;&quot;&quot;;CONCATENATE(&quot; &quot;;[.E183];&quot; &quot;))" office:value-type="string" office:string-value=" 01 2179 " calcext:value-type="string">
            <text:p><text:s/>01 2179 </text:p>
          </table:table-cell>
          <table:table-cell table:style-name="ce11" table:formula="of:=IF([.A183]=&quot;&quot;;&quot;&quot;;IF([.D183]=[.F18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0</text:p>
          </table:table-cell>
          <table:table-cell/>
          <table:table-cell table:formula="of:=IF([.A184]=&quot;&quot;;&quot;&quot;;CONCATENATE(&quot; &quot;;[.A184];&quot; &quot;;[.B184];&quot; &quot;))" office:value-type="string" office:string-value=" 01 2180 " calcext:value-type="string">
            <text:p><text:s/>01 2180 </text:p>
          </table:table-cell>
          <table:table-cell office:value-type="string" calcext:value-type="string">
            <text:p>01 2180</text:p>
          </table:table-cell>
          <table:table-cell table:style-name="ce8" table:formula="of:=IF([.A184]=&quot;&quot;;&quot;&quot;;CONCATENATE(&quot; &quot;;[.E184];&quot; &quot;))" office:value-type="string" office:string-value=" 01 2180 " calcext:value-type="string">
            <text:p><text:s/>01 2180 </text:p>
          </table:table-cell>
          <table:table-cell table:style-name="ce11" table:formula="of:=IF([.A184]=&quot;&quot;;&quot;&quot;;IF([.D184]=[.F18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1</text:p>
          </table:table-cell>
          <table:table-cell/>
          <table:table-cell table:formula="of:=IF([.A185]=&quot;&quot;;&quot;&quot;;CONCATENATE(&quot; &quot;;[.A185];&quot; &quot;;[.B185];&quot; &quot;))" office:value-type="string" office:string-value=" 01 2181 " calcext:value-type="string">
            <text:p><text:s/>01 2181 </text:p>
          </table:table-cell>
          <table:table-cell office:value-type="string" calcext:value-type="string">
            <text:p>01 2181</text:p>
          </table:table-cell>
          <table:table-cell table:style-name="ce8" table:formula="of:=IF([.A185]=&quot;&quot;;&quot;&quot;;CONCATENATE(&quot; &quot;;[.E185];&quot; &quot;))" office:value-type="string" office:string-value=" 01 2181 " calcext:value-type="string">
            <text:p><text:s/>01 2181 </text:p>
          </table:table-cell>
          <table:table-cell table:style-name="ce11" table:formula="of:=IF([.A185]=&quot;&quot;;&quot;&quot;;IF([.D185]=[.F18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2</text:p>
          </table:table-cell>
          <table:table-cell/>
          <table:table-cell table:formula="of:=IF([.A186]=&quot;&quot;;&quot;&quot;;CONCATENATE(&quot; &quot;;[.A186];&quot; &quot;;[.B186];&quot; &quot;))" office:value-type="string" office:string-value=" 01 2182 " calcext:value-type="string">
            <text:p><text:s/>01 2182 </text:p>
          </table:table-cell>
          <table:table-cell office:value-type="string" calcext:value-type="string">
            <text:p>01 2182</text:p>
          </table:table-cell>
          <table:table-cell table:style-name="ce8" table:formula="of:=IF([.A186]=&quot;&quot;;&quot;&quot;;CONCATENATE(&quot; &quot;;[.E186];&quot; &quot;))" office:value-type="string" office:string-value=" 01 2182 " calcext:value-type="string">
            <text:p><text:s/>01 2182 </text:p>
          </table:table-cell>
          <table:table-cell table:style-name="ce11" table:formula="of:=IF([.A186]=&quot;&quot;;&quot;&quot;;IF([.D186]=[.F18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3</text:p>
          </table:table-cell>
          <table:table-cell/>
          <table:table-cell table:formula="of:=IF([.A187]=&quot;&quot;;&quot;&quot;;CONCATENATE(&quot; &quot;;[.A187];&quot; &quot;;[.B187];&quot; &quot;))" office:value-type="string" office:string-value=" 01 2183 " calcext:value-type="string">
            <text:p><text:s/>01 2183 </text:p>
          </table:table-cell>
          <table:table-cell office:value-type="string" calcext:value-type="string">
            <text:p>01 2183</text:p>
          </table:table-cell>
          <table:table-cell table:style-name="ce8" table:formula="of:=IF([.A187]=&quot;&quot;;&quot;&quot;;CONCATENATE(&quot; &quot;;[.E187];&quot; &quot;))" office:value-type="string" office:string-value=" 01 2183 " calcext:value-type="string">
            <text:p><text:s/>01 2183 </text:p>
          </table:table-cell>
          <table:table-cell table:style-name="ce11" table:formula="of:=IF([.A187]=&quot;&quot;;&quot;&quot;;IF([.D187]=[.F18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4</text:p>
          </table:table-cell>
          <table:table-cell/>
          <table:table-cell table:formula="of:=IF([.A188]=&quot;&quot;;&quot;&quot;;CONCATENATE(&quot; &quot;;[.A188];&quot; &quot;;[.B188];&quot; &quot;))" office:value-type="string" office:string-value=" 01 2184 " calcext:value-type="string">
            <text:p><text:s/>01 2184 </text:p>
          </table:table-cell>
          <table:table-cell office:value-type="string" calcext:value-type="string">
            <text:p>01 2184</text:p>
          </table:table-cell>
          <table:table-cell table:style-name="ce8" table:formula="of:=IF([.A188]=&quot;&quot;;&quot;&quot;;CONCATENATE(&quot; &quot;;[.E188];&quot; &quot;))" office:value-type="string" office:string-value=" 01 2184 " calcext:value-type="string">
            <text:p><text:s/>01 2184 </text:p>
          </table:table-cell>
          <table:table-cell table:style-name="ce11" table:formula="of:=IF([.A188]=&quot;&quot;;&quot;&quot;;IF([.D188]=[.F18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5</text:p>
          </table:table-cell>
          <table:table-cell/>
          <table:table-cell table:formula="of:=IF([.A189]=&quot;&quot;;&quot;&quot;;CONCATENATE(&quot; &quot;;[.A189];&quot; &quot;;[.B189];&quot; &quot;))" office:value-type="string" office:string-value=" 01 2185 " calcext:value-type="string">
            <text:p><text:s/>01 2185 </text:p>
          </table:table-cell>
          <table:table-cell office:value-type="string" calcext:value-type="string">
            <text:p>01 2185</text:p>
          </table:table-cell>
          <table:table-cell table:style-name="ce8" table:formula="of:=IF([.A189]=&quot;&quot;;&quot;&quot;;CONCATENATE(&quot; &quot;;[.E189];&quot; &quot;))" office:value-type="string" office:string-value=" 01 2185 " calcext:value-type="string">
            <text:p><text:s/>01 2185 </text:p>
          </table:table-cell>
          <table:table-cell table:style-name="ce11" table:formula="of:=IF([.A189]=&quot;&quot;;&quot;&quot;;IF([.D189]=[.F18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6</text:p>
          </table:table-cell>
          <table:table-cell/>
          <table:table-cell table:formula="of:=IF([.A190]=&quot;&quot;;&quot;&quot;;CONCATENATE(&quot; &quot;;[.A190];&quot; &quot;;[.B190];&quot; &quot;))" office:value-type="string" office:string-value=" 01 2186 " calcext:value-type="string">
            <text:p><text:s/>01 2186 </text:p>
          </table:table-cell>
          <table:table-cell office:value-type="string" calcext:value-type="string">
            <text:p>01 2186</text:p>
          </table:table-cell>
          <table:table-cell table:style-name="ce8" table:formula="of:=IF([.A190]=&quot;&quot;;&quot;&quot;;CONCATENATE(&quot; &quot;;[.E190];&quot; &quot;))" office:value-type="string" office:string-value=" 01 2186 " calcext:value-type="string">
            <text:p><text:s/>01 2186 </text:p>
          </table:table-cell>
          <table:table-cell table:style-name="ce11" table:formula="of:=IF([.A190]=&quot;&quot;;&quot;&quot;;IF([.D190]=[.F19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7</text:p>
          </table:table-cell>
          <table:table-cell/>
          <table:table-cell table:formula="of:=IF([.A191]=&quot;&quot;;&quot;&quot;;CONCATENATE(&quot; &quot;;[.A191];&quot; &quot;;[.B191];&quot; &quot;))" office:value-type="string" office:string-value=" 01 2187 " calcext:value-type="string">
            <text:p><text:s/>01 2187 </text:p>
          </table:table-cell>
          <table:table-cell office:value-type="string" calcext:value-type="string">
            <text:p>01 2187</text:p>
          </table:table-cell>
          <table:table-cell table:style-name="ce8" table:formula="of:=IF([.A191]=&quot;&quot;;&quot;&quot;;CONCATENATE(&quot; &quot;;[.E191];&quot; &quot;))" office:value-type="string" office:string-value=" 01 2187 " calcext:value-type="string">
            <text:p><text:s/>01 2187 </text:p>
          </table:table-cell>
          <table:table-cell table:style-name="ce11" table:formula="of:=IF([.A191]=&quot;&quot;;&quot;&quot;;IF([.D191]=[.F19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8</text:p>
          </table:table-cell>
          <table:table-cell/>
          <table:table-cell table:formula="of:=IF([.A192]=&quot;&quot;;&quot;&quot;;CONCATENATE(&quot; &quot;;[.A192];&quot; &quot;;[.B192];&quot; &quot;))" office:value-type="string" office:string-value=" 01 2188 " calcext:value-type="string">
            <text:p><text:s/>01 2188 </text:p>
          </table:table-cell>
          <table:table-cell office:value-type="string" calcext:value-type="string">
            <text:p>01 2188</text:p>
          </table:table-cell>
          <table:table-cell table:style-name="ce8" table:formula="of:=IF([.A192]=&quot;&quot;;&quot;&quot;;CONCATENATE(&quot; &quot;;[.E192];&quot; &quot;))" office:value-type="string" office:string-value=" 01 2188 " calcext:value-type="string">
            <text:p><text:s/>01 2188 </text:p>
          </table:table-cell>
          <table:table-cell table:style-name="ce11" table:formula="of:=IF([.A192]=&quot;&quot;;&quot;&quot;;IF([.D192]=[.F19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89</text:p>
          </table:table-cell>
          <table:table-cell/>
          <table:table-cell table:formula="of:=IF([.A193]=&quot;&quot;;&quot;&quot;;CONCATENATE(&quot; &quot;;[.A193];&quot; &quot;;[.B193];&quot; &quot;))" office:value-type="string" office:string-value=" 01 2189 " calcext:value-type="string">
            <text:p><text:s/>01 2189 </text:p>
          </table:table-cell>
          <table:table-cell office:value-type="string" calcext:value-type="string">
            <text:p>01 2189</text:p>
          </table:table-cell>
          <table:table-cell table:style-name="ce8" table:formula="of:=IF([.A193]=&quot;&quot;;&quot;&quot;;CONCATENATE(&quot; &quot;;[.E193];&quot; &quot;))" office:value-type="string" office:string-value=" 01 2189 " calcext:value-type="string">
            <text:p><text:s/>01 2189 </text:p>
          </table:table-cell>
          <table:table-cell table:style-name="ce11" table:formula="of:=IF([.A193]=&quot;&quot;;&quot;&quot;;IF([.D193]=[.F19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0</text:p>
          </table:table-cell>
          <table:table-cell/>
          <table:table-cell table:formula="of:=IF([.A194]=&quot;&quot;;&quot;&quot;;CONCATENATE(&quot; &quot;;[.A194];&quot; &quot;;[.B194];&quot; &quot;))" office:value-type="string" office:string-value=" 01 2190 " calcext:value-type="string">
            <text:p><text:s/>01 2190 </text:p>
          </table:table-cell>
          <table:table-cell office:value-type="string" calcext:value-type="string">
            <text:p>01 2190</text:p>
          </table:table-cell>
          <table:table-cell table:style-name="ce8" table:formula="of:=IF([.A194]=&quot;&quot;;&quot;&quot;;CONCATENATE(&quot; &quot;;[.E194];&quot; &quot;))" office:value-type="string" office:string-value=" 01 2190 " calcext:value-type="string">
            <text:p><text:s/>01 2190 </text:p>
          </table:table-cell>
          <table:table-cell table:style-name="ce11" table:formula="of:=IF([.A194]=&quot;&quot;;&quot;&quot;;IF([.D194]=[.F19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1</text:p>
          </table:table-cell>
          <table:table-cell/>
          <table:table-cell table:formula="of:=IF([.A195]=&quot;&quot;;&quot;&quot;;CONCATENATE(&quot; &quot;;[.A195];&quot; &quot;;[.B195];&quot; &quot;))" office:value-type="string" office:string-value=" 01 2191 " calcext:value-type="string">
            <text:p><text:s/>01 2191 </text:p>
          </table:table-cell>
          <table:table-cell office:value-type="string" calcext:value-type="string">
            <text:p>01 2191</text:p>
          </table:table-cell>
          <table:table-cell table:style-name="ce8" table:formula="of:=IF([.A195]=&quot;&quot;;&quot;&quot;;CONCATENATE(&quot; &quot;;[.E195];&quot; &quot;))" office:value-type="string" office:string-value=" 01 2191 " calcext:value-type="string">
            <text:p><text:s/>01 2191 </text:p>
          </table:table-cell>
          <table:table-cell table:style-name="ce11" table:formula="of:=IF([.A195]=&quot;&quot;;&quot;&quot;;IF([.D195]=[.F19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2</text:p>
          </table:table-cell>
          <table:table-cell/>
          <table:table-cell table:formula="of:=IF([.A196]=&quot;&quot;;&quot;&quot;;CONCATENATE(&quot; &quot;;[.A196];&quot; &quot;;[.B196];&quot; &quot;))" office:value-type="string" office:string-value=" 01 2192 " calcext:value-type="string">
            <text:p><text:s/>01 2192 </text:p>
          </table:table-cell>
          <table:table-cell office:value-type="string" calcext:value-type="string">
            <text:p>01 2192</text:p>
          </table:table-cell>
          <table:table-cell table:style-name="ce8" table:formula="of:=IF([.A196]=&quot;&quot;;&quot;&quot;;CONCATENATE(&quot; &quot;;[.E196];&quot; &quot;))" office:value-type="string" office:string-value=" 01 2192 " calcext:value-type="string">
            <text:p><text:s/>01 2192 </text:p>
          </table:table-cell>
          <table:table-cell table:style-name="ce11" table:formula="of:=IF([.A196]=&quot;&quot;;&quot;&quot;;IF([.D196]=[.F19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3</text:p>
          </table:table-cell>
          <table:table-cell/>
          <table:table-cell table:formula="of:=IF([.A197]=&quot;&quot;;&quot;&quot;;CONCATENATE(&quot; &quot;;[.A197];&quot; &quot;;[.B197];&quot; &quot;))" office:value-type="string" office:string-value=" 01 2193 " calcext:value-type="string">
            <text:p><text:s/>01 2193 </text:p>
          </table:table-cell>
          <table:table-cell office:value-type="string" calcext:value-type="string">
            <text:p>01 2193</text:p>
          </table:table-cell>
          <table:table-cell table:style-name="ce8" table:formula="of:=IF([.A197]=&quot;&quot;;&quot;&quot;;CONCATENATE(&quot; &quot;;[.E197];&quot; &quot;))" office:value-type="string" office:string-value=" 01 2193 " calcext:value-type="string">
            <text:p><text:s/>01 2193 </text:p>
          </table:table-cell>
          <table:table-cell table:style-name="ce11" table:formula="of:=IF([.A197]=&quot;&quot;;&quot;&quot;;IF([.D197]=[.F19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4</text:p>
          </table:table-cell>
          <table:table-cell/>
          <table:table-cell table:formula="of:=IF([.A198]=&quot;&quot;;&quot;&quot;;CONCATENATE(&quot; &quot;;[.A198];&quot; &quot;;[.B198];&quot; &quot;))" office:value-type="string" office:string-value=" 01 2194 " calcext:value-type="string">
            <text:p><text:s/>01 2194 </text:p>
          </table:table-cell>
          <table:table-cell office:value-type="string" calcext:value-type="string">
            <text:p>01 2194</text:p>
          </table:table-cell>
          <table:table-cell table:style-name="ce8" table:formula="of:=IF([.A198]=&quot;&quot;;&quot;&quot;;CONCATENATE(&quot; &quot;;[.E198];&quot; &quot;))" office:value-type="string" office:string-value=" 01 2194 " calcext:value-type="string">
            <text:p><text:s/>01 2194 </text:p>
          </table:table-cell>
          <table:table-cell table:style-name="ce11" table:formula="of:=IF([.A198]=&quot;&quot;;&quot;&quot;;IF([.D198]=[.F19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5</text:p>
          </table:table-cell>
          <table:table-cell/>
          <table:table-cell table:formula="of:=IF([.A199]=&quot;&quot;;&quot;&quot;;CONCATENATE(&quot; &quot;;[.A199];&quot; &quot;;[.B199];&quot; &quot;))" office:value-type="string" office:string-value=" 01 2195 " calcext:value-type="string">
            <text:p><text:s/>01 2195 </text:p>
          </table:table-cell>
          <table:table-cell office:value-type="string" calcext:value-type="string">
            <text:p>01 2195</text:p>
          </table:table-cell>
          <table:table-cell table:style-name="ce8" table:formula="of:=IF([.A199]=&quot;&quot;;&quot;&quot;;CONCATENATE(&quot; &quot;;[.E199];&quot; &quot;))" office:value-type="string" office:string-value=" 01 2195 " calcext:value-type="string">
            <text:p><text:s/>01 2195 </text:p>
          </table:table-cell>
          <table:table-cell table:style-name="ce11" table:formula="of:=IF([.A199]=&quot;&quot;;&quot;&quot;;IF([.D199]=[.F19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6</text:p>
          </table:table-cell>
          <table:table-cell/>
          <table:table-cell table:formula="of:=IF([.A200]=&quot;&quot;;&quot;&quot;;CONCATENATE(&quot; &quot;;[.A200];&quot; &quot;;[.B200];&quot; &quot;))" office:value-type="string" office:string-value=" 01 2196 " calcext:value-type="string">
            <text:p><text:s/>01 2196 </text:p>
          </table:table-cell>
          <table:table-cell office:value-type="string" calcext:value-type="string">
            <text:p>01 2196</text:p>
          </table:table-cell>
          <table:table-cell table:style-name="ce8" table:formula="of:=IF([.A200]=&quot;&quot;;&quot;&quot;;CONCATENATE(&quot; &quot;;[.E200];&quot; &quot;))" office:value-type="string" office:string-value=" 01 2196 " calcext:value-type="string">
            <text:p><text:s/>01 2196 </text:p>
          </table:table-cell>
          <table:table-cell table:style-name="ce11" table:formula="of:=IF([.A200]=&quot;&quot;;&quot;&quot;;IF([.D200]=[.F20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7</text:p>
          </table:table-cell>
          <table:table-cell/>
          <table:table-cell table:formula="of:=IF([.A201]=&quot;&quot;;&quot;&quot;;CONCATENATE(&quot; &quot;;[.A201];&quot; &quot;;[.B201];&quot; &quot;))" office:value-type="string" office:string-value=" 01 2197 " calcext:value-type="string">
            <text:p><text:s/>01 2197 </text:p>
          </table:table-cell>
          <table:table-cell office:value-type="string" calcext:value-type="string">
            <text:p>01 2197</text:p>
          </table:table-cell>
          <table:table-cell table:style-name="ce8" table:formula="of:=IF([.A201]=&quot;&quot;;&quot;&quot;;CONCATENATE(&quot; &quot;;[.E201];&quot; &quot;))" office:value-type="string" office:string-value=" 01 2197 " calcext:value-type="string">
            <text:p><text:s/>01 2197 </text:p>
          </table:table-cell>
          <table:table-cell table:style-name="ce11" table:formula="of:=IF([.A201]=&quot;&quot;;&quot;&quot;;IF([.D201]=[.F20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8</text:p>
          </table:table-cell>
          <table:table-cell/>
          <table:table-cell table:formula="of:=IF([.A202]=&quot;&quot;;&quot;&quot;;CONCATENATE(&quot; &quot;;[.A202];&quot; &quot;;[.B202];&quot; &quot;))" office:value-type="string" office:string-value=" 01 2198 " calcext:value-type="string">
            <text:p><text:s/>01 2198 </text:p>
          </table:table-cell>
          <table:table-cell office:value-type="string" calcext:value-type="string">
            <text:p>01 2198</text:p>
          </table:table-cell>
          <table:table-cell table:style-name="ce8" table:formula="of:=IF([.A202]=&quot;&quot;;&quot;&quot;;CONCATENATE(&quot; &quot;;[.E202];&quot; &quot;))" office:value-type="string" office:string-value=" 01 2198 " calcext:value-type="string">
            <text:p><text:s/>01 2198 </text:p>
          </table:table-cell>
          <table:table-cell table:style-name="ce11" table:formula="of:=IF([.A202]=&quot;&quot;;&quot;&quot;;IF([.D202]=[.F20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199</text:p>
          </table:table-cell>
          <table:table-cell/>
          <table:table-cell table:formula="of:=IF([.A203]=&quot;&quot;;&quot;&quot;;CONCATENATE(&quot; &quot;;[.A203];&quot; &quot;;[.B203];&quot; &quot;))" office:value-type="string" office:string-value=" 01 2199 " calcext:value-type="string">
            <text:p><text:s/>01 2199 </text:p>
          </table:table-cell>
          <table:table-cell office:value-type="string" calcext:value-type="string">
            <text:p>01 2199</text:p>
          </table:table-cell>
          <table:table-cell table:style-name="ce8" table:formula="of:=IF([.A203]=&quot;&quot;;&quot;&quot;;CONCATENATE(&quot; &quot;;[.E203];&quot; &quot;))" office:value-type="string" office:string-value=" 01 2199 " calcext:value-type="string">
            <text:p><text:s/>01 2199 </text:p>
          </table:table-cell>
          <table:table-cell table:style-name="ce11" table:formula="of:=IF([.A203]=&quot;&quot;;&quot;&quot;;IF([.D203]=[.F20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0</text:p>
          </table:table-cell>
          <table:table-cell/>
          <table:table-cell table:formula="of:=IF([.A204]=&quot;&quot;;&quot;&quot;;CONCATENATE(&quot; &quot;;[.A204];&quot; &quot;;[.B204];&quot; &quot;))" office:value-type="string" office:string-value=" 01 2200 " calcext:value-type="string">
            <text:p><text:s/>01 2200 </text:p>
          </table:table-cell>
          <table:table-cell office:value-type="string" calcext:value-type="string">
            <text:p>01 2200</text:p>
          </table:table-cell>
          <table:table-cell table:style-name="ce8" table:formula="of:=IF([.A204]=&quot;&quot;;&quot;&quot;;CONCATENATE(&quot; &quot;;[.E204];&quot; &quot;))" office:value-type="string" office:string-value=" 01 2200 " calcext:value-type="string">
            <text:p><text:s/>01 2200 </text:p>
          </table:table-cell>
          <table:table-cell table:style-name="ce11" table:formula="of:=IF([.A204]=&quot;&quot;;&quot;&quot;;IF([.D204]=[.F20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1</text:p>
          </table:table-cell>
          <table:table-cell/>
          <table:table-cell table:formula="of:=IF([.A205]=&quot;&quot;;&quot;&quot;;CONCATENATE(&quot; &quot;;[.A205];&quot; &quot;;[.B205];&quot; &quot;))" office:value-type="string" office:string-value=" 01 2201 " calcext:value-type="string">
            <text:p><text:s/>01 2201 </text:p>
          </table:table-cell>
          <table:table-cell office:value-type="string" calcext:value-type="string">
            <text:p>01 2201</text:p>
          </table:table-cell>
          <table:table-cell table:style-name="ce8" table:formula="of:=IF([.A205]=&quot;&quot;;&quot;&quot;;CONCATENATE(&quot; &quot;;[.E205];&quot; &quot;))" office:value-type="string" office:string-value=" 01 2201 " calcext:value-type="string">
            <text:p><text:s/>01 2201 </text:p>
          </table:table-cell>
          <table:table-cell table:style-name="ce11" table:formula="of:=IF([.A205]=&quot;&quot;;&quot;&quot;;IF([.D205]=[.F20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2</text:p>
          </table:table-cell>
          <table:table-cell/>
          <table:table-cell table:formula="of:=IF([.A206]=&quot;&quot;;&quot;&quot;;CONCATENATE(&quot; &quot;;[.A206];&quot; &quot;;[.B206];&quot; &quot;))" office:value-type="string" office:string-value=" 01 2202 " calcext:value-type="string">
            <text:p><text:s/>01 2202 </text:p>
          </table:table-cell>
          <table:table-cell office:value-type="string" calcext:value-type="string">
            <text:p>01 2202</text:p>
          </table:table-cell>
          <table:table-cell table:style-name="ce8" table:formula="of:=IF([.A206]=&quot;&quot;;&quot;&quot;;CONCATENATE(&quot; &quot;;[.E206];&quot; &quot;))" office:value-type="string" office:string-value=" 01 2202 " calcext:value-type="string">
            <text:p><text:s/>01 2202 </text:p>
          </table:table-cell>
          <table:table-cell table:style-name="ce11" table:formula="of:=IF([.A206]=&quot;&quot;;&quot;&quot;;IF([.D206]=[.F20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3</text:p>
          </table:table-cell>
          <table:table-cell/>
          <table:table-cell table:formula="of:=IF([.A207]=&quot;&quot;;&quot;&quot;;CONCATENATE(&quot; &quot;;[.A207];&quot; &quot;;[.B207];&quot; &quot;))" office:value-type="string" office:string-value=" 01 2203 " calcext:value-type="string">
            <text:p><text:s/>01 2203 </text:p>
          </table:table-cell>
          <table:table-cell office:value-type="string" calcext:value-type="string">
            <text:p>01 2203</text:p>
          </table:table-cell>
          <table:table-cell table:style-name="ce8" table:formula="of:=IF([.A207]=&quot;&quot;;&quot;&quot;;CONCATENATE(&quot; &quot;;[.E207];&quot; &quot;))" office:value-type="string" office:string-value=" 01 2203 " calcext:value-type="string">
            <text:p><text:s/>01 2203 </text:p>
          </table:table-cell>
          <table:table-cell table:style-name="ce11" table:formula="of:=IF([.A207]=&quot;&quot;;&quot;&quot;;IF([.D207]=[.F20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4</text:p>
          </table:table-cell>
          <table:table-cell/>
          <table:table-cell table:formula="of:=IF([.A208]=&quot;&quot;;&quot;&quot;;CONCATENATE(&quot; &quot;;[.A208];&quot; &quot;;[.B208];&quot; &quot;))" office:value-type="string" office:string-value=" 01 2204 " calcext:value-type="string">
            <text:p><text:s/>01 2204 </text:p>
          </table:table-cell>
          <table:table-cell office:value-type="string" calcext:value-type="string">
            <text:p>01 2204</text:p>
          </table:table-cell>
          <table:table-cell table:style-name="ce8" table:formula="of:=IF([.A208]=&quot;&quot;;&quot;&quot;;CONCATENATE(&quot; &quot;;[.E208];&quot; &quot;))" office:value-type="string" office:string-value=" 01 2204 " calcext:value-type="string">
            <text:p><text:s/>01 2204 </text:p>
          </table:table-cell>
          <table:table-cell table:style-name="ce11" table:formula="of:=IF([.A208]=&quot;&quot;;&quot;&quot;;IF([.D208]=[.F20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5</text:p>
          </table:table-cell>
          <table:table-cell/>
          <table:table-cell table:formula="of:=IF([.A209]=&quot;&quot;;&quot;&quot;;CONCATENATE(&quot; &quot;;[.A209];&quot; &quot;;[.B209];&quot; &quot;))" office:value-type="string" office:string-value=" 01 2205 " calcext:value-type="string">
            <text:p><text:s/>01 2205 </text:p>
          </table:table-cell>
          <table:table-cell office:value-type="string" calcext:value-type="string">
            <text:p>01 2205</text:p>
          </table:table-cell>
          <table:table-cell table:style-name="ce8" table:formula="of:=IF([.A209]=&quot;&quot;;&quot;&quot;;CONCATENATE(&quot; &quot;;[.E209];&quot; &quot;))" office:value-type="string" office:string-value=" 01 2205 " calcext:value-type="string">
            <text:p><text:s/>01 2205 </text:p>
          </table:table-cell>
          <table:table-cell table:style-name="ce11" table:formula="of:=IF([.A209]=&quot;&quot;;&quot;&quot;;IF([.D209]=[.F20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6</text:p>
          </table:table-cell>
          <table:table-cell/>
          <table:table-cell table:formula="of:=IF([.A210]=&quot;&quot;;&quot;&quot;;CONCATENATE(&quot; &quot;;[.A210];&quot; &quot;;[.B210];&quot; &quot;))" office:value-type="string" office:string-value=" 01 2206 " calcext:value-type="string">
            <text:p><text:s/>01 2206 </text:p>
          </table:table-cell>
          <table:table-cell office:value-type="string" calcext:value-type="string">
            <text:p>01 2206</text:p>
          </table:table-cell>
          <table:table-cell table:style-name="ce8" table:formula="of:=IF([.A210]=&quot;&quot;;&quot;&quot;;CONCATENATE(&quot; &quot;;[.E210];&quot; &quot;))" office:value-type="string" office:string-value=" 01 2206 " calcext:value-type="string">
            <text:p><text:s/>01 2206 </text:p>
          </table:table-cell>
          <table:table-cell table:style-name="ce11" table:formula="of:=IF([.A210]=&quot;&quot;;&quot;&quot;;IF([.D210]=[.F21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7</text:p>
          </table:table-cell>
          <table:table-cell/>
          <table:table-cell table:formula="of:=IF([.A211]=&quot;&quot;;&quot;&quot;;CONCATENATE(&quot; &quot;;[.A211];&quot; &quot;;[.B211];&quot; &quot;))" office:value-type="string" office:string-value=" 01 2207 " calcext:value-type="string">
            <text:p><text:s/>01 2207 </text:p>
          </table:table-cell>
          <table:table-cell office:value-type="string" calcext:value-type="string">
            <text:p>01 2207</text:p>
          </table:table-cell>
          <table:table-cell table:style-name="ce8" table:formula="of:=IF([.A211]=&quot;&quot;;&quot;&quot;;CONCATENATE(&quot; &quot;;[.E211];&quot; &quot;))" office:value-type="string" office:string-value=" 01 2207 " calcext:value-type="string">
            <text:p><text:s/>01 2207 </text:p>
          </table:table-cell>
          <table:table-cell table:style-name="ce11" table:formula="of:=IF([.A211]=&quot;&quot;;&quot;&quot;;IF([.D211]=[.F21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8</text:p>
          </table:table-cell>
          <table:table-cell/>
          <table:table-cell table:formula="of:=IF([.A212]=&quot;&quot;;&quot;&quot;;CONCATENATE(&quot; &quot;;[.A212];&quot; &quot;;[.B212];&quot; &quot;))" office:value-type="string" office:string-value=" 01 2208 " calcext:value-type="string">
            <text:p><text:s/>01 2208 </text:p>
          </table:table-cell>
          <table:table-cell office:value-type="string" calcext:value-type="string">
            <text:p>01 2208</text:p>
          </table:table-cell>
          <table:table-cell table:style-name="ce8" table:formula="of:=IF([.A212]=&quot;&quot;;&quot;&quot;;CONCATENATE(&quot; &quot;;[.E212];&quot; &quot;))" office:value-type="string" office:string-value=" 01 2208 " calcext:value-type="string">
            <text:p><text:s/>01 2208 </text:p>
          </table:table-cell>
          <table:table-cell table:style-name="ce11" table:formula="of:=IF([.A212]=&quot;&quot;;&quot;&quot;;IF([.D212]=[.F21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09</text:p>
          </table:table-cell>
          <table:table-cell/>
          <table:table-cell table:formula="of:=IF([.A213]=&quot;&quot;;&quot;&quot;;CONCATENATE(&quot; &quot;;[.A213];&quot; &quot;;[.B213];&quot; &quot;))" office:value-type="string" office:string-value=" 01 2209 " calcext:value-type="string">
            <text:p><text:s/>01 2209 </text:p>
          </table:table-cell>
          <table:table-cell office:value-type="string" calcext:value-type="string">
            <text:p>01 2209</text:p>
          </table:table-cell>
          <table:table-cell table:style-name="ce8" table:formula="of:=IF([.A213]=&quot;&quot;;&quot;&quot;;CONCATENATE(&quot; &quot;;[.E213];&quot; &quot;))" office:value-type="string" office:string-value=" 01 2209 " calcext:value-type="string">
            <text:p><text:s/>01 2209 </text:p>
          </table:table-cell>
          <table:table-cell table:style-name="ce11" table:formula="of:=IF([.A213]=&quot;&quot;;&quot;&quot;;IF([.D213]=[.F21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0</text:p>
          </table:table-cell>
          <table:table-cell/>
          <table:table-cell table:formula="of:=IF([.A214]=&quot;&quot;;&quot;&quot;;CONCATENATE(&quot; &quot;;[.A214];&quot; &quot;;[.B214];&quot; &quot;))" office:value-type="string" office:string-value=" 01 2210 " calcext:value-type="string">
            <text:p><text:s/>01 2210 </text:p>
          </table:table-cell>
          <table:table-cell office:value-type="string" calcext:value-type="string">
            <text:p>01 2210</text:p>
          </table:table-cell>
          <table:table-cell table:style-name="ce8" table:formula="of:=IF([.A214]=&quot;&quot;;&quot;&quot;;CONCATENATE(&quot; &quot;;[.E214];&quot; &quot;))" office:value-type="string" office:string-value=" 01 2210 " calcext:value-type="string">
            <text:p><text:s/>01 2210 </text:p>
          </table:table-cell>
          <table:table-cell table:style-name="ce11" table:formula="of:=IF([.A214]=&quot;&quot;;&quot;&quot;;IF([.D214]=[.F21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1</text:p>
          </table:table-cell>
          <table:table-cell/>
          <table:table-cell table:formula="of:=IF([.A215]=&quot;&quot;;&quot;&quot;;CONCATENATE(&quot; &quot;;[.A215];&quot; &quot;;[.B215];&quot; &quot;))" office:value-type="string" office:string-value=" 01 2211 " calcext:value-type="string">
            <text:p><text:s/>01 2211 </text:p>
          </table:table-cell>
          <table:table-cell office:value-type="string" calcext:value-type="string">
            <text:p>01 2211</text:p>
          </table:table-cell>
          <table:table-cell table:style-name="ce8" table:formula="of:=IF([.A215]=&quot;&quot;;&quot;&quot;;CONCATENATE(&quot; &quot;;[.E215];&quot; &quot;))" office:value-type="string" office:string-value=" 01 2211 " calcext:value-type="string">
            <text:p><text:s/>01 2211 </text:p>
          </table:table-cell>
          <table:table-cell table:style-name="ce11" table:formula="of:=IF([.A215]=&quot;&quot;;&quot;&quot;;IF([.D215]=[.F21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2</text:p>
          </table:table-cell>
          <table:table-cell/>
          <table:table-cell table:formula="of:=IF([.A216]=&quot;&quot;;&quot;&quot;;CONCATENATE(&quot; &quot;;[.A216];&quot; &quot;;[.B216];&quot; &quot;))" office:value-type="string" office:string-value=" 01 2212 " calcext:value-type="string">
            <text:p><text:s/>01 2212 </text:p>
          </table:table-cell>
          <table:table-cell office:value-type="string" calcext:value-type="string">
            <text:p>01 2212</text:p>
          </table:table-cell>
          <table:table-cell table:style-name="ce8" table:formula="of:=IF([.A216]=&quot;&quot;;&quot;&quot;;CONCATENATE(&quot; &quot;;[.E216];&quot; &quot;))" office:value-type="string" office:string-value=" 01 2212 " calcext:value-type="string">
            <text:p><text:s/>01 2212 </text:p>
          </table:table-cell>
          <table:table-cell table:style-name="ce11" table:formula="of:=IF([.A216]=&quot;&quot;;&quot;&quot;;IF([.D216]=[.F21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3</text:p>
          </table:table-cell>
          <table:table-cell/>
          <table:table-cell table:formula="of:=IF([.A217]=&quot;&quot;;&quot;&quot;;CONCATENATE(&quot; &quot;;[.A217];&quot; &quot;;[.B217];&quot; &quot;))" office:value-type="string" office:string-value=" 01 2213 " calcext:value-type="string">
            <text:p><text:s/>01 2213 </text:p>
          </table:table-cell>
          <table:table-cell office:value-type="string" calcext:value-type="string">
            <text:p>01 2213</text:p>
          </table:table-cell>
          <table:table-cell table:style-name="ce8" table:formula="of:=IF([.A217]=&quot;&quot;;&quot;&quot;;CONCATENATE(&quot; &quot;;[.E217];&quot; &quot;))" office:value-type="string" office:string-value=" 01 2213 " calcext:value-type="string">
            <text:p><text:s/>01 2213 </text:p>
          </table:table-cell>
          <table:table-cell table:style-name="ce11" table:formula="of:=IF([.A217]=&quot;&quot;;&quot;&quot;;IF([.D217]=[.F21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4</text:p>
          </table:table-cell>
          <table:table-cell/>
          <table:table-cell table:formula="of:=IF([.A218]=&quot;&quot;;&quot;&quot;;CONCATENATE(&quot; &quot;;[.A218];&quot; &quot;;[.B218];&quot; &quot;))" office:value-type="string" office:string-value=" 01 2214 " calcext:value-type="string">
            <text:p><text:s/>01 2214 </text:p>
          </table:table-cell>
          <table:table-cell office:value-type="string" calcext:value-type="string">
            <text:p>01 2214</text:p>
          </table:table-cell>
          <table:table-cell table:style-name="ce8" table:formula="of:=IF([.A218]=&quot;&quot;;&quot;&quot;;CONCATENATE(&quot; &quot;;[.E218];&quot; &quot;))" office:value-type="string" office:string-value=" 01 2214 " calcext:value-type="string">
            <text:p><text:s/>01 2214 </text:p>
          </table:table-cell>
          <table:table-cell table:style-name="ce11" table:formula="of:=IF([.A218]=&quot;&quot;;&quot;&quot;;IF([.D218]=[.F21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5</text:p>
          </table:table-cell>
          <table:table-cell/>
          <table:table-cell table:formula="of:=IF([.A219]=&quot;&quot;;&quot;&quot;;CONCATENATE(&quot; &quot;;[.A219];&quot; &quot;;[.B219];&quot; &quot;))" office:value-type="string" office:string-value=" 01 2215 " calcext:value-type="string">
            <text:p><text:s/>01 2215 </text:p>
          </table:table-cell>
          <table:table-cell office:value-type="string" calcext:value-type="string">
            <text:p>01 2215</text:p>
          </table:table-cell>
          <table:table-cell table:style-name="ce8" table:formula="of:=IF([.A219]=&quot;&quot;;&quot;&quot;;CONCATENATE(&quot; &quot;;[.E219];&quot; &quot;))" office:value-type="string" office:string-value=" 01 2215 " calcext:value-type="string">
            <text:p><text:s/>01 2215 </text:p>
          </table:table-cell>
          <table:table-cell table:style-name="ce11" table:formula="of:=IF([.A219]=&quot;&quot;;&quot;&quot;;IF([.D219]=[.F21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6</text:p>
          </table:table-cell>
          <table:table-cell/>
          <table:table-cell table:formula="of:=IF([.A220]=&quot;&quot;;&quot;&quot;;CONCATENATE(&quot; &quot;;[.A220];&quot; &quot;;[.B220];&quot; &quot;))" office:value-type="string" office:string-value=" 01 2216 " calcext:value-type="string">
            <text:p><text:s/>01 2216 </text:p>
          </table:table-cell>
          <table:table-cell office:value-type="string" calcext:value-type="string">
            <text:p>01 2216</text:p>
          </table:table-cell>
          <table:table-cell table:style-name="ce8" table:formula="of:=IF([.A220]=&quot;&quot;;&quot;&quot;;CONCATENATE(&quot; &quot;;[.E220];&quot; &quot;))" office:value-type="string" office:string-value=" 01 2216 " calcext:value-type="string">
            <text:p><text:s/>01 2216 </text:p>
          </table:table-cell>
          <table:table-cell table:style-name="ce11" table:formula="of:=IF([.A220]=&quot;&quot;;&quot;&quot;;IF([.D220]=[.F22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7</text:p>
          </table:table-cell>
          <table:table-cell/>
          <table:table-cell table:formula="of:=IF([.A221]=&quot;&quot;;&quot;&quot;;CONCATENATE(&quot; &quot;;[.A221];&quot; &quot;;[.B221];&quot; &quot;))" office:value-type="string" office:string-value=" 01 2217 " calcext:value-type="string">
            <text:p><text:s/>01 2217 </text:p>
          </table:table-cell>
          <table:table-cell office:value-type="string" calcext:value-type="string">
            <text:p>01 2217</text:p>
          </table:table-cell>
          <table:table-cell table:style-name="ce8" table:formula="of:=IF([.A221]=&quot;&quot;;&quot;&quot;;CONCATENATE(&quot; &quot;;[.E221];&quot; &quot;))" office:value-type="string" office:string-value=" 01 2217 " calcext:value-type="string">
            <text:p><text:s/>01 2217 </text:p>
          </table:table-cell>
          <table:table-cell table:style-name="ce11" table:formula="of:=IF([.A221]=&quot;&quot;;&quot;&quot;;IF([.D221]=[.F22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8</text:p>
          </table:table-cell>
          <table:table-cell/>
          <table:table-cell table:formula="of:=IF([.A222]=&quot;&quot;;&quot;&quot;;CONCATENATE(&quot; &quot;;[.A222];&quot; &quot;;[.B222];&quot; &quot;))" office:value-type="string" office:string-value=" 01 2218 " calcext:value-type="string">
            <text:p><text:s/>01 2218 </text:p>
          </table:table-cell>
          <table:table-cell office:value-type="string" calcext:value-type="string">
            <text:p>01 2218</text:p>
          </table:table-cell>
          <table:table-cell table:style-name="ce8" table:formula="of:=IF([.A222]=&quot;&quot;;&quot;&quot;;CONCATENATE(&quot; &quot;;[.E222];&quot; &quot;))" office:value-type="string" office:string-value=" 01 2218 " calcext:value-type="string">
            <text:p><text:s/>01 2218 </text:p>
          </table:table-cell>
          <table:table-cell table:style-name="ce11" table:formula="of:=IF([.A222]=&quot;&quot;;&quot;&quot;;IF([.D222]=[.F22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19</text:p>
          </table:table-cell>
          <table:table-cell/>
          <table:table-cell table:formula="of:=IF([.A223]=&quot;&quot;;&quot;&quot;;CONCATENATE(&quot; &quot;;[.A223];&quot; &quot;;[.B223];&quot; &quot;))" office:value-type="string" office:string-value=" 01 2219 " calcext:value-type="string">
            <text:p><text:s/>01 2219 </text:p>
          </table:table-cell>
          <table:table-cell office:value-type="string" calcext:value-type="string">
            <text:p>01 2219</text:p>
          </table:table-cell>
          <table:table-cell table:style-name="ce8" table:formula="of:=IF([.A223]=&quot;&quot;;&quot;&quot;;CONCATENATE(&quot; &quot;;[.E223];&quot; &quot;))" office:value-type="string" office:string-value=" 01 2219 " calcext:value-type="string">
            <text:p><text:s/>01 2219 </text:p>
          </table:table-cell>
          <table:table-cell table:style-name="ce11" table:formula="of:=IF([.A223]=&quot;&quot;;&quot;&quot;;IF([.D223]=[.F22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0</text:p>
          </table:table-cell>
          <table:table-cell/>
          <table:table-cell table:formula="of:=IF([.A224]=&quot;&quot;;&quot;&quot;;CONCATENATE(&quot; &quot;;[.A224];&quot; &quot;;[.B224];&quot; &quot;))" office:value-type="string" office:string-value=" 01 2220 " calcext:value-type="string">
            <text:p><text:s/>01 2220 </text:p>
          </table:table-cell>
          <table:table-cell office:value-type="string" calcext:value-type="string">
            <text:p>01 2220</text:p>
          </table:table-cell>
          <table:table-cell table:style-name="ce8" table:formula="of:=IF([.A224]=&quot;&quot;;&quot;&quot;;CONCATENATE(&quot; &quot;;[.E224];&quot; &quot;))" office:value-type="string" office:string-value=" 01 2220 " calcext:value-type="string">
            <text:p><text:s/>01 2220 </text:p>
          </table:table-cell>
          <table:table-cell table:style-name="ce11" table:formula="of:=IF([.A224]=&quot;&quot;;&quot;&quot;;IF([.D224]=[.F22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1</text:p>
          </table:table-cell>
          <table:table-cell/>
          <table:table-cell table:formula="of:=IF([.A225]=&quot;&quot;;&quot;&quot;;CONCATENATE(&quot; &quot;;[.A225];&quot; &quot;;[.B225];&quot; &quot;))" office:value-type="string" office:string-value=" 01 2221 " calcext:value-type="string">
            <text:p><text:s/>01 2221 </text:p>
          </table:table-cell>
          <table:table-cell office:value-type="string" calcext:value-type="string">
            <text:p>01 2221</text:p>
          </table:table-cell>
          <table:table-cell table:style-name="ce8" table:formula="of:=IF([.A225]=&quot;&quot;;&quot;&quot;;CONCATENATE(&quot; &quot;;[.E225];&quot; &quot;))" office:value-type="string" office:string-value=" 01 2221 " calcext:value-type="string">
            <text:p><text:s/>01 2221 </text:p>
          </table:table-cell>
          <table:table-cell table:style-name="ce11" table:formula="of:=IF([.A225]=&quot;&quot;;&quot;&quot;;IF([.D225]=[.F22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2</text:p>
          </table:table-cell>
          <table:table-cell/>
          <table:table-cell table:formula="of:=IF([.A226]=&quot;&quot;;&quot;&quot;;CONCATENATE(&quot; &quot;;[.A226];&quot; &quot;;[.B226];&quot; &quot;))" office:value-type="string" office:string-value=" 01 2222 " calcext:value-type="string">
            <text:p><text:s/>01 2222 </text:p>
          </table:table-cell>
          <table:table-cell office:value-type="string" calcext:value-type="string">
            <text:p>01 2222</text:p>
          </table:table-cell>
          <table:table-cell table:style-name="ce8" table:formula="of:=IF([.A226]=&quot;&quot;;&quot;&quot;;CONCATENATE(&quot; &quot;;[.E226];&quot; &quot;))" office:value-type="string" office:string-value=" 01 2222 " calcext:value-type="string">
            <text:p><text:s/>01 2222 </text:p>
          </table:table-cell>
          <table:table-cell table:style-name="ce11" table:formula="of:=IF([.A226]=&quot;&quot;;&quot;&quot;;IF([.D226]=[.F22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3</text:p>
          </table:table-cell>
          <table:table-cell/>
          <table:table-cell table:formula="of:=IF([.A227]=&quot;&quot;;&quot;&quot;;CONCATENATE(&quot; &quot;;[.A227];&quot; &quot;;[.B227];&quot; &quot;))" office:value-type="string" office:string-value=" 01 2223 " calcext:value-type="string">
            <text:p><text:s/>01 2223 </text:p>
          </table:table-cell>
          <table:table-cell office:value-type="string" calcext:value-type="string">
            <text:p>01 2223</text:p>
          </table:table-cell>
          <table:table-cell table:style-name="ce8" table:formula="of:=IF([.A227]=&quot;&quot;;&quot;&quot;;CONCATENATE(&quot; &quot;;[.E227];&quot; &quot;))" office:value-type="string" office:string-value=" 01 2223 " calcext:value-type="string">
            <text:p><text:s/>01 2223 </text:p>
          </table:table-cell>
          <table:table-cell table:style-name="ce11" table:formula="of:=IF([.A227]=&quot;&quot;;&quot;&quot;;IF([.D227]=[.F22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4</text:p>
          </table:table-cell>
          <table:table-cell/>
          <table:table-cell table:formula="of:=IF([.A228]=&quot;&quot;;&quot;&quot;;CONCATENATE(&quot; &quot;;[.A228];&quot; &quot;;[.B228];&quot; &quot;))" office:value-type="string" office:string-value=" 01 2224 " calcext:value-type="string">
            <text:p><text:s/>01 2224 </text:p>
          </table:table-cell>
          <table:table-cell office:value-type="string" calcext:value-type="string">
            <text:p>01 2224</text:p>
          </table:table-cell>
          <table:table-cell table:style-name="ce8" table:formula="of:=IF([.A228]=&quot;&quot;;&quot;&quot;;CONCATENATE(&quot; &quot;;[.E228];&quot; &quot;))" office:value-type="string" office:string-value=" 01 2224 " calcext:value-type="string">
            <text:p><text:s/>01 2224 </text:p>
          </table:table-cell>
          <table:table-cell table:style-name="ce11" table:formula="of:=IF([.A228]=&quot;&quot;;&quot;&quot;;IF([.D228]=[.F22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5</text:p>
          </table:table-cell>
          <table:table-cell/>
          <table:table-cell table:formula="of:=IF([.A229]=&quot;&quot;;&quot;&quot;;CONCATENATE(&quot; &quot;;[.A229];&quot; &quot;;[.B229];&quot; &quot;))" office:value-type="string" office:string-value=" 01 2225 " calcext:value-type="string">
            <text:p><text:s/>01 2225 </text:p>
          </table:table-cell>
          <table:table-cell office:value-type="string" calcext:value-type="string">
            <text:p>01 2225</text:p>
          </table:table-cell>
          <table:table-cell table:style-name="ce8" table:formula="of:=IF([.A229]=&quot;&quot;;&quot;&quot;;CONCATENATE(&quot; &quot;;[.E229];&quot; &quot;))" office:value-type="string" office:string-value=" 01 2225 " calcext:value-type="string">
            <text:p><text:s/>01 2225 </text:p>
          </table:table-cell>
          <table:table-cell table:style-name="ce11" table:formula="of:=IF([.A229]=&quot;&quot;;&quot;&quot;;IF([.D229]=[.F22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6</text:p>
          </table:table-cell>
          <table:table-cell/>
          <table:table-cell table:formula="of:=IF([.A230]=&quot;&quot;;&quot;&quot;;CONCATENATE(&quot; &quot;;[.A230];&quot; &quot;;[.B230];&quot; &quot;))" office:value-type="string" office:string-value=" 01 2226 " calcext:value-type="string">
            <text:p><text:s/>01 2226 </text:p>
          </table:table-cell>
          <table:table-cell office:value-type="string" calcext:value-type="string">
            <text:p>01 2226</text:p>
          </table:table-cell>
          <table:table-cell table:style-name="ce8" table:formula="of:=IF([.A230]=&quot;&quot;;&quot;&quot;;CONCATENATE(&quot; &quot;;[.E230];&quot; &quot;))" office:value-type="string" office:string-value=" 01 2226 " calcext:value-type="string">
            <text:p><text:s/>01 2226 </text:p>
          </table:table-cell>
          <table:table-cell table:style-name="ce11" table:formula="of:=IF([.A230]=&quot;&quot;;&quot;&quot;;IF([.D230]=[.F23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7</text:p>
          </table:table-cell>
          <table:table-cell/>
          <table:table-cell table:formula="of:=IF([.A231]=&quot;&quot;;&quot;&quot;;CONCATENATE(&quot; &quot;;[.A231];&quot; &quot;;[.B231];&quot; &quot;))" office:value-type="string" office:string-value=" 01 2227 " calcext:value-type="string">
            <text:p><text:s/>01 2227 </text:p>
          </table:table-cell>
          <table:table-cell office:value-type="string" calcext:value-type="string">
            <text:p>01 2227</text:p>
          </table:table-cell>
          <table:table-cell table:style-name="ce8" table:formula="of:=IF([.A231]=&quot;&quot;;&quot;&quot;;CONCATENATE(&quot; &quot;;[.E231];&quot; &quot;))" office:value-type="string" office:string-value=" 01 2227 " calcext:value-type="string">
            <text:p><text:s/>01 2227 </text:p>
          </table:table-cell>
          <table:table-cell table:style-name="ce11" table:formula="of:=IF([.A231]=&quot;&quot;;&quot;&quot;;IF([.D231]=[.F23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8</text:p>
          </table:table-cell>
          <table:table-cell/>
          <table:table-cell table:formula="of:=IF([.A232]=&quot;&quot;;&quot;&quot;;CONCATENATE(&quot; &quot;;[.A232];&quot; &quot;;[.B232];&quot; &quot;))" office:value-type="string" office:string-value=" 01 2228 " calcext:value-type="string">
            <text:p><text:s/>01 2228 </text:p>
          </table:table-cell>
          <table:table-cell office:value-type="string" calcext:value-type="string">
            <text:p>01 2228</text:p>
          </table:table-cell>
          <table:table-cell table:style-name="ce8" table:formula="of:=IF([.A232]=&quot;&quot;;&quot;&quot;;CONCATENATE(&quot; &quot;;[.E232];&quot; &quot;))" office:value-type="string" office:string-value=" 01 2228 " calcext:value-type="string">
            <text:p><text:s/>01 2228 </text:p>
          </table:table-cell>
          <table:table-cell table:style-name="ce11" table:formula="of:=IF([.A232]=&quot;&quot;;&quot;&quot;;IF([.D232]=[.F23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29</text:p>
          </table:table-cell>
          <table:table-cell/>
          <table:table-cell table:formula="of:=IF([.A233]=&quot;&quot;;&quot;&quot;;CONCATENATE(&quot; &quot;;[.A233];&quot; &quot;;[.B233];&quot; &quot;))" office:value-type="string" office:string-value=" 01 2229 " calcext:value-type="string">
            <text:p><text:s/>01 2229 </text:p>
          </table:table-cell>
          <table:table-cell office:value-type="string" calcext:value-type="string">
            <text:p>01 2229</text:p>
          </table:table-cell>
          <table:table-cell table:style-name="ce8" table:formula="of:=IF([.A233]=&quot;&quot;;&quot;&quot;;CONCATENATE(&quot; &quot;;[.E233];&quot; &quot;))" office:value-type="string" office:string-value=" 01 2229 " calcext:value-type="string">
            <text:p><text:s/>01 2229 </text:p>
          </table:table-cell>
          <table:table-cell table:style-name="ce11" table:formula="of:=IF([.A233]=&quot;&quot;;&quot;&quot;;IF([.D233]=[.F23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0</text:p>
          </table:table-cell>
          <table:table-cell/>
          <table:table-cell table:formula="of:=IF([.A234]=&quot;&quot;;&quot;&quot;;CONCATENATE(&quot; &quot;;[.A234];&quot; &quot;;[.B234];&quot; &quot;))" office:value-type="string" office:string-value=" 01 2230 " calcext:value-type="string">
            <text:p><text:s/>01 2230 </text:p>
          </table:table-cell>
          <table:table-cell office:value-type="string" calcext:value-type="string">
            <text:p>01 2230</text:p>
          </table:table-cell>
          <table:table-cell table:style-name="ce8" table:formula="of:=IF([.A234]=&quot;&quot;;&quot;&quot;;CONCATENATE(&quot; &quot;;[.E234];&quot; &quot;))" office:value-type="string" office:string-value=" 01 2230 " calcext:value-type="string">
            <text:p><text:s/>01 2230 </text:p>
          </table:table-cell>
          <table:table-cell table:style-name="ce11" table:formula="of:=IF([.A234]=&quot;&quot;;&quot;&quot;;IF([.D234]=[.F23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1</text:p>
          </table:table-cell>
          <table:table-cell/>
          <table:table-cell table:formula="of:=IF([.A235]=&quot;&quot;;&quot;&quot;;CONCATENATE(&quot; &quot;;[.A235];&quot; &quot;;[.B235];&quot; &quot;))" office:value-type="string" office:string-value=" 01 2231 " calcext:value-type="string">
            <text:p><text:s/>01 2231 </text:p>
          </table:table-cell>
          <table:table-cell office:value-type="string" calcext:value-type="string">
            <text:p>01 2231</text:p>
          </table:table-cell>
          <table:table-cell table:style-name="ce8" table:formula="of:=IF([.A235]=&quot;&quot;;&quot;&quot;;CONCATENATE(&quot; &quot;;[.E235];&quot; &quot;))" office:value-type="string" office:string-value=" 01 2231 " calcext:value-type="string">
            <text:p><text:s/>01 2231 </text:p>
          </table:table-cell>
          <table:table-cell table:style-name="ce11" table:formula="of:=IF([.A235]=&quot;&quot;;&quot;&quot;;IF([.D235]=[.F23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2</text:p>
          </table:table-cell>
          <table:table-cell/>
          <table:table-cell table:formula="of:=IF([.A236]=&quot;&quot;;&quot;&quot;;CONCATENATE(&quot; &quot;;[.A236];&quot; &quot;;[.B236];&quot; &quot;))" office:value-type="string" office:string-value=" 01 2232 " calcext:value-type="string">
            <text:p><text:s/>01 2232 </text:p>
          </table:table-cell>
          <table:table-cell office:value-type="string" calcext:value-type="string">
            <text:p>01 2232</text:p>
          </table:table-cell>
          <table:table-cell table:style-name="ce8" table:formula="of:=IF([.A236]=&quot;&quot;;&quot;&quot;;CONCATENATE(&quot; &quot;;[.E236];&quot; &quot;))" office:value-type="string" office:string-value=" 01 2232 " calcext:value-type="string">
            <text:p><text:s/>01 2232 </text:p>
          </table:table-cell>
          <table:table-cell table:style-name="ce11" table:formula="of:=IF([.A236]=&quot;&quot;;&quot;&quot;;IF([.D236]=[.F236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3</text:p>
          </table:table-cell>
          <table:table-cell/>
          <table:table-cell table:formula="of:=IF([.A237]=&quot;&quot;;&quot;&quot;;CONCATENATE(&quot; &quot;;[.A237];&quot; &quot;;[.B237];&quot; &quot;))" office:value-type="string" office:string-value=" 01 2233 " calcext:value-type="string">
            <text:p><text:s/>01 2233 </text:p>
          </table:table-cell>
          <table:table-cell office:value-type="string" calcext:value-type="string">
            <text:p>01 2233</text:p>
          </table:table-cell>
          <table:table-cell table:style-name="ce8" table:formula="of:=IF([.A237]=&quot;&quot;;&quot;&quot;;CONCATENATE(&quot; &quot;;[.E237];&quot; &quot;))" office:value-type="string" office:string-value=" 01 2233 " calcext:value-type="string">
            <text:p><text:s/>01 2233 </text:p>
          </table:table-cell>
          <table:table-cell table:style-name="ce11" table:formula="of:=IF([.A237]=&quot;&quot;;&quot;&quot;;IF([.D237]=[.F237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4</text:p>
          </table:table-cell>
          <table:table-cell/>
          <table:table-cell table:formula="of:=IF([.A238]=&quot;&quot;;&quot;&quot;;CONCATENATE(&quot; &quot;;[.A238];&quot; &quot;;[.B238];&quot; &quot;))" office:value-type="string" office:string-value=" 01 2234 " calcext:value-type="string">
            <text:p><text:s/>01 2234 </text:p>
          </table:table-cell>
          <table:table-cell office:value-type="string" calcext:value-type="string">
            <text:p>01 2234</text:p>
          </table:table-cell>
          <table:table-cell table:style-name="ce8" table:formula="of:=IF([.A238]=&quot;&quot;;&quot;&quot;;CONCATENATE(&quot; &quot;;[.E238];&quot; &quot;))" office:value-type="string" office:string-value=" 01 2234 " calcext:value-type="string">
            <text:p><text:s/>01 2234 </text:p>
          </table:table-cell>
          <table:table-cell table:style-name="ce11" table:formula="of:=IF([.A238]=&quot;&quot;;&quot;&quot;;IF([.D238]=[.F238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5</text:p>
          </table:table-cell>
          <table:table-cell/>
          <table:table-cell table:formula="of:=IF([.A239]=&quot;&quot;;&quot;&quot;;CONCATENATE(&quot; &quot;;[.A239];&quot; &quot;;[.B239];&quot; &quot;))" office:value-type="string" office:string-value=" 01 2235 " calcext:value-type="string">
            <text:p><text:s/>01 2235 </text:p>
          </table:table-cell>
          <table:table-cell office:value-type="string" calcext:value-type="string">
            <text:p>01 2235</text:p>
          </table:table-cell>
          <table:table-cell table:style-name="ce8" table:formula="of:=IF([.A239]=&quot;&quot;;&quot;&quot;;CONCATENATE(&quot; &quot;;[.E239];&quot; &quot;))" office:value-type="string" office:string-value=" 01 2235 " calcext:value-type="string">
            <text:p><text:s/>01 2235 </text:p>
          </table:table-cell>
          <table:table-cell table:style-name="ce11" table:formula="of:=IF([.A239]=&quot;&quot;;&quot;&quot;;IF([.D239]=[.F239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6</text:p>
          </table:table-cell>
          <table:table-cell/>
          <table:table-cell table:formula="of:=IF([.A240]=&quot;&quot;;&quot;&quot;;CONCATENATE(&quot; &quot;;[.A240];&quot; &quot;;[.B240];&quot; &quot;))" office:value-type="string" office:string-value=" 01 2236 " calcext:value-type="string">
            <text:p><text:s/>01 2236 </text:p>
          </table:table-cell>
          <table:table-cell office:value-type="string" calcext:value-type="string">
            <text:p>01 2236</text:p>
          </table:table-cell>
          <table:table-cell table:style-name="ce8" table:formula="of:=IF([.A240]=&quot;&quot;;&quot;&quot;;CONCATENATE(&quot; &quot;;[.E240];&quot; &quot;))" office:value-type="string" office:string-value=" 01 2236 " calcext:value-type="string">
            <text:p><text:s/>01 2236 </text:p>
          </table:table-cell>
          <table:table-cell table:style-name="ce11" table:formula="of:=IF([.A240]=&quot;&quot;;&quot;&quot;;IF([.D240]=[.F240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7</text:p>
          </table:table-cell>
          <table:table-cell/>
          <table:table-cell table:formula="of:=IF([.A241]=&quot;&quot;;&quot;&quot;;CONCATENATE(&quot; &quot;;[.A241];&quot; &quot;;[.B241];&quot; &quot;))" office:value-type="string" office:string-value=" 01 2237 " calcext:value-type="string">
            <text:p><text:s/>01 2237 </text:p>
          </table:table-cell>
          <table:table-cell office:value-type="string" calcext:value-type="string">
            <text:p>01 2237</text:p>
          </table:table-cell>
          <table:table-cell table:style-name="ce8" table:formula="of:=IF([.A241]=&quot;&quot;;&quot;&quot;;CONCATENATE(&quot; &quot;;[.E241];&quot; &quot;))" office:value-type="string" office:string-value=" 01 2237 " calcext:value-type="string">
            <text:p><text:s/>01 2237 </text:p>
          </table:table-cell>
          <table:table-cell table:style-name="ce11" table:formula="of:=IF([.A241]=&quot;&quot;;&quot;&quot;;IF([.D241]=[.F241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8</text:p>
          </table:table-cell>
          <table:table-cell/>
          <table:table-cell table:formula="of:=IF([.A242]=&quot;&quot;;&quot;&quot;;CONCATENATE(&quot; &quot;;[.A242];&quot; &quot;;[.B242];&quot; &quot;))" office:value-type="string" office:string-value=" 01 2238 " calcext:value-type="string">
            <text:p><text:s/>01 2238 </text:p>
          </table:table-cell>
          <table:table-cell office:value-type="string" calcext:value-type="string">
            <text:p>01 2238</text:p>
          </table:table-cell>
          <table:table-cell table:style-name="ce8" table:formula="of:=IF([.A242]=&quot;&quot;;&quot;&quot;;CONCATENATE(&quot; &quot;;[.E242];&quot; &quot;))" office:value-type="string" office:string-value=" 01 2238 " calcext:value-type="string">
            <text:p><text:s/>01 2238 </text:p>
          </table:table-cell>
          <table:table-cell table:style-name="ce11" table:formula="of:=IF([.A242]=&quot;&quot;;&quot;&quot;;IF([.D242]=[.F242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39</text:p>
          </table:table-cell>
          <table:table-cell/>
          <table:table-cell table:formula="of:=IF([.A243]=&quot;&quot;;&quot;&quot;;CONCATENATE(&quot; &quot;;[.A243];&quot; &quot;;[.B243];&quot; &quot;))" office:value-type="string" office:string-value=" 01 2239 " calcext:value-type="string">
            <text:p><text:s/>01 2239 </text:p>
          </table:table-cell>
          <table:table-cell office:value-type="string" calcext:value-type="string">
            <text:p>01 2239</text:p>
          </table:table-cell>
          <table:table-cell table:style-name="ce8" table:formula="of:=IF([.A243]=&quot;&quot;;&quot;&quot;;CONCATENATE(&quot; &quot;;[.E243];&quot; &quot;))" office:value-type="string" office:string-value=" 01 2239 " calcext:value-type="string">
            <text:p><text:s/>01 2239 </text:p>
          </table:table-cell>
          <table:table-cell table:style-name="ce11" table:formula="of:=IF([.A243]=&quot;&quot;;&quot;&quot;;IF([.D243]=[.F243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40</text:p>
          </table:table-cell>
          <table:table-cell/>
          <table:table-cell table:formula="of:=IF([.A244]=&quot;&quot;;&quot;&quot;;CONCATENATE(&quot; &quot;;[.A244];&quot; &quot;;[.B244];&quot; &quot;))" office:value-type="string" office:string-value=" 01 2240 " calcext:value-type="string">
            <text:p><text:s/>01 2240 </text:p>
          </table:table-cell>
          <table:table-cell office:value-type="string" calcext:value-type="string">
            <text:p>01 2240</text:p>
          </table:table-cell>
          <table:table-cell table:style-name="ce8" table:formula="of:=IF([.A244]=&quot;&quot;;&quot;&quot;;CONCATENATE(&quot; &quot;;[.E244];&quot; &quot;))" office:value-type="string" office:string-value=" 01 2240 " calcext:value-type="string">
            <text:p><text:s/>01 2240 </text:p>
          </table:table-cell>
          <table:table-cell table:style-name="ce11" table:formula="of:=IF([.A244]=&quot;&quot;;&quot;&quot;;IF([.D244]=[.F244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01</text:p>
          </table:table-cell>
          <table:table-cell office:value-type="string" calcext:value-type="string">
            <text:p>2241</text:p>
          </table:table-cell>
          <table:table-cell/>
          <table:table-cell table:formula="of:=IF([.A245]=&quot;&quot;;&quot;&quot;;CONCATENATE(&quot; &quot;;[.A245];&quot; &quot;;[.B245];&quot; &quot;))" office:value-type="string" office:string-value=" 01 2241 " calcext:value-type="string">
            <text:p><text:s/>01 2241 </text:p>
          </table:table-cell>
          <table:table-cell office:value-type="string" calcext:value-type="string">
            <text:p>01 2241</text:p>
          </table:table-cell>
          <table:table-cell table:style-name="ce8" table:formula="of:=IF([.A245]=&quot;&quot;;&quot;&quot;;CONCATENATE(&quot; &quot;;[.E245];&quot; &quot;))" office:value-type="string" office:string-value=" 01 2241 " calcext:value-type="string">
            <text:p><text:s/>01 2241 </text:p>
          </table:table-cell>
          <table:table-cell table:style-name="ce11" table:formula="of:=IF([.A245]=&quot;&quot;;&quot;&quot;;IF([.D245]=[.F245];&quot;OK&quot;;&quot;NOK&quot;))" office:value-type="string" office:string-value="OK" calcext:value-type="string">
            <text:p>OK</text:p>
          </table:table-cell>
          <table:table-cell table:number-columns-repeated="1017"/>
        </table:table-row>
        <table:table-row table:style-name="ro2" table:number-rows-repeated="1048089">
          <table:table-cell table:number-columns-repeated="1024"/>
        </table:table-row>
        <table:table-row table:style-name="ro2" table:number-rows-repeated="241">
          <table:table-cell table:number-columns-repeated="6"/>
          <table:table-cell table:style-name="Default"/>
          <table:table-cell table:number-columns-repeated="1017"/>
        </table:table-row>
        <table:table-row table:style-name="ro2">
          <table:table-cell table:number-columns-repeated="6"/>
          <table:table-cell table:style-name="Default"/>
          <table:table-cell table:number-columns-repeated="1017"/>
        </table:table-row>
        <calcext:conditional-formats>
          <calcext:conditional-format calcext:target-range-address="Tabelle1.G7:Tabelle1.G1048334 Tabelle1.G1:Tabelle1.G4">
            <calcext:condition calcext:apply-style-name="NOK" calcext:value="=nok" calcext:base-cell-address="Tabelle1.G1"/>
          </calcext:conditional-format>
          <calcext:conditional-format calcext:target-range-address="Tabelle1.G5:Tabelle1.G245">
            <calcext:condition calcext:apply-style-name="NOK" calcext:value="=nok" calcext:base-cell-address="Tabelle1.G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0" number:min-integer-digits="3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K" style:family="table-cell" style:parent-style-name="Default">
      <style:text-properties fo:font-weight="normal"/>
    </style:style>
    <style:style style:name="NOK" style:family="table-cell" style:parent-style-name="Default">
      <style:text-properties fo:color="#ff3333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8">00.00.0000</text:date>, <text:time style:data-style-name="N2" text:time-value="18:37:53.00533754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Böttger</meta:initial-creator>
    <meta:creation-date>2014-07-05T18:56:00.858954494</meta:creation-date>
    <dc:date>2014-07-08T18:39:14.511698006</dc:date>
    <dc:creator>Andreas Böttger</dc:creator>
    <meta:editing-duration>PT8H5M4S</meta:editing-duration>
    <meta:editing-cycles>17</meta:editing-cycles>
    <meta:generator>LibreOffice/4.2.4.2$Linux_X86_64 LibreOffice_project/420m0$Build-2</meta:generator>
    <meta:document-statistic meta:table-count="1" meta:cell-count="1451" meta:object-count="0"/>
  </office:meta>
</office:document-meta>
</file>